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solid" svg:stroke-width="0.0201in" draw:marker-start-width="0.1398in" draw:marker-end-width="0.13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189in" svg:y="3.8244in">
            <draw:object draw:notify-on-update-of-ranges="Sheet1.A2:Sheet1.A22 Sheet1.B2:Sheet1.B22 Sheet1.A2:Sheet1.A22 Sheet1.C2:Sheet1.C22 Sheet1.A2:Sheet1.A22 Sheet1.D2:Sheet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3799in" svg:y="0.1362in">
            <draw:object draw:notify-on-update-of-ranges="Sheet1.A2:Sheet1.A22 Sheet1.B2:Sheet1.B22 Sheet1.A2:Sheet1.A22 Sheet1.C2:Sheet1.C22 Sheet1.A2:Sheet1.A22 Sheet1.D2:Sheet1.D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122in" svg:y="7.5823in">
            <draw:object draw:notify-on-update-of-ranges="Sheet1.A2:Sheet1.A22 Sheet1.B2:Sheet1.B22 Sheet1.A2:Sheet1.A22 Sheet1.C2:Sheet1.C22 Sheet1.A2:Sheet1.A22 Sheet1.D2:Sheet1.D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9378in" svg:y="0.1366in">
            <draw:object draw:notify-on-update-of-ranges="Sheet1.A2:Sheet1.A22 Sheet1.B2:Sheet1.B22 Sheet1.A2:Sheet1.A22 Sheet1.C2:Sheet1.C22 Sheet1.A2:Sheet1.A22 Sheet1.D2:Sheet1.D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0.9492in" svg:y="3.8382in">
            <draw:object draw:notify-on-update-of-ranges="Sheet1.A2:Sheet1.A22 Sheet1.B2:Sheet1.B22 Sheet1.A2:Sheet1.A22 Sheet1.C2:Sheet1.C22 Sheet1.A2:Sheet1.A22 Sheet1.D2:Sheet1.D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0.9598in" svg:y="7.6031in">
            <draw:object draw:notify-on-update-of-ranges="Sheet1.A2:Sheet1.A22 Sheet1.B2:Sheet1.B22 Sheet1.A2:Sheet1.A22 Sheet1.C2:Sheet1.C22 Sheet1.A2:Sheet1.A22 Sheet1.D2:Sheet1.D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4.3543in" svg:y="11.5846in">
            <draw:object draw:notify-on-update-of-ranges="Sheet1.A67:Sheet1.A85 Sheet1.B67:Sheet1.B85 Sheet1.A67:Sheet1.A85 Sheet1.C67:Sheet1.C85 Sheet1.A67:Sheet1.A85 Sheet1.D67:Sheet1.D8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4.3689in" svg:y="15.2791in">
            <draw:object draw:notify-on-update-of-ranges="Sheet1.A67:Sheet1.A85 Sheet1.B67:Sheet1.B85 Sheet1.A67:Sheet1.A85 Sheet1.C67:Sheet1.C85 Sheet1.A67:Sheet1.A85 Sheet1.D67:Sheet1.D8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4.3689in" svg:y="18.9811in">
            <draw:object draw:notify-on-update-of-ranges="Sheet1.A67:Sheet1.A85 Sheet1.B67:Sheet1.B85 Sheet1.A67:Sheet1.A85 Sheet1.C67:Sheet1.C85 Sheet1.A67:Sheet1.A85 Sheet1.D67:Sheet1.D8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11.1224in" svg:y="11.5559in">
            <draw:object draw:notify-on-update-of-ranges="Sheet1.A67:Sheet1.A85 Sheet1.B67:Sheet1.B85 Sheet1.A67:Sheet1.A85 Sheet1.C67:Sheet1.C85 Sheet1.A67:Sheet1.A85 Sheet1.D67:Sheet1.D8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11.1114in" svg:y="15.3in">
            <draw:object draw:notify-on-update-of-ranges="Sheet1.A67:Sheet1.A85 Sheet1.B67:Sheet1.B85 Sheet1.A67:Sheet1.A85 Sheet1.C67:Sheet1.C85 Sheet1.A67:Sheet1.A85 Sheet1.D67:Sheet1.D8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11.0902in" svg:y="18.9598in">
            <draw:object draw:notify-on-update-of-ranges="Sheet1.A67:Sheet1.A85 Sheet1.B67:Sheet1.B85 Sheet1.A67:Sheet1.A85 Sheet1.C67:Sheet1.C85 Sheet1.A67:Sheet1.A85 Sheet1.D67:Sheet1.D8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6.2988in" svg:height="3.5429in" svg:x="4.3539in" svg:y="22.711in">
            <draw:object draw:notify-on-update-of-ranges="Sheet1.A130:Sheet1.A137 Sheet1.B130:Sheet1.B137 Sheet1.A130:Sheet1.A137 Sheet1.C130:Sheet1.C137 Sheet1.A130:Sheet1.A137 Sheet1.D130:Sheet1.D13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6.2988in" svg:height="3.5429in" svg:x="4.3689in" svg:y="26.448in">
            <draw:object draw:notify-on-update-of-ranges="Sheet1.A130:Sheet1.A137 Sheet1.B130:Sheet1.B137 Sheet1.A130:Sheet1.A137 Sheet1.C130:Sheet1.C137 Sheet1.A130:Sheet1.A137 Sheet1.D130:Sheet1.D13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6.2988in" svg:height="3.5429in" svg:x="4.3693in" svg:y="30.2232in">
            <draw:object draw:notify-on-update-of-ranges="Sheet1.A130:Sheet1.A137 Sheet1.B130:Sheet1.B137 Sheet1.A130:Sheet1.A137 Sheet1.C130:Sheet1.C137 Sheet1.A130:Sheet1.A137 Sheet1.D130:Sheet1.D13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6.2988in" svg:height="3.5429in" svg:x="11.0681in" svg:y="22.7039in">
            <draw:object draw:notify-on-update-of-ranges="Sheet1.A130:Sheet1.A137 Sheet1.B130:Sheet1.B137 Sheet1.A130:Sheet1.A137 Sheet1.C130:Sheet1.C137 Sheet1.A130:Sheet1.A137 Sheet1.D130:Sheet1.D137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6.2988in" svg:height="3.5429in" svg:x="11.0575in" svg:y="26.437in">
            <draw:object draw:notify-on-update-of-ranges="Sheet1.A130:Sheet1.A137 Sheet1.B130:Sheet1.B137 Sheet1.A130:Sheet1.A137 Sheet1.C130:Sheet1.C137 Sheet1.A130:Sheet1.A137 Sheet1.D130:Sheet1.D13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6.2988in" svg:height="3.5429in" svg:x="11.0902in" svg:y="30.1598in">
            <draw:object draw:notify-on-update-of-ranges="Sheet1.A130:Sheet1.A137 Sheet1.B130:Sheet1.B137 Sheet1.A130:Sheet1.A137 Sheet1.C130:Sheet1.C137 Sheet1.A130:Sheet1.A137 Sheet1.D130:Sheet1.D137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6.2988in" svg:height="3.5429in" svg:x="4.3543in" svg:y="34.1094in">
            <draw:object draw:notify-on-update-of-ranges="Sheet1.A193:Sheet1.A216 Sheet1.B193:Sheet1.B216 Sheet1.C193:Sheet1.C216 Sheet1.D193:Sheet1.D21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6.2988in" svg:height="3.5429in" svg:x="4.3476in" svg:y="37.826in">
            <draw:object draw:notify-on-update-of-ranges="Sheet1.A193:Sheet1.A216 Sheet1.B193:Sheet1.B216 Sheet1.C193:Sheet1.C216 Sheet1.D193:Sheet1.D21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6.2988in" svg:height="3.5429in" svg:x="4.3693in" svg:y="41.5799in">
            <draw:object draw:notify-on-update-of-ranges="Sheet1.A193:Sheet1.A216 Sheet1.B193:Sheet1.B216 Sheet1.C193:Sheet1.C216 Sheet1.D193:Sheet1.D216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1" draw:text-style-name="P1" svg:width="6.2988in" svg:height="3.5429in" svg:x="11.1008in" svg:y="34.0925in">
            <draw:object draw:notify-on-update-of-ranges="Sheet1.A193:Sheet1.A216 Sheet1.B193:Sheet1.B216 Sheet1.C193:Sheet1.C216 Sheet1.D193:Sheet1.D21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1" draw:text-style-name="P1" svg:width="6.2988in" svg:height="3.5429in" svg:x="11.0791in" svg:y="37.8571in">
            <draw:object draw:notify-on-update-of-ranges="Sheet1.A193:Sheet1.A216 Sheet1.B193:Sheet1.B216 Sheet1.C193:Sheet1.C216 Sheet1.D193:Sheet1.D216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1" draw:text-style-name="P1" svg:width="6.2988in" svg:height="3.5429in" svg:x="11.0358in" svg:y="41.622in">
            <draw:object draw:notify-on-update-of-ranges="Sheet1.A193:Sheet1.A216 Sheet1.B193:Sheet1.B216 Sheet1.C193:Sheet1.C216 Sheet1.D193:Sheet1.D216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4" draw:style-name="gr1" draw:text-style-name="P1" svg:width="6.2988in" svg:height="3.5429in" svg:x="11.0268in" svg:y="45.5646in">
            <draw:object draw:notify-on-update-of-ranges="Sheet1.A258:Sheet1.A281 Sheet1.B258:Sheet1.B281 Sheet1.C258:Sheet1.C281 Sheet1.D258:Sheet1.D28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5" draw:style-name="gr1" draw:text-style-name="P1" svg:width="6.2988in" svg:height="3.5429in" svg:x="11.0311in" svg:y="49.3634in">
            <draw:object draw:notify-on-update-of-ranges="Sheet1.A258:Sheet1.A281 Sheet1.B258:Sheet1.B281 Sheet1.C258:Sheet1.C281 Sheet1.D258:Sheet1.D281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1" draw:text-style-name="P1" svg:width="6.2988in" svg:height="3.5429in" svg:x="11.0606in" svg:y="53.1114in">
            <draw:object draw:notify-on-update-of-ranges="Sheet1.A258:Sheet1.A281 Sheet1.B258:Sheet1.B281 Sheet1.C258:Sheet1.C281 Sheet1.D258:Sheet1.D281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libreoffice x y</text:p>
          </table:table-cell>
          <table:table-cell/>
          <table:table-cell table:style-name="ce2" table:number-columns-repeated="2"/>
        </table:table-row>
        <table:table-row table:style-name="ro1">
          <table:table-cell table:formula="of:=ROW()" office:value-type="float" office:value="2" calcext:value-type="float">
            <text:p>2</text:p>
          </table:table-cell>
          <table:table-cell table:formula="of:=[.$A2]*SIN([.$A2]/3)" office:value-type="float" office:value="1.23673960613947" calcext:value-type="float">
            <text:p>1.2367396061</text:p>
          </table:table-cell>
          <table:table-cell table:style-name="ce2" table:formula="of:=[.$A2]*SIN([.$A2]/4)" office:value-type="float" office:value="0.958851077208406" calcext:value-type="float">
            <text:p>0.9588510772</text:p>
          </table:table-cell>
          <table:table-cell table:style-name="ce2" table:formula="of:=[.$A2]*SIN([.$A2]/5)" office:value-type="float" office:value="0.778836684617301" calcext:value-type="float">
            <text:p>0.7788366846</text:p>
          </table:table-cell>
        </table:table-row>
        <table:table-row table:style-name="ro1">
          <table:table-cell table:formula="of:=ROW()" office:value-type="float" office:value="3" calcext:value-type="float">
            <text:p>3</text:p>
          </table:table-cell>
          <table:table-cell table:formula="of:=[.$A3]*SIN([.$A3]/3)" office:value-type="float" office:value="2.52441295442369" calcext:value-type="float">
            <text:p>2.5244129544</text:p>
          </table:table-cell>
          <table:table-cell table:style-name="ce2" table:formula="of:=[.$A3]*SIN([.$A3]/4)" office:value-type="float" office:value="2.04491628007" calcext:value-type="float">
            <text:p>2.0449162801</text:p>
          </table:table-cell>
          <table:table-cell table:style-name="ce2" table:formula="of:=[.$A3]*SIN([.$A3]/5)" office:value-type="float" office:value="1.69392742018511" calcext:value-type="float">
            <text:p>1.6939274202</text:p>
          </table:table-cell>
        </table:table-row>
        <table:table-row table:style-name="ro1">
          <table:table-cell table:formula="of:=ROW()" office:value-type="float" office:value="4" calcext:value-type="float">
            <text:p>4</text:p>
          </table:table-cell>
          <table:table-cell table:formula="of:=[.$A4]*SIN([.$A4]/3)" office:value-type="float" office:value="3.88775160545325" calcext:value-type="float">
            <text:p>3.8877516055</text:p>
          </table:table-cell>
          <table:table-cell table:style-name="ce2" table:formula="of:=[.$A4]*SIN([.$A4]/4)" office:value-type="float" office:value="3.36588393923159" calcext:value-type="float">
            <text:p>3.3658839392</text:p>
          </table:table-cell>
          <table:table-cell table:style-name="ce2" table:formula="of:=[.$A4]*SIN([.$A4]/5)" office:value-type="float" office:value="2.86942436359809" calcext:value-type="float">
            <text:p>2.8694243636</text:p>
          </table:table-cell>
        </table:table-row>
        <table:table-row table:style-name="ro1">
          <table:table-cell table:formula="of:=ROW()" office:value-type="float" office:value="5" calcext:value-type="float">
            <text:p>5</text:p>
          </table:table-cell>
          <table:table-cell table:formula="of:=[.$A5]*SIN([.$A5]/3)" office:value-type="float" office:value="4.97703978875883" calcext:value-type="float">
            <text:p>4.9770397888</text:p>
          </table:table-cell>
          <table:table-cell table:style-name="ce2" table:formula="of:=[.$A5]*SIN([.$A5]/4)" office:value-type="float" office:value="4.74492309677793" calcext:value-type="float">
            <text:p>4.7449230968</text:p>
          </table:table-cell>
          <table:table-cell table:style-name="ce2" table:formula="of:=[.$A5]*SIN([.$A5]/5)" office:value-type="float" office:value="4.20735492403948" calcext:value-type="float">
            <text:p>4.207354924</text:p>
          </table:table-cell>
        </table:table-row>
        <table:table-row table:style-name="ro1">
          <table:table-cell table:formula="of:=ROW()" office:value-type="float" office:value="6" calcext:value-type="float">
            <text:p>6</text:p>
          </table:table-cell>
          <table:table-cell table:formula="of:=[.$A6]*SIN([.$A6]/3)" office:value-type="float" office:value="5.45578456095409" calcext:value-type="float">
            <text:p>5.455784561</text:p>
          </table:table-cell>
          <table:table-cell table:style-name="ce2" table:formula="of:=[.$A6]*SIN([.$A6]/4)" office:value-type="float" office:value="5.98496991962433" calcext:value-type="float">
            <text:p>5.9849699196</text:p>
          </table:table-cell>
          <table:table-cell table:style-name="ce2" table:formula="of:=[.$A6]*SIN([.$A6]/5)" office:value-type="float" office:value="5.59223451580336" calcext:value-type="float">
            <text:p>5.5922345158</text:p>
          </table:table-cell>
        </table:table-row>
        <table:table-row table:style-name="ro1">
          <table:table-cell table:formula="of:=ROW()" office:value-type="float" office:value="7" calcext:value-type="float">
            <text:p>7</text:p>
          </table:table-cell>
          <table:table-cell table:formula="of:=[.$A7]*SIN([.$A7]/3)" office:value-type="float" office:value="5.06160117216827" calcext:value-type="float">
            <text:p>5.0616011722</text:p>
          </table:table-cell>
          <table:table-cell table:style-name="ce2" table:formula="of:=[.$A7]*SIN([.$A7]/4)" office:value-type="float" office:value="6.88790162811756" calcext:value-type="float">
            <text:p>6.8879016281</text:p>
          </table:table-cell>
          <table:table-cell table:style-name="ce2" table:formula="of:=[.$A7]*SIN([.$A7]/5)" office:value-type="float" office:value="6.89814810991922" calcext:value-type="float">
            <text:p>6.8981481099</text:p>
          </table:table-cell>
        </table:table-row>
        <table:table-row table:style-name="ro1">
          <table:table-cell table:formula="of:=ROW()" office:value-type="float" office:value="8" calcext:value-type="float">
            <text:p>8</text:p>
          </table:table-cell>
          <table:table-cell table:formula="of:=[.$A8]*SIN([.$A8]/3)" office:value-type="float" office:value="3.6581810130865" calcext:value-type="float">
            <text:p>3.6581810131</text:p>
          </table:table-cell>
          <table:table-cell table:style-name="ce2" table:formula="of:=[.$A8]*SIN([.$A8]/4)" office:value-type="float" office:value="7.27437941460545" calcext:value-type="float">
            <text:p>7.2743794146</text:p>
          </table:table-cell>
          <table:table-cell table:style-name="ce2" table:formula="of:=[.$A8]*SIN([.$A8]/5)" office:value-type="float" office:value="7.99658882433204" calcext:value-type="float">
            <text:p>7.9965888243</text:p>
          </table:table-cell>
        </table:table-row>
        <table:table-row table:style-name="ro1">
          <table:table-cell table:formula="of:=ROW()" office:value-type="float" office:value="9" calcext:value-type="float">
            <text:p>9</text:p>
          </table:table-cell>
          <table:table-cell table:formula="of:=[.$A9]*SIN([.$A9]/3)" office:value-type="float" office:value="1.2700800725388" calcext:value-type="float">
            <text:p>1.2700800725</text:p>
          </table:table-cell>
          <table:table-cell table:style-name="ce2" table:formula="of:=[.$A9]*SIN([.$A9]/4)" office:value-type="float" office:value="7.00265877199129" calcext:value-type="float">
            <text:p>7.002658772</text:p>
          </table:table-cell>
          <table:table-cell table:style-name="ce2" table:formula="of:=[.$A9]*SIN([.$A9]/5)" office:value-type="float" office:value="8.76462867790376" calcext:value-type="float">
            <text:p>8.7646286779</text:p>
          </table:table-cell>
        </table:table-row>
        <table:table-row table:style-name="ro1">
          <table:table-cell table:formula="of:=ROW()" office:value-type="float" office:value="10" calcext:value-type="float">
            <text:p>10</text:p>
          </table:table-cell>
          <table:table-cell table:formula="of:=[.$A10]*SIN([.$A10]/3)" office:value-type="float" office:value="-1.90567962875485" calcext:value-type="float">
            <text:p>-1.9056796288</text:p>
          </table:table-cell>
          <table:table-cell table:style-name="ce2" table:formula="of:=[.$A10]*SIN([.$A10]/4)" office:value-type="float" office:value="5.98472144103957" calcext:value-type="float">
            <text:p>5.984721441</text:p>
          </table:table-cell>
          <table:table-cell table:style-name="ce2" table:formula="of:=[.$A10]*SIN([.$A10]/5)" office:value-type="float" office:value="9.09297426825682" calcext:value-type="float">
            <text:p>9.0929742683</text:p>
          </table:table-cell>
        </table:table-row>
        <table:table-row table:style-name="ro1">
          <table:table-cell table:formula="of:=ROW()" office:value-type="float" office:value="11" calcext:value-type="float">
            <text:p>11</text:p>
          </table:table-cell>
          <table:table-cell table:formula="of:=[.$A11]*SIN([.$A11]/3)" office:value-type="float" office:value="-5.51404753447179" calcext:value-type="float">
            <text:p>-5.5140475345</text:p>
          </table:table-cell>
          <table:table-cell table:style-name="ce2" table:formula="of:=[.$A11]*SIN([.$A11]/4)" office:value-type="float" office:value="4.19827091257565" calcext:value-type="float">
            <text:p>4.1982709126</text:p>
          </table:table-cell>
          <table:table-cell table:style-name="ce2" table:formula="of:=[.$A11]*SIN([.$A11]/5)" office:value-type="float" office:value="8.89346044201549" calcext:value-type="float">
            <text:p>8.893460442</text:p>
          </table:table-cell>
        </table:table-row>
        <table:table-row table:style-name="ro1">
          <table:table-cell table:formula="of:=ROW()" office:value-type="float" office:value="12" calcext:value-type="float">
            <text:p>12</text:p>
          </table:table-cell>
          <table:table-cell table:formula="of:=[.$A12]*SIN([.$A12]/3)" office:value-type="float" office:value="-9.08162994369514" calcext:value-type="float">
            <text:p>-9.0816299437</text:p>
          </table:table-cell>
          <table:table-cell table:style-name="ce2" table:formula="of:=[.$A12]*SIN([.$A12]/4)" office:value-type="float" office:value="1.69344009671841" calcext:value-type="float">
            <text:p>1.6934400967</text:p>
          </table:table-cell>
          <table:table-cell table:style-name="ce2" table:formula="of:=[.$A12]*SIN([.$A12]/5)" office:value-type="float" office:value="8.10555816661381" calcext:value-type="float">
            <text:p>8.1055581666</text:p>
          </table:table-cell>
        </table:table-row>
        <table:table-row table:style-name="ro1">
          <table:table-cell table:formula="of:=ROW()" office:value-type="float" office:value="13" calcext:value-type="float">
            <text:p>13</text:p>
          </table:table-cell>
          <table:table-cell table:formula="of:=[.$A13]*SIN([.$A13]/3)" office:value-type="float" office:value="-12.0771885165199" calcext:value-type="float">
            <text:p>-12.0771885165</text:p>
          </table:table-cell>
          <table:table-cell table:style-name="ce2" table:formula="of:=[.$A13]*SIN([.$A13]/4)" office:value-type="float" office:value="-1.40653674889141" calcext:value-type="float">
            <text:p>-1.4065367489</text:p>
          </table:table-cell>
          <table:table-cell table:style-name="ce2" table:formula="of:=[.$A13]*SIN([.$A13]/5)" office:value-type="float" office:value="6.70151783367903" calcext:value-type="float">
            <text:p>6.7015178337</text:p>
          </table:table-cell>
        </table:table-row>
        <table:table-row table:style-name="ro1">
          <table:table-cell table:formula="of:=ROW()" office:value-type="float" office:value="14" calcext:value-type="float">
            <text:p>14</text:p>
          </table:table-cell>
          <table:table-cell table:formula="of:=[.$A14]*SIN([.$A14]/3)" office:value-type="float" office:value="-13.985368839371" calcext:value-type="float">
            <text:p>-13.9853688394</text:p>
          </table:table-cell>
          <table:table-cell table:style-name="ce2" table:formula="of:=[.$A14]*SIN([.$A14]/4)" office:value-type="float" office:value="-4.91096518765468" calcext:value-type="float">
            <text:p>-4.9109651877</text:p>
          </table:table-cell>
          <table:table-cell table:style-name="ce2" table:formula="of:=[.$A14]*SIN([.$A14]/5)" office:value-type="float" office:value="4.68983410218267" calcext:value-type="float">
            <text:p>4.6898341022</text:p>
          </table:table-cell>
        </table:table-row>
        <table:table-row table:style-name="ro1">
          <table:table-cell table:formula="of:=ROW()" office:value-type="float" office:value="15" calcext:value-type="float">
            <text:p>15</text:p>
          </table:table-cell>
          <table:table-cell table:formula="of:=[.$A15]*SIN([.$A15]/3)" office:value-type="float" office:value="-14.3838641199471" calcext:value-type="float">
            <text:p>-14.3838641199</text:p>
          </table:table-cell>
          <table:table-cell table:style-name="ce2" table:formula="of:=[.$A15]*SIN([.$A15]/4)" office:value-type="float" office:value="-8.57341978113516" calcext:value-type="float">
            <text:p>-8.5734197811</text:p>
          </table:table-cell>
          <table:table-cell table:style-name="ce2" table:formula="of:=[.$A15]*SIN([.$A15]/5)" office:value-type="float" office:value="2.11680012089801" calcext:value-type="float">
            <text:p>2.1168001209</text:p>
          </table:table-cell>
        </table:table-row>
        <table:table-row table:style-name="ro1">
          <table:table-cell table:formula="of:=ROW()" office:value-type="float" office:value="16" calcext:value-type="float">
            <text:p>16</text:p>
          </table:table-cell>
          <table:table-cell table:formula="of:=[.$A16]*SIN([.$A16]/3)" office:value-type="float" office:value="-13.0132702650813" calcext:value-type="float">
            <text:p>-13.0132702651</text:p>
          </table:table-cell>
          <table:table-cell table:style-name="ce2" table:formula="of:=[.$A16]*SIN([.$A16]/4)" office:value-type="float" office:value="-12.1088399249269" calcext:value-type="float">
            <text:p>-12.1088399249</text:p>
          </table:table-cell>
          <table:table-cell table:style-name="ce2" table:formula="of:=[.$A16]*SIN([.$A16]/5)" office:value-type="float" office:value="-0.933986294841281" calcext:value-type="float">
            <text:p>-0.9339862948</text:p>
          </table:table-cell>
        </table:table-row>
        <table:table-row table:style-name="ro1">
          <table:table-cell table:formula="of:=ROW()" office:value-type="float" office:value="17" calcext:value-type="float">
            <text:p>17</text:p>
          </table:table-cell>
          <table:table-cell table:formula="of:=[.$A17]*SIN([.$A17]/3)" office:value-type="float" office:value="-9.82937010965325" calcext:value-type="float">
            <text:p>-9.8293701097</text:p>
          </table:table-cell>
          <table:table-cell table:style-name="ce2" table:formula="of:=[.$A17]*SIN([.$A17]/4)" office:value-type="float" office:value="-15.2148190898859" calcext:value-type="float">
            <text:p>-15.2148190899</text:p>
          </table:table-cell>
          <table:table-cell table:style-name="ce2" table:formula="of:=[.$A17]*SIN([.$A17]/5)" office:value-type="float" office:value="-4.34419873445613" calcext:value-type="float">
            <text:p>-4.3441987345</text:p>
          </table:table-cell>
        </table:table-row>
        <table:table-row table:style-name="ro1">
          <table:table-cell table:formula="of:=ROW()" office:value-type="float" office:value="18" calcext:value-type="float">
            <text:p>18</text:p>
          </table:table-cell>
          <table:table-cell table:formula="of:=[.$A18]*SIN([.$A18]/3)" office:value-type="float" office:value="-5.02947896758067" calcext:value-type="float">
            <text:p>-5.0294789676</text:p>
          </table:table-cell>
          <table:table-cell table:style-name="ce2" table:formula="of:=[.$A18]*SIN([.$A18]/4)" office:value-type="float" office:value="-17.5955421179717" calcext:value-type="float">
            <text:p>-17.595542118</text:p>
          </table:table-cell>
          <table:table-cell table:style-name="ce2" table:formula="of:=[.$A18]*SIN([.$A18]/5)" office:value-type="float" office:value="-7.96536797930734" calcext:value-type="float">
            <text:p>-7.9653679793</text:p>
          </table:table-cell>
        </table:table-row>
        <table:table-row table:style-name="ro1">
          <table:table-cell table:formula="of:=ROW()" office:value-type="float" office:value="19" calcext:value-type="float">
            <text:p>19</text:p>
          </table:table-cell>
          <table:table-cell table:formula="of:=[.$A19]*SIN([.$A19]/3)" office:value-type="float" office:value="0.952413187761282" calcext:value-type="float">
            <text:p>0.9524131878</text:p>
          </table:table-cell>
          <table:table-cell table:style-name="ce2" table:formula="of:=[.$A19]*SIN([.$A19]/4)" office:value-type="float" office:value="-18.9865629905322" calcext:value-type="float">
            <text:p>-18.9865629905</text:p>
          </table:table-cell>
          <table:table-cell table:style-name="ce2" table:formula="of:=[.$A19]*SIN([.$A19]/5)" office:value-type="float" office:value="-11.6252999279117" calcext:value-type="float">
            <text:p>-11.6252999279</text:p>
          </table:table-cell>
        </table:table-row>
        <table:table-row table:style-name="ro1">
          <table:table-cell table:formula="of:=ROW()" office:value-type="float" office:value="20" calcext:value-type="float">
            <text:p>20</text:p>
          </table:table-cell>
          <table:table-cell table:formula="of:=[.$A20]*SIN([.$A20]/3)" office:value-type="float" office:value="7.4830246114244" calcext:value-type="float">
            <text:p>7.4830246114</text:p>
          </table:table-cell>
          <table:table-cell table:style-name="ce2" table:formula="of:=[.$A20]*SIN([.$A20]/4)" office:value-type="float" office:value="-19.1784854932628" calcext:value-type="float">
            <text:p>-19.1784854933</text:p>
          </table:table-cell>
          <table:table-cell table:style-name="ce2" table:formula="of:=[.$A20]*SIN([.$A20]/5)" office:value-type="float" office:value="-15.1360499061586" calcext:value-type="float">
            <text:p>-15.1360499062</text:p>
          </table:table-cell>
        </table:table-row>
        <table:table-row table:style-name="ro1">
          <table:table-cell table:formula="of:=ROW()" office:value-type="float" office:value="21" calcext:value-type="float">
            <text:p>21</text:p>
          </table:table-cell>
          <table:table-cell table:formula="of:=[.$A21]*SIN([.$A21]/3)" office:value-type="float" office:value="13.7967185730946" calcext:value-type="float">
            <text:p>13.7967185731</text:p>
          </table:table-cell>
          <table:table-cell table:style-name="ce2" table:formula="of:=[.$A21]*SIN([.$A21]/4)" office:value-type="float" office:value="-18.0376243619584" calcext:value-type="float">
            <text:p>-18.037624362</text:p>
          </table:table-cell>
          <table:table-cell table:style-name="ce2" table:formula="of:=[.$A21]*SIN([.$A21]/5)" office:value-type="float" office:value="-18.3030912206854" calcext:value-type="float">
            <text:p>-18.3030912207</text:p>
          </table:table-cell>
        </table:table-row>
        <table:table-row table:style-name="ro1">
          <table:table-cell table:formula="of:=ROW()" office:value-type="float" office:value="22" calcext:value-type="float">
            <text:p>22</text:p>
          </table:table-cell>
          <table:table-cell table:formula="of:=[.$A22]*SIN([.$A22]/3)" office:value-type="float" office:value="19.0849311316137" calcext:value-type="float">
            <text:p>19.0849311316</text:p>
          </table:table-cell>
          <table:table-cell table:style-name="ce2" table:formula="of:=[.$A22]*SIN([.$A22]/4)" office:value-type="float" office:value="-15.5218871625486" calcext:value-type="float">
            <text:p>-15.5218871625</text:p>
          </table:table-cell>
          <table:table-cell table:style-name="ce2" table:formula="of:=[.$A22]*SIN([.$A22]/5)" office:value-type="float" office:value="-20.9352456255694" calcext:value-type="float">
            <text:p>-20.9352456256</text:p>
          </table:table-cell>
        </table:table-row>
        <table:table-row table:style-name="ro1" table:number-rows-repeated="43">
          <table:table-cell table:number-columns-repeated="4"/>
        </table:table-row>
        <table:table-row table:style-name="ro1">
          <table:table-cell table:style-name="ce1" office:value-type="string" calcext:value-type="string">
            <text:p>libreoffice x logy</text:p>
          </table:table-cell>
          <table:table-cell table:number-columns-repeated="3"/>
        </table:table-row>
        <table:table-row table:style-name="ro1">
          <table:table-cell table:formula="of:=ROW()-65" office:value-type="float" office:value="2" calcext:value-type="float">
            <text:p>2</text:p>
          </table:table-cell>
          <table:table-cell table:formula="of:=[.A2]*EXP(-[.A2])" office:value-type="float" office:value="0.270670566473225" calcext:value-type="float">
            <text:p>0.2706705665</text:p>
          </table:table-cell>
          <table:table-cell table:formula="of:=[.A2]*EXP(-[.A2]/2)" office:value-type="float" office:value="0.735758882342885" calcext:value-type="float">
            <text:p>0.7357588823</text:p>
          </table:table-cell>
          <table:table-cell table:formula="of:=[.A2]*EXP(-[.A2]/3)" office:value-type="float" office:value="1.02683423806518" calcext:value-type="float">
            <text:p>1.0268342381</text:p>
          </table:table-cell>
        </table:table-row>
        <table:table-row table:style-name="ro1">
          <table:table-cell table:formula="of:=ROW()-65" office:value-type="float" office:value="3" calcext:value-type="float">
            <text:p>3</text:p>
          </table:table-cell>
          <table:table-cell table:formula="of:=[.A3]*EXP(-[.A3])" office:value-type="float" office:value="0.149361205103592" calcext:value-type="float">
            <text:p>0.1493612051</text:p>
          </table:table-cell>
          <table:table-cell table:formula="of:=[.A3]*EXP(-[.A3]/2)" office:value-type="float" office:value="0.669390480445289" calcext:value-type="float">
            <text:p>0.6693904804</text:p>
          </table:table-cell>
          <table:table-cell table:formula="of:=[.A3]*EXP(-[.A3]/3)" office:value-type="float" office:value="1.10363832351433" calcext:value-type="float">
            <text:p>1.1036383235</text:p>
          </table:table-cell>
        </table:table-row>
        <table:table-row table:style-name="ro1">
          <table:table-cell table:formula="of:=ROW()-65" office:value-type="float" office:value="4" calcext:value-type="float">
            <text:p>4</text:p>
          </table:table-cell>
          <table:table-cell table:formula="of:=[.A4]*EXP(-[.A4])" office:value-type="float" office:value="0.0732625555549367" calcext:value-type="float">
            <text:p>0.0732625556</text:p>
          </table:table-cell>
          <table:table-cell table:formula="of:=[.A4]*EXP(-[.A4]/2)" office:value-type="float" office:value="0.541341132946451" calcext:value-type="float">
            <text:p>0.5413411329</text:p>
          </table:table-cell>
          <table:table-cell table:formula="of:=[.A4]*EXP(-[.A4]/3)" office:value-type="float" office:value="1.05438855246291" calcext:value-type="float">
            <text:p>1.0543885525</text:p>
          </table:table-cell>
        </table:table-row>
        <table:table-row table:style-name="ro1">
          <table:table-cell table:formula="of:=ROW()-65" office:value-type="float" office:value="5" calcext:value-type="float">
            <text:p>5</text:p>
          </table:table-cell>
          <table:table-cell table:formula="of:=[.A5]*EXP(-[.A5])" office:value-type="float" office:value="0.0336897349954273" calcext:value-type="float">
            <text:p>0.033689735</text:p>
          </table:table-cell>
          <table:table-cell table:formula="of:=[.A5]*EXP(-[.A5]/2)" office:value-type="float" office:value="0.410424993119494" calcext:value-type="float">
            <text:p>0.4104249931</text:p>
          </table:table-cell>
          <table:table-cell table:formula="of:=[.A5]*EXP(-[.A5]/3)" office:value-type="float" office:value="0.944378014187809" calcext:value-type="float">
            <text:p>0.9443780142</text:p>
          </table:table-cell>
        </table:table-row>
        <table:table-row table:style-name="ro1">
          <table:table-cell table:formula="of:=ROW()-65" office:value-type="float" office:value="6" calcext:value-type="float">
            <text:p>6</text:p>
          </table:table-cell>
          <table:table-cell table:formula="of:=[.A6]*EXP(-[.A6])" office:value-type="float" office:value="0.0148725130599982" calcext:value-type="float">
            <text:p>0.0148725131</text:p>
          </table:table-cell>
          <table:table-cell table:formula="of:=[.A6]*EXP(-[.A6]/2)" office:value-type="float" office:value="0.298722410207184" calcext:value-type="float">
            <text:p>0.2987224102</text:p>
          </table:table-cell>
          <table:table-cell table:formula="of:=[.A6]*EXP(-[.A6]/3)" office:value-type="float" office:value="0.812011699419676" calcext:value-type="float">
            <text:p>0.8120116994</text:p>
          </table:table-cell>
        </table:table-row>
        <table:table-row table:style-name="ro1">
          <table:table-cell table:formula="of:=ROW()-65" office:value-type="float" office:value="7" calcext:value-type="float">
            <text:p>7</text:p>
          </table:table-cell>
          <table:table-cell table:formula="of:=[.A7]*EXP(-[.A7])" office:value-type="float" office:value="0.00638317375888161" calcext:value-type="float">
            <text:p>0.0063831738</text:p>
          </table:table-cell>
          <table:table-cell table:formula="of:=[.A7]*EXP(-[.A7]/2)" office:value-type="float" office:value="0.211381683956229" calcext:value-type="float">
            <text:p>0.211381684</text:p>
          </table:table-cell>
          <table:table-cell table:formula="of:=[.A7]*EXP(-[.A7]/3)" office:value-type="float" office:value="0.678803775050835" calcext:value-type="float">
            <text:p>0.6788037751</text:p>
          </table:table-cell>
        </table:table-row>
        <table:table-row table:style-name="ro1">
          <table:table-cell table:formula="of:=ROW()-65" office:value-type="float" office:value="8" calcext:value-type="float">
            <text:p>8</text:p>
          </table:table-cell>
          <table:table-cell table:formula="of:=[.A8]*EXP(-[.A8])" office:value-type="float" office:value="0.00268370102322009" calcext:value-type="float">
            <text:p>0.002683701</text:p>
          </table:table-cell>
          <table:table-cell table:formula="of:=[.A8]*EXP(-[.A8]/2)" office:value-type="float" office:value="0.146525111109873" calcext:value-type="float">
            <text:p>0.1465251111</text:p>
          </table:table-cell>
          <table:table-cell table:formula="of:=[.A8]*EXP(-[.A8]/3)" office:value-type="float" office:value="0.555867609782412" calcext:value-type="float">
            <text:p>0.5558676098</text:p>
          </table:table-cell>
        </table:table-row>
        <table:table-row table:style-name="ro1">
          <table:table-cell table:formula="of:=ROW()-65" office:value-type="float" office:value="9" calcext:value-type="float">
            <text:p>9</text:p>
          </table:table-cell>
          <table:table-cell table:formula="of:=[.A9]*EXP(-[.A9])" office:value-type="float" office:value="0.00111068823678012" calcext:value-type="float">
            <text:p>0.0011106882</text:p>
          </table:table-cell>
          <table:table-cell table:formula="of:=[.A9]*EXP(-[.A9]/2)" office:value-type="float" office:value="0.0999809688441808" calcext:value-type="float">
            <text:p>0.0999809688</text:p>
          </table:table-cell>
          <table:table-cell table:formula="of:=[.A9]*EXP(-[.A9]/3)" office:value-type="float" office:value="0.448083615310776" calcext:value-type="float">
            <text:p>0.4480836153</text:p>
          </table:table-cell>
        </table:table-row>
        <table:table-row table:style-name="ro1">
          <table:table-cell table:formula="of:=ROW()-65" office:value-type="float" office:value="10" calcext:value-type="float">
            <text:p>10</text:p>
          </table:table-cell>
          <table:table-cell table:formula="of:=[.A10]*EXP(-[.A10])" office:value-type="float" office:value="0.000453999297624849" calcext:value-type="float">
            <text:p>0.0004539993</text:p>
          </table:table-cell>
          <table:table-cell table:formula="of:=[.A10]*EXP(-[.A10]/2)" office:value-type="float" office:value="0.0673794699908547" calcext:value-type="float">
            <text:p>0.06737947</text:p>
          </table:table-cell>
          <table:table-cell table:formula="of:=[.A10]*EXP(-[.A10]/3)" office:value-type="float" office:value="0.356739933472524" calcext:value-type="float">
            <text:p>0.3567399335</text:p>
          </table:table-cell>
        </table:table-row>
        <table:table-row table:style-name="ro1">
          <table:table-cell table:formula="of:=ROW()-65" office:value-type="float" office:value="11" calcext:value-type="float">
            <text:p>11</text:p>
          </table:table-cell>
          <table:table-cell table:formula="of:=[.A11]*EXP(-[.A11])" office:value-type="float" office:value="0.000183718708692702" calcext:value-type="float">
            <text:p>0.0001837187</text:p>
          </table:table-cell>
          <table:table-cell table:formula="of:=[.A11]*EXP(-[.A11]/2)" office:value-type="float" office:value="0.0449544858231047" calcext:value-type="float">
            <text:p>0.0449544858</text:p>
          </table:table-cell>
          <table:table-cell table:formula="of:=[.A11]*EXP(-[.A11]/3)" office:value-type="float" office:value="0.281176865271581" calcext:value-type="float">
            <text:p>0.2811768653</text:p>
          </table:table-cell>
        </table:table-row>
        <table:table-row table:style-name="ro1">
          <table:table-cell table:formula="of:=ROW()-65" office:value-type="float" office:value="12" calcext:value-type="float">
            <text:p>12</text:p>
          </table:table-cell>
          <table:table-cell table:formula="of:=[.A12]*EXP(-[.A12])" office:value-type="float" office:value="0.0000737305482399385" calcext:value-type="float">
            <text:p>7.37305482399385E-005</text:p>
          </table:table-cell>
          <table:table-cell table:formula="of:=[.A12]*EXP(-[.A12]/2)" office:value-type="float" office:value="0.0297450261199963" calcext:value-type="float">
            <text:p>0.0297450261</text:p>
          </table:table-cell>
          <table:table-cell table:formula="of:=[.A12]*EXP(-[.A12]/3)" office:value-type="float" office:value="0.21978766666481" calcext:value-type="float">
            <text:p>0.2197876667</text:p>
          </table:table-cell>
        </table:table-row>
        <table:table-row table:style-name="ro1">
          <table:table-cell table:formula="of:=ROW()-65" office:value-type="float" office:value="13" calcext:value-type="float">
            <text:p>13</text:p>
          </table:table-cell>
          <table:table-cell table:formula="of:=[.A13]*EXP(-[.A13])" office:value-type="float" office:value="0.0000293842822907537" calcext:value-type="float">
            <text:p>2.93842822907537E-005</text:p>
          </table:table-cell>
          <table:table-cell table:formula="of:=[.A13]*EXP(-[.A13]/2)" office:value-type="float" office:value="0.0195447095087084" calcext:value-type="float">
            <text:p>0.0195447095</text:p>
          </table:table-cell>
          <table:table-cell table:formula="of:=[.A13]*EXP(-[.A13]/3)" office:value-type="float" office:value="0.170608473580233" calcext:value-type="float">
            <text:p>0.1706084736</text:p>
          </table:table-cell>
        </table:table-row>
        <table:table-row table:style-name="ro1">
          <table:table-cell table:formula="of:=ROW()-65" office:value-type="float" office:value="14" calcext:value-type="float">
            <text:p>14</text:p>
          </table:table-cell>
          <table:table-cell table:formula="of:=[.A14]*EXP(-[.A14])" office:value-type="float" office:value="0.00001164140206745" calcext:value-type="float">
            <text:p>1.164140206745E-005</text:p>
          </table:table-cell>
          <table:table-cell table:formula="of:=[.A14]*EXP(-[.A14]/2)" office:value-type="float" office:value="0.0127663475177632" calcext:value-type="float">
            <text:p>0.0127663475</text:p>
          </table:table-cell>
          <table:table-cell table:formula="of:=[.A14]*EXP(-[.A14]/3)" office:value-type="float" office:value="0.131649875720933" calcext:value-type="float">
            <text:p>0.1316498757</text:p>
          </table:table-cell>
        </table:table-row>
        <table:table-row table:style-name="ro1">
          <table:table-cell table:formula="of:=ROW()-65" office:value-type="float" office:value="15" calcext:value-type="float">
            <text:p>15</text:p>
          </table:table-cell>
          <table:table-cell table:formula="of:=[.A15]*EXP(-[.A15])" office:value-type="float" office:value="0.00000458853480752739" calcext:value-type="float">
            <text:p>4.58853480752739E-006</text:p>
          </table:table-cell>
          <table:table-cell table:formula="of:=[.A15]*EXP(-[.A15]/2)" office:value-type="float" office:value="0.00829626555221751" calcext:value-type="float">
            <text:p>0.0082962656</text:p>
          </table:table-cell>
          <table:table-cell table:formula="of:=[.A15]*EXP(-[.A15]/3)" office:value-type="float" office:value="0.101069204986282" calcext:value-type="float">
            <text:p>0.101069205</text:p>
          </table:table-cell>
        </table:table-row>
        <table:table-row table:style-name="ro1">
          <table:table-cell table:formula="of:=ROW()-65" office:value-type="float" office:value="16" calcext:value-type="float">
            <text:p>16</text:p>
          </table:table-cell>
          <table:table-cell table:formula="of:=[.A16]*EXP(-[.A16])" office:value-type="float" office:value="0.00000180056279550815" calcext:value-type="float">
            <text:p>1.80056279550815E-006</text:p>
          </table:table-cell>
          <table:table-cell table:formula="of:=[.A16]*EXP(-[.A16]/2)" office:value-type="float" office:value="0.00536740204644019" calcext:value-type="float">
            <text:p>0.005367402</text:p>
          </table:table-cell>
          <table:table-cell table:formula="of:=[.A16]*EXP(-[.A16]/3)" office:value-type="float" office:value="0.0772471999013031" calcext:value-type="float">
            <text:p>0.0772471999</text:p>
          </table:table-cell>
        </table:table-row>
        <table:table-row table:style-name="ro1">
          <table:table-cell table:formula="of:=ROW()-65" office:value-type="float" office:value="17" calcext:value-type="float">
            <text:p>17</text:p>
          </table:table-cell>
          <table:table-cell table:formula="of:=[.A17]*EXP(-[.A17])" office:value-type="float" office:value="0.000000703789412193478" calcext:value-type="float">
            <text:p>7.03789412193478E-007</text:p>
          </table:table-cell>
          <table:table-cell table:formula="of:=[.A17]*EXP(-[.A17]/2)" office:value-type="float" office:value="0.00345896227318095" calcext:value-type="float">
            <text:p>0.0034589623</text:p>
          </table:table-cell>
          <table:table-cell table:formula="of:=[.A17]*EXP(-[.A17]/3)" office:value-type="float" office:value="0.0588094147199009" calcext:value-type="float">
            <text:p>0.0588094147</text:p>
          </table:table-cell>
        </table:table-row>
        <table:table-row table:style-name="ro1">
          <table:table-cell table:formula="of:=ROW()-65" office:value-type="float" office:value="18" calcext:value-type="float">
            <text:p>18</text:p>
          </table:table-cell>
          <table:table-cell table:formula="of:=[.A18]*EXP(-[.A18])" office:value-type="float" office:value="0.000000274139635404827" calcext:value-type="float">
            <text:p>2.74139635404827E-007</text:p>
          </table:table-cell>
          <table:table-cell table:formula="of:=[.A18]*EXP(-[.A18]/2)" office:value-type="float" office:value="0.00222137647356023" calcext:value-type="float">
            <text:p>0.0022213765</text:p>
          </table:table-cell>
          <table:table-cell table:formula="of:=[.A18]*EXP(-[.A18]/3)" office:value-type="float" office:value="0.0446175391799945" calcext:value-type="float">
            <text:p>0.0446175392</text:p>
          </table:table-cell>
        </table:table-row>
        <table:table-row table:style-name="ro1">
          <table:table-cell table:formula="of:=ROW()-65" office:value-type="float" office:value="19" calcext:value-type="float">
            <text:p>19</text:p>
          </table:table-cell>
          <table:table-cell table:formula="of:=[.A19]*EXP(-[.A19])" office:value-type="float" office:value="0.000000106453132313208" calcext:value-type="float">
            <text:p>1.06453132313208E-007</text:p>
          </table:table-cell>
          <table:table-cell table:formula="of:=[.A19]*EXP(-[.A19]/2)" office:value-type="float" office:value="0.00142218476786631" calcext:value-type="float">
            <text:p>0.0014221848</text:p>
          </table:table-cell>
          <table:table-cell table:formula="of:=[.A19]*EXP(-[.A19]/3)" office:value-type="float" office:value="0.0337459673689532" calcext:value-type="float">
            <text:p>0.0337459674</text:p>
          </table:table-cell>
        </table:table-row>
        <table:table-row table:style-name="ro1">
          <table:table-cell table:formula="of:=ROW()-65" office:value-type="float" office:value="20" calcext:value-type="float">
            <text:p>20</text:p>
          </table:table-cell>
          <table:table-cell table:formula="of:=[.A20]*EXP(-[.A20])" office:value-type="float" office:value="0.0000000412230724487712" calcext:value-type="float">
            <text:p>4.12230724487712E-008</text:p>
          </table:table-cell>
          <table:table-cell table:formula="of:=[.A20]*EXP(-[.A20]/2)" office:value-type="float" office:value="0.000907998595249697" calcext:value-type="float">
            <text:p>0.0009079986</text:p>
          </table:table-cell>
          <table:table-cell table:formula="of:=[.A20]*EXP(-[.A20]/3)" office:value-type="float" office:value="0.0254526760267962" calcext:value-type="float">
            <text:p>0.025452676</text:p>
          </table:table-cell>
        </table:table-row>
        <table:table-row table:style-name="ro1" table:number-rows-repeated="43">
          <table:table-cell table:number-columns-repeated="4"/>
        </table:table-row>
        <table:table-row table:style-name="ro1">
          <table:table-cell table:style-name="ce1" office:value-type="string" calcext:value-type="string">
            <text:p>libreoffice logx y </text:p>
          </table:table-cell>
          <table:table-cell table:number-columns-repeated="3"/>
        </table:table-row>
        <table:table-row table:style-name="ro1">
          <table:table-cell table:formula="of:=ROW()-129" office:value-type="float" office:value="1" calcext:value-type="float">
            <text:p>1</text:p>
          </table:table-cell>
          <table:table-cell table:formula="of:=LOG([.$A130])" office:value-type="float" office:value="0" calcext:value-type="float">
            <text:p>0</text:p>
          </table:table-cell>
          <table:table-cell table:style-name="ce2" table:formula="of:=LOG([.$A130]/2)" office:value-type="float" office:value="-0.301029995663981" calcext:value-type="float">
            <text:p>-0.3010299957</text:p>
          </table:table-cell>
          <table:table-cell table:style-name="ce2" table:formula="of:=LOG([.$A130]/3)" office:value-type="float" office:value="-0.477121254719662" calcext:value-type="float">
            <text:p>-0.4771212547</text:p>
          </table:table-cell>
        </table:table-row>
        <table:table-row table:style-name="ro1">
          <table:table-cell table:formula="of:=ROW()-129" office:value-type="float" office:value="2" calcext:value-type="float">
            <text:p>2</text:p>
          </table:table-cell>
          <table:table-cell table:formula="of:=LOG([.$A131])" office:value-type="float" office:value="0.301029995663981" calcext:value-type="float">
            <text:p>0.3010299957</text:p>
          </table:table-cell>
          <table:table-cell table:style-name="ce2" table:formula="of:=LOG([.$A131]/2)" office:value-type="float" office:value="0" calcext:value-type="float">
            <text:p>0</text:p>
          </table:table-cell>
          <table:table-cell table:style-name="ce2" table:formula="of:=LOG([.$A131]/3)" office:value-type="float" office:value="-0.176091259055681" calcext:value-type="float">
            <text:p>-0.1760912591</text:p>
          </table:table-cell>
        </table:table-row>
        <table:table-row table:style-name="ro1">
          <table:table-cell table:formula="of:=ROW()-129" office:value-type="float" office:value="3" calcext:value-type="float">
            <text:p>3</text:p>
          </table:table-cell>
          <table:table-cell table:formula="of:=LOG([.$A132])" office:value-type="float" office:value="0.477121254719662" calcext:value-type="float">
            <text:p>0.4771212547</text:p>
          </table:table-cell>
          <table:table-cell table:style-name="ce2" table:formula="of:=LOG([.$A132]/2)" office:value-type="float" office:value="0.176091259055681" calcext:value-type="float">
            <text:p>0.1760912591</text:p>
          </table:table-cell>
          <table:table-cell table:style-name="ce2" table:formula="of:=LOG([.$A132]/3)" office:value-type="float" office:value="0" calcext:value-type="float">
            <text:p>0</text:p>
          </table:table-cell>
        </table:table-row>
        <table:table-row table:style-name="ro1">
          <table:table-cell table:formula="of:=ROW()-129" office:value-type="float" office:value="4" calcext:value-type="float">
            <text:p>4</text:p>
          </table:table-cell>
          <table:table-cell table:formula="of:=LOG([.$A133])" office:value-type="float" office:value="0.602059991327962" calcext:value-type="float">
            <text:p>0.6020599913</text:p>
          </table:table-cell>
          <table:table-cell table:style-name="ce2" table:formula="of:=LOG([.$A133]/2)" office:value-type="float" office:value="0.301029995663981" calcext:value-type="float">
            <text:p>0.3010299957</text:p>
          </table:table-cell>
          <table:table-cell table:style-name="ce2" table:formula="of:=LOG([.$A133]/3)" office:value-type="float" office:value="0.1249387366083" calcext:value-type="float">
            <text:p>0.1249387366</text:p>
          </table:table-cell>
        </table:table-row>
        <table:table-row table:style-name="ro1">
          <table:table-cell table:formula="of:=ROW()-129" office:value-type="float" office:value="5" calcext:value-type="float">
            <text:p>5</text:p>
          </table:table-cell>
          <table:table-cell table:formula="of:=LOG([.$A134])" office:value-type="float" office:value="0.698970004336019" calcext:value-type="float">
            <text:p>0.6989700043</text:p>
          </table:table-cell>
          <table:table-cell table:style-name="ce2" table:formula="of:=LOG([.$A134]/2)" office:value-type="float" office:value="0.397940008672038" calcext:value-type="float">
            <text:p>0.3979400087</text:p>
          </table:table-cell>
          <table:table-cell table:style-name="ce2" table:formula="of:=LOG([.$A134]/3)" office:value-type="float" office:value="0.221848749616356" calcext:value-type="float">
            <text:p>0.2218487496</text:p>
          </table:table-cell>
        </table:table-row>
        <table:table-row table:style-name="ro1">
          <table:table-cell table:formula="of:=ROW()-129" office:value-type="float" office:value="6" calcext:value-type="float">
            <text:p>6</text:p>
          </table:table-cell>
          <table:table-cell table:formula="of:=LOG([.$A135])" office:value-type="float" office:value="0.778151250383644" calcext:value-type="float">
            <text:p>0.7781512504</text:p>
          </table:table-cell>
          <table:table-cell table:style-name="ce2" table:formula="of:=LOG([.$A135]/2)" office:value-type="float" office:value="0.477121254719662" calcext:value-type="float">
            <text:p>0.4771212547</text:p>
          </table:table-cell>
          <table:table-cell table:style-name="ce2" table:formula="of:=LOG([.$A135]/3)" office:value-type="float" office:value="0.301029995663981" calcext:value-type="float">
            <text:p>0.3010299957</text:p>
          </table:table-cell>
        </table:table-row>
        <table:table-row table:style-name="ro1">
          <table:table-cell table:formula="of:=ROW()-129" office:value-type="float" office:value="7" calcext:value-type="float">
            <text:p>7</text:p>
          </table:table-cell>
          <table:table-cell table:formula="of:=LOG([.$A136])" office:value-type="float" office:value="0.845098040014257" calcext:value-type="float">
            <text:p>0.84509804</text:p>
          </table:table-cell>
          <table:table-cell table:style-name="ce2" table:formula="of:=LOG([.$A136]/2)" office:value-type="float" office:value="0.544068044350276" calcext:value-type="float">
            <text:p>0.5440680444</text:p>
          </table:table-cell>
          <table:table-cell table:style-name="ce2" table:formula="of:=LOG([.$A136]/3)" office:value-type="float" office:value="0.367976785294594" calcext:value-type="float">
            <text:p>0.3679767853</text:p>
          </table:table-cell>
        </table:table-row>
        <table:table-row table:style-name="ro1">
          <table:table-cell table:formula="of:=ROW()-129" office:value-type="float" office:value="8" calcext:value-type="float">
            <text:p>8</text:p>
          </table:table-cell>
          <table:table-cell table:formula="of:=LOG([.$A137])" office:value-type="float" office:value="0.903089986991943" calcext:value-type="float">
            <text:p>0.903089987</text:p>
          </table:table-cell>
          <table:table-cell table:style-name="ce2" table:formula="of:=LOG([.$A137]/2)" office:value-type="float" office:value="0.602059991327962" calcext:value-type="float">
            <text:p>0.6020599913</text:p>
          </table:table-cell>
          <table:table-cell table:style-name="ce2" table:formula="of:=LOG([.$A137]/3)" office:value-type="float" office:value="0.425968732272281" calcext:value-type="float">
            <text:p>0.4259687323</text:p>
          </table:table-cell>
        </table:table-row>
        <table:table-row table:style-name="ro1" table:number-rows-repeated="54">
          <table:table-cell table:number-columns-repeated="4"/>
        </table:table-row>
        <table:table-row table:style-name="ro1">
          <table:table-cell table:style-name="ce1" office:value-type="string" calcext:value-type="string">
            <text:p>libreoffice r theta</text:p>
          </table:table-cell>
          <table:table-cell table:number-columns-repeated="3"/>
        </table:table-row>
        <table:table-row table:style-name="ro1">
          <table:table-cell table:formula="of:=(ROW()-192)/4" office:value-type="float" office:value="0.25" calcext:value-type="float">
            <text:p>0.25</text:p>
          </table:table-cell>
          <table:table-cell table:formula="of:=SIN([.$A193])*SIN([.$A193])" office:value-type="float" office:value="0.0612087190548137" calcext:value-type="float">
            <text:p>0.0612087191</text:p>
          </table:table-cell>
          <table:table-cell table:style-name="ce2" table:formula="of:=1.2 * SIN([.$A193])*SIN([.$A193])" office:value-type="float" office:value="0.0734504628657764" calcext:value-type="float">
            <text:p>0.0734504629</text:p>
          </table:table-cell>
          <table:table-cell table:style-name="ce2" table:formula="of:=1.2 * SIN([.$A193])*SIN([.$A193])" office:value-type="float" office:value="0.0734504628657764" calcext:value-type="float">
            <text:p>0.0734504629</text:p>
          </table:table-cell>
        </table:table-row>
        <table:table-row table:style-name="ro1">
          <table:table-cell table:formula="of:=(ROW()-192)/4" office:value-type="float" office:value="0.5" calcext:value-type="float">
            <text:p>0.5</text:p>
          </table:table-cell>
          <table:table-cell table:formula="of:=SIN([.$A194])*SIN([.$A194])" office:value-type="float" office:value="0.22984884706593" calcext:value-type="float">
            <text:p>0.2298488471</text:p>
          </table:table-cell>
          <table:table-cell table:style-name="ce2" table:formula="of:=1.2 * SIN([.$A194])*SIN([.$A194])" office:value-type="float" office:value="0.275818616479116" calcext:value-type="float">
            <text:p>0.2758186165</text:p>
          </table:table-cell>
          <table:table-cell table:style-name="ce2" table:formula="of:=1.2 * SIN([.$A194])*SIN([.$A194])" office:value-type="float" office:value="0.275818616479116" calcext:value-type="float">
            <text:p>0.2758186165</text:p>
          </table:table-cell>
        </table:table-row>
        <table:table-row table:style-name="ro1">
          <table:table-cell table:formula="of:=(ROW()-192)/4" office:value-type="float" office:value="0.75" calcext:value-type="float">
            <text:p>0.75</text:p>
          </table:table-cell>
          <table:table-cell table:formula="of:=SIN([.$A195])*SIN([.$A195])" office:value-type="float" office:value="0.464631399166148" calcext:value-type="float">
            <text:p>0.4646313992</text:p>
          </table:table-cell>
          <table:table-cell table:style-name="ce2" table:formula="of:=1.2 * SIN([.$A195])*SIN([.$A195])" office:value-type="float" office:value="0.557557678999378" calcext:value-type="float">
            <text:p>0.557557679</text:p>
          </table:table-cell>
          <table:table-cell table:style-name="ce2" table:formula="of:=1.2 * SIN([.$A195])*SIN([.$A195])" office:value-type="float" office:value="0.557557678999378" calcext:value-type="float">
            <text:p>0.557557679</text:p>
          </table:table-cell>
        </table:table-row>
        <table:table-row table:style-name="ro1">
          <table:table-cell table:formula="of:=(ROW()-192)/4" office:value-type="float" office:value="1" calcext:value-type="float">
            <text:p>1</text:p>
          </table:table-cell>
          <table:table-cell table:formula="of:=SIN([.$A196])*SIN([.$A196])" office:value-type="float" office:value="0.708073418273571" calcext:value-type="float">
            <text:p>0.7080734183</text:p>
          </table:table-cell>
          <table:table-cell table:style-name="ce2" table:formula="of:=1.2 * SIN([.$A196])*SIN([.$A196])" office:value-type="float" office:value="0.849688101928285" calcext:value-type="float">
            <text:p>0.8496881019</text:p>
          </table:table-cell>
          <table:table-cell table:style-name="ce2" table:formula="of:=1.2 * SIN([.$A196])*SIN([.$A196])" office:value-type="float" office:value="0.849688101928285" calcext:value-type="float">
            <text:p>0.8496881019</text:p>
          </table:table-cell>
        </table:table-row>
        <table:table-row table:style-name="ro1">
          <table:table-cell table:formula="of:=(ROW()-192)/4" office:value-type="float" office:value="1.25" calcext:value-type="float">
            <text:p>1.25</text:p>
          </table:table-cell>
          <table:table-cell table:formula="of:=SIN([.$A197])*SIN([.$A197])" office:value-type="float" office:value="0.900571807773467" calcext:value-type="float">
            <text:p>0.9005718078</text:p>
          </table:table-cell>
          <table:table-cell table:style-name="ce2" table:formula="of:=1.2 * SIN([.$A197])*SIN([.$A197])" office:value-type="float" office:value="1.08068616932816" calcext:value-type="float">
            <text:p>1.0806861693</text:p>
          </table:table-cell>
          <table:table-cell table:style-name="ce2" table:formula="of:=1.2 * SIN([.$A197])*SIN([.$A197])" office:value-type="float" office:value="1.08068616932816" calcext:value-type="float">
            <text:p>1.0806861693</text:p>
          </table:table-cell>
        </table:table-row>
        <table:table-row table:style-name="ro1">
          <table:table-cell table:formula="of:=(ROW()-192)/4" office:value-type="float" office:value="1.5" calcext:value-type="float">
            <text:p>1.5</text:p>
          </table:table-cell>
          <table:table-cell table:formula="of:=SIN([.$A198])*SIN([.$A198])" office:value-type="float" office:value="0.994996248300223" calcext:value-type="float">
            <text:p>0.9949962483</text:p>
          </table:table-cell>
          <table:table-cell table:style-name="ce2" table:formula="of:=1.2 * SIN([.$A198])*SIN([.$A198])" office:value-type="float" office:value="1.19399549796027" calcext:value-type="float">
            <text:p>1.193995498</text:p>
          </table:table-cell>
          <table:table-cell table:style-name="ce2" table:formula="of:=1.2 * SIN([.$A198])*SIN([.$A198])" office:value-type="float" office:value="1.19399549796027" calcext:value-type="float">
            <text:p>1.193995498</text:p>
          </table:table-cell>
        </table:table-row>
        <table:table-row table:style-name="ro1">
          <table:table-cell table:formula="of:=(ROW()-192)/4" office:value-type="float" office:value="1.75" calcext:value-type="float">
            <text:p>1.75</text:p>
          </table:table-cell>
          <table:table-cell table:formula="of:=SIN([.$A199])*SIN([.$A199])" office:value-type="float" office:value="0.968228343645398" calcext:value-type="float">
            <text:p>0.9682283436</text:p>
          </table:table-cell>
          <table:table-cell table:style-name="ce2" table:formula="of:=1.2 * SIN([.$A199])*SIN([.$A199])" office:value-type="float" office:value="1.16187401237448" calcext:value-type="float">
            <text:p>1.1618740124</text:p>
          </table:table-cell>
          <table:table-cell table:style-name="ce2" table:formula="of:=1.2 * SIN([.$A199])*SIN([.$A199])" office:value-type="float" office:value="1.16187401237448" calcext:value-type="float">
            <text:p>1.1618740124</text:p>
          </table:table-cell>
        </table:table-row>
        <table:table-row table:style-name="ro1">
          <table:table-cell table:formula="of:=(ROW()-192)/4" office:value-type="float" office:value="2" calcext:value-type="float">
            <text:p>2</text:p>
          </table:table-cell>
          <table:table-cell table:formula="of:=SIN([.$A200])*SIN([.$A200])" office:value-type="float" office:value="0.826821810431806" calcext:value-type="float">
            <text:p>0.8268218104</text:p>
          </table:table-cell>
          <table:table-cell table:style-name="ce2" table:formula="of:=1.2 * SIN([.$A200])*SIN([.$A200])" office:value-type="float" office:value="0.992186172518167" calcext:value-type="float">
            <text:p>0.9921861725</text:p>
          </table:table-cell>
          <table:table-cell table:style-name="ce2" table:formula="of:=1.2 * SIN([.$A200])*SIN([.$A200])" office:value-type="float" office:value="0.992186172518167" calcext:value-type="float">
            <text:p>0.9921861725</text:p>
          </table:table-cell>
        </table:table-row>
        <table:table-row table:style-name="ro1">
          <table:table-cell table:formula="of:=(ROW()-192)/4" office:value-type="float" office:value="2.25" calcext:value-type="float">
            <text:p>2.25</text:p>
          </table:table-cell>
          <table:table-cell table:formula="of:=SIN([.$A201])*SIN([.$A201])" office:value-type="float" office:value="0.60539789971539" calcext:value-type="float">
            <text:p>0.6053978997</text:p>
          </table:table-cell>
          <table:table-cell table:style-name="ce2" table:formula="of:=1.2 * SIN([.$A201])*SIN([.$A201])" office:value-type="float" office:value="0.726477479658468" calcext:value-type="float">
            <text:p>0.7264774797</text:p>
          </table:table-cell>
          <table:table-cell table:style-name="ce2" table:formula="of:=1.2 * SIN([.$A201])*SIN([.$A201])" office:value-type="float" office:value="0.726477479658468" calcext:value-type="float">
            <text:p>0.7264774797</text:p>
          </table:table-cell>
        </table:table-row>
        <table:table-row table:style-name="ro1">
          <table:table-cell table:formula="of:=(ROW()-192)/4" office:value-type="float" office:value="2.5" calcext:value-type="float">
            <text:p>2.5</text:p>
          </table:table-cell>
          <table:table-cell table:formula="of:=SIN([.$A202])*SIN([.$A202])" office:value-type="float" office:value="0.358168907268387" calcext:value-type="float">
            <text:p>0.3581689073</text:p>
          </table:table-cell>
          <table:table-cell table:style-name="ce2" table:formula="of:=1.2 * SIN([.$A202])*SIN([.$A202])" office:value-type="float" office:value="0.429802688722064" calcext:value-type="float">
            <text:p>0.4298026887</text:p>
          </table:table-cell>
          <table:table-cell table:style-name="ce2" table:formula="of:=1.2 * SIN([.$A202])*SIN([.$A202])" office:value-type="float" office:value="0.429802688722064" calcext:value-type="float">
            <text:p>0.4298026887</text:p>
          </table:table-cell>
        </table:table-row>
        <table:table-row table:style-name="ro1">
          <table:table-cell table:formula="of:=(ROW()-192)/4" office:value-type="float" office:value="2.75" calcext:value-type="float">
            <text:p>2.75</text:p>
          </table:table-cell>
          <table:table-cell table:formula="of:=SIN([.$A203])*SIN([.$A203])" office:value-type="float" office:value="0.14566511285437" calcext:value-type="float">
            <text:p>0.1456651129</text:p>
          </table:table-cell>
          <table:table-cell table:style-name="ce2" table:formula="of:=1.2 * SIN([.$A203])*SIN([.$A203])" office:value-type="float" office:value="0.174798135425244" calcext:value-type="float">
            <text:p>0.1747981354</text:p>
          </table:table-cell>
          <table:table-cell table:style-name="ce2" table:formula="of:=1.2 * SIN([.$A203])*SIN([.$A203])" office:value-type="float" office:value="0.174798135425244" calcext:value-type="float">
            <text:p>0.1747981354</text:p>
          </table:table-cell>
        </table:table-row>
        <table:table-row table:style-name="ro1">
          <table:table-cell table:formula="of:=(ROW()-192)/4" office:value-type="float" office:value="3" calcext:value-type="float">
            <text:p>3</text:p>
          </table:table-cell>
          <table:table-cell table:formula="of:=SIN([.$A204])*SIN([.$A204])" office:value-type="float" office:value="0.019914856674817" calcext:value-type="float">
            <text:p>0.0199148567</text:p>
          </table:table-cell>
          <table:table-cell table:style-name="ce2" table:formula="of:=1.2 * SIN([.$A204])*SIN([.$A204])" office:value-type="float" office:value="0.0238978280097804" calcext:value-type="float">
            <text:p>0.023897828</text:p>
          </table:table-cell>
          <table:table-cell table:style-name="ce2" table:formula="of:=1.2 * SIN([.$A204])*SIN([.$A204])" office:value-type="float" office:value="0.0238978280097804" calcext:value-type="float">
            <text:p>0.023897828</text:p>
          </table:table-cell>
        </table:table-row>
        <table:table-row table:style-name="ro1">
          <table:table-cell table:formula="of:=(ROW()-192)/4" office:value-type="float" office:value="3.25" calcext:value-type="float">
            <text:p>3.25</text:p>
          </table:table-cell>
          <table:table-cell table:formula="of:=SIN([.$A205])*SIN([.$A205])" office:value-type="float" office:value="0.0117061871359882" calcext:value-type="float">
            <text:p>0.0117061871</text:p>
          </table:table-cell>
          <table:table-cell table:style-name="ce2" table:formula="of:=1.2 * SIN([.$A205])*SIN([.$A205])" office:value-type="float" office:value="0.0140474245631859" calcext:value-type="float">
            <text:p>0.0140474246</text:p>
          </table:table-cell>
          <table:table-cell table:style-name="ce2" table:formula="of:=1.2 * SIN([.$A205])*SIN([.$A205])" office:value-type="float" office:value="0.0140474245631859" calcext:value-type="float">
            <text:p>0.0140474246</text:p>
          </table:table-cell>
        </table:table-row>
        <table:table-row table:style-name="ro1">
          <table:table-cell table:formula="of:=(ROW()-192)/4" office:value-type="float" office:value="3.5" calcext:value-type="float">
            <text:p>3.5</text:p>
          </table:table-cell>
          <table:table-cell table:formula="of:=SIN([.$A206])*SIN([.$A206])" office:value-type="float" office:value="0.123048872828348" calcext:value-type="float">
            <text:p>0.1230488728</text:p>
          </table:table-cell>
          <table:table-cell table:style-name="ce2" table:formula="of:=1.2 * SIN([.$A206])*SIN([.$A206])" office:value-type="float" office:value="0.147658647394017" calcext:value-type="float">
            <text:p>0.1476586474</text:p>
          </table:table-cell>
          <table:table-cell table:style-name="ce2" table:formula="of:=1.2 * SIN([.$A206])*SIN([.$A206])" office:value-type="float" office:value="0.147658647394017" calcext:value-type="float">
            <text:p>0.1476586474</text:p>
          </table:table-cell>
        </table:table-row>
        <table:table-row table:style-name="ro1">
          <table:table-cell table:formula="of:=(ROW()-192)/4" office:value-type="float" office:value="3.75" calcext:value-type="float">
            <text:p>3.75</text:p>
          </table:table-cell>
          <table:table-cell table:formula="of:=SIN([.$A207])*SIN([.$A207])" office:value-type="float" office:value="0.326682341082487" calcext:value-type="float">
            <text:p>0.3266823411</text:p>
          </table:table-cell>
          <table:table-cell table:style-name="ce2" table:formula="of:=1.2 * SIN([.$A207])*SIN([.$A207])" office:value-type="float" office:value="0.392018809298984" calcext:value-type="float">
            <text:p>0.3920188093</text:p>
          </table:table-cell>
          <table:table-cell table:style-name="ce2" table:formula="of:=1.2 * SIN([.$A207])*SIN([.$A207])" office:value-type="float" office:value="0.392018809298984" calcext:value-type="float">
            <text:p>0.3920188093</text:p>
          </table:table-cell>
        </table:table-row>
        <table:table-row table:style-name="ro1">
          <table:table-cell table:formula="of:=(ROW()-192)/4" office:value-type="float" office:value="4" calcext:value-type="float">
            <text:p>4</text:p>
          </table:table-cell>
          <table:table-cell table:formula="of:=SIN([.$A208])*SIN([.$A208])" office:value-type="float" office:value="0.572750016904307" calcext:value-type="float">
            <text:p>0.5727500169</text:p>
          </table:table-cell>
          <table:table-cell table:style-name="ce2" table:formula="of:=1.2 * SIN([.$A208])*SIN([.$A208])" office:value-type="float" office:value="0.687300020285168" calcext:value-type="float">
            <text:p>0.6873000203</text:p>
          </table:table-cell>
          <table:table-cell table:style-name="ce2" table:formula="of:=1.2 * SIN([.$A208])*SIN([.$A208])" office:value-type="float" office:value="0.687300020285168" calcext:value-type="float">
            <text:p>0.6873000203</text:p>
          </table:table-cell>
        </table:table-row>
        <table:table-row table:style-name="ro1">
          <table:table-cell table:formula="of:=(ROW()-192)/4" office:value-type="float" office:value="4.25" calcext:value-type="float">
            <text:p>4.25</text:p>
          </table:table-cell>
          <table:table-cell table:formula="of:=SIN([.$A209])*SIN([.$A209])" office:value-type="float" office:value="0.801005951342412" calcext:value-type="float">
            <text:p>0.8010059513</text:p>
          </table:table-cell>
          <table:table-cell table:style-name="ce2" table:formula="of:=1.2 * SIN([.$A209])*SIN([.$A209])" office:value-type="float" office:value="0.961207141610894" calcext:value-type="float">
            <text:p>0.9612071416</text:p>
          </table:table-cell>
          <table:table-cell table:style-name="ce2" table:formula="of:=1.2 * SIN([.$A209])*SIN([.$A209])" office:value-type="float" office:value="0.961207141610894" calcext:value-type="float">
            <text:p>0.9612071416</text:p>
          </table:table-cell>
        </table:table-row>
        <table:table-row table:style-name="ro1">
          <table:table-cell table:formula="of:=(ROW()-192)/4" office:value-type="float" office:value="4.5" calcext:value-type="float">
            <text:p>4.5</text:p>
          </table:table-cell>
          <table:table-cell table:formula="of:=SIN([.$A210])*SIN([.$A210])" office:value-type="float" office:value="0.955565130942338" calcext:value-type="float">
            <text:p>0.9555651309</text:p>
          </table:table-cell>
          <table:table-cell table:style-name="ce2" table:formula="of:=1.2 * SIN([.$A210])*SIN([.$A210])" office:value-type="float" office:value="1.14667815713081" calcext:value-type="float">
            <text:p>1.1466781571</text:p>
          </table:table-cell>
          <table:table-cell table:style-name="ce2" table:formula="of:=1.2 * SIN([.$A210])*SIN([.$A210])" office:value-type="float" office:value="1.14667815713081" calcext:value-type="float">
            <text:p>1.1466781571</text:p>
          </table:table-cell>
        </table:table-row>
        <table:table-row table:style-name="ro1">
          <table:table-cell table:formula="of:=(ROW()-192)/4" office:value-type="float" office:value="4.75" calcext:value-type="float">
            <text:p>4.75</text:p>
          </table:table-cell>
          <table:table-cell table:formula="of:=SIN([.$A211])*SIN([.$A211])" office:value-type="float" office:value="0.998586078098189" calcext:value-type="float">
            <text:p>0.9985860781</text:p>
          </table:table-cell>
          <table:table-cell table:style-name="ce2" table:formula="of:=1.2 * SIN([.$A211])*SIN([.$A211])" office:value-type="float" office:value="1.19830329371783" calcext:value-type="float">
            <text:p>1.1983032937</text:p>
          </table:table-cell>
          <table:table-cell table:style-name="ce2" table:formula="of:=1.2 * SIN([.$A211])*SIN([.$A211])" office:value-type="float" office:value="1.19830329371783" calcext:value-type="float">
            <text:p>1.1983032937</text:p>
          </table:table-cell>
        </table:table-row>
        <table:table-row table:style-name="ro1">
          <table:table-cell table:formula="of:=(ROW()-192)/4" office:value-type="float" office:value="5" calcext:value-type="float">
            <text:p>5</text:p>
          </table:table-cell>
          <table:table-cell table:formula="of:=SIN([.$A212])*SIN([.$A212])" office:value-type="float" office:value="0.919535764538226" calcext:value-type="float">
            <text:p>0.9195357645</text:p>
          </table:table-cell>
          <table:table-cell table:style-name="ce2" table:formula="of:=1.2 * SIN([.$A212])*SIN([.$A212])" office:value-type="float" office:value="1.10344291744587" calcext:value-type="float">
            <text:p>1.1034429174</text:p>
          </table:table-cell>
          <table:table-cell table:style-name="ce2" table:formula="of:=1.2 * SIN([.$A212])*SIN([.$A212])" office:value-type="float" office:value="1.10344291744587" calcext:value-type="float">
            <text:p>1.1034429174</text:p>
          </table:table-cell>
        </table:table-row>
        <table:table-row table:style-name="ro1">
          <table:table-cell table:formula="of:=(ROW()-192)/4" office:value-type="float" office:value="5.25" calcext:value-type="float">
            <text:p>5.25</text:p>
          </table:table-cell>
          <table:table-cell table:formula="of:=SIN([.$A213])*SIN([.$A213])" office:value-type="float" office:value="0.737768463997996" calcext:value-type="float">
            <text:p>0.737768464</text:p>
          </table:table-cell>
          <table:table-cell table:style-name="ce2" table:formula="of:=1.2 * SIN([.$A213])*SIN([.$A213])" office:value-type="float" office:value="0.885322156797595" calcext:value-type="float">
            <text:p>0.8853221568</text:p>
          </table:table-cell>
          <table:table-cell table:style-name="ce2" table:formula="of:=1.2 * SIN([.$A213])*SIN([.$A213])" office:value-type="float" office:value="0.885322156797595" calcext:value-type="float">
            <text:p>0.8853221568</text:p>
          </table:table-cell>
        </table:table-row>
        <table:table-row table:style-name="ro1">
          <table:table-cell table:formula="of:=(ROW()-192)/4" office:value-type="float" office:value="5.5" calcext:value-type="float">
            <text:p>5.5</text:p>
          </table:table-cell>
          <table:table-cell table:formula="of:=SIN([.$A214])*SIN([.$A214])" office:value-type="float" office:value="0.497787151005975" calcext:value-type="float">
            <text:p>0.497787151</text:p>
          </table:table-cell>
          <table:table-cell table:style-name="ce2" table:formula="of:=1.2 * SIN([.$A214])*SIN([.$A214])" office:value-type="float" office:value="0.597344581207169" calcext:value-type="float">
            <text:p>0.5973445812</text:p>
          </table:table-cell>
          <table:table-cell table:style-name="ce2" table:formula="of:=1.2 * SIN([.$A214])*SIN([.$A214])" office:value-type="float" office:value="0.597344581207169" calcext:value-type="float">
            <text:p>0.5973445812</text:p>
          </table:table-cell>
        </table:table-row>
        <table:table-row table:style-name="ro1">
          <table:table-cell table:formula="of:=(ROW()-192)/4" office:value-type="float" office:value="5.75" calcext:value-type="float">
            <text:p>5.75</text:p>
          </table:table-cell>
          <table:table-cell table:formula="of:=SIN([.$A215])*SIN([.$A215])" office:value-type="float" office:value="0.258347620623497" calcext:value-type="float">
            <text:p>0.2583476206</text:p>
          </table:table-cell>
          <table:table-cell table:style-name="ce2" table:formula="of:=1.2 * SIN([.$A215])*SIN([.$A215])" office:value-type="float" office:value="0.310017144748197" calcext:value-type="float">
            <text:p>0.3100171447</text:p>
          </table:table-cell>
          <table:table-cell table:style-name="ce2" table:formula="of:=1.2 * SIN([.$A215])*SIN([.$A215])" office:value-type="float" office:value="0.310017144748197" calcext:value-type="float">
            <text:p>0.3100171447</text:p>
          </table:table-cell>
        </table:table-row>
        <table:table-row table:style-name="ro1">
          <table:table-cell table:formula="of:=(ROW()-192)/4" office:value-type="float" office:value="6" calcext:value-type="float">
            <text:p>6</text:p>
          </table:table-cell>
          <table:table-cell table:formula="of:=SIN([.$A216])*SIN([.$A216])" office:value-type="float" office:value="0.078073020633754" calcext:value-type="float">
            <text:p>0.0780730206</text:p>
          </table:table-cell>
          <table:table-cell table:style-name="ce2" table:formula="of:=1.2 * SIN([.$A216])*SIN([.$A216])" office:value-type="float" office:value="0.0936876247605047" calcext:value-type="float">
            <text:p>0.0936876248</text:p>
          </table:table-cell>
          <table:table-cell table:style-name="ce2" table:formula="of:=1.2 * SIN([.$A216])*SIN([.$A216])" office:value-type="float" office:value="0.0936876247605047" calcext:value-type="float">
            <text:p>0.0936876248</text:p>
          </table:table-cell>
        </table:table-row>
        <table:table-row table:style-name="ro1" table:number-rows-repeated="40">
          <table:table-cell table:number-columns-repeated="4"/>
        </table:table-row>
        <table:table-row table:style-name="ro1">
          <table:table-cell table:style-name="ce1" office:value-type="string" calcext:value-type="string">
            <text:p>libreoffice r log theta</text:p>
          </table:table-cell>
          <table:table-cell table:number-columns-repeated="3"/>
        </table:table-row>
        <table:table-row table:style-name="ro1">
          <table:table-cell table:formula="of:=(ROW()-192)/4" office:value-type="float" office:value="16.5" calcext:value-type="float">
            <text:p>16.5</text:p>
          </table:table-cell>
          <table:table-cell table:formula="of:=1+SIN([.$A258])*SIN([.$A258])" office:value-type="float" office:value="1.50663837361153" calcext:value-type="float">
            <text:p>1.5066383736</text:p>
          </table:table-cell>
          <table:table-cell table:style-name="ce2" table:formula="of:=2+1.2 * SIN([.$A258])*SIN([.$A258])" office:value-type="float" office:value="2.60796604833384" calcext:value-type="float">
            <text:p>2.6079660483</text:p>
          </table:table-cell>
          <table:table-cell table:style-name="ce2" table:formula="of:=3+1.2 * SIN([.$A258])*SIN([.$A258])" office:value-type="float" office:value="3.60796604833384" calcext:value-type="float">
            <text:p>3.6079660483</text:p>
          </table:table-cell>
        </table:table-row>
        <table:table-row table:style-name="ro1">
          <table:table-cell table:formula="of:=(ROW()-192)/4" office:value-type="float" office:value="16.75" calcext:value-type="float">
            <text:p>16.75</text:p>
          </table:table-cell>
          <table:table-cell table:formula="of:=1+SIN([.$A259])*SIN([.$A259])" office:value-type="float" office:value="1.74551736196512" calcext:value-type="float">
            <text:p>1.745517362</text:p>
          </table:table-cell>
          <table:table-cell table:style-name="ce2" table:formula="of:=2+1.2 * SIN([.$A259])*SIN([.$A259])" office:value-type="float" office:value="2.89462083435814" calcext:value-type="float">
            <text:p>2.8946208344</text:p>
          </table:table-cell>
          <table:table-cell table:style-name="ce2" table:formula="of:=3+1.2 * SIN([.$A259])*SIN([.$A259])" office:value-type="float" office:value="3.89462083435814" calcext:value-type="float">
            <text:p>3.8946208344</text:p>
          </table:table-cell>
        </table:table-row>
        <table:table-row table:style-name="ro1">
          <table:table-cell table:formula="of:=(ROW()-192)/4" office:value-type="float" office:value="17" calcext:value-type="float">
            <text:p>17</text:p>
          </table:table-cell>
          <table:table-cell table:formula="of:=1+SIN([.$A260])*SIN([.$A260])" office:value-type="float" office:value="1.9242851373923" calcext:value-type="float">
            <text:p>1.9242851374</text:p>
          </table:table-cell>
          <table:table-cell table:style-name="ce2" table:formula="of:=2+1.2 * SIN([.$A260])*SIN([.$A260])" office:value-type="float" office:value="3.10914216487076" calcext:value-type="float">
            <text:p>3.1091421649</text:p>
          </table:table-cell>
          <table:table-cell table:style-name="ce2" table:formula="of:=3+1.2 * SIN([.$A260])*SIN([.$A260])" office:value-type="float" office:value="4.10914216487076" calcext:value-type="float">
            <text:p>4.1091421649</text:p>
          </table:table-cell>
        </table:table-row>
        <table:table-row table:style-name="ro1">
          <table:table-cell table:formula="of:=(ROW()-192)/4" office:value-type="float" office:value="17.25" calcext:value-type="float">
            <text:p>17.25</text:p>
          </table:table-cell>
          <table:table-cell table:formula="of:=1+SIN([.$A261])*SIN([.$A261])" office:value-type="float" office:value="1.99917311372437" calcext:value-type="float">
            <text:p>1.9991731137</text:p>
          </table:table-cell>
          <table:table-cell table:style-name="ce2" table:formula="of:=2+1.2 * SIN([.$A261])*SIN([.$A261])" office:value-type="float" office:value="3.19900773646925" calcext:value-type="float">
            <text:p>3.1990077365</text:p>
          </table:table-cell>
          <table:table-cell table:style-name="ce2" table:formula="of:=3+1.2 * SIN([.$A261])*SIN([.$A261])" office:value-type="float" office:value="4.19900773646925" calcext:value-type="float">
            <text:p>4.1990077365</text:p>
          </table:table-cell>
        </table:table-row>
        <table:table-row table:style-name="ro1">
          <table:table-cell table:formula="of:=(ROW()-192)/4" office:value-type="float" office:value="17.5" calcext:value-type="float">
            <text:p>17.5</text:p>
          </table:table-cell>
          <table:table-cell table:formula="of:=1+SIN([.$A262])*SIN([.$A262])" office:value-type="float" office:value="1.95184610254575" calcext:value-type="float">
            <text:p>1.9518461025</text:p>
          </table:table-cell>
          <table:table-cell table:style-name="ce2" table:formula="of:=2+1.2 * SIN([.$A262])*SIN([.$A262])" office:value-type="float" office:value="3.1422153230549" calcext:value-type="float">
            <text:p>3.1422153231</text:p>
          </table:table-cell>
          <table:table-cell table:style-name="ce2" table:formula="of:=3+1.2 * SIN([.$A262])*SIN([.$A262])" office:value-type="float" office:value="4.1422153230549" calcext:value-type="float">
            <text:p>4.1422153231</text:p>
          </table:table-cell>
        </table:table-row>
        <table:table-row table:style-name="ro1">
          <table:table-cell table:formula="of:=(ROW()-192)/4" office:value-type="float" office:value="17.75" calcext:value-type="float">
            <text:p>17.75</text:p>
          </table:table-cell>
          <table:table-cell table:formula="of:=1+SIN([.$A263])*SIN([.$A263])" office:value-type="float" office:value="1.79389140678019" calcext:value-type="float">
            <text:p>1.7938914068</text:p>
          </table:table-cell>
          <table:table-cell table:style-name="ce2" table:formula="of:=2+1.2 * SIN([.$A263])*SIN([.$A263])" office:value-type="float" office:value="2.95266968813623" calcext:value-type="float">
            <text:p>2.9526696881</text:p>
          </table:table-cell>
          <table:table-cell table:style-name="ce2" table:formula="of:=3+1.2 * SIN([.$A263])*SIN([.$A263])" office:value-type="float" office:value="3.95266968813623" calcext:value-type="float">
            <text:p>3.9526696881</text:p>
          </table:table-cell>
        </table:table-row>
        <table:table-row table:style-name="ro1">
          <table:table-cell table:formula="of:=(ROW()-192)/4" office:value-type="float" office:value="18" calcext:value-type="float">
            <text:p>18</text:p>
          </table:table-cell>
          <table:table-cell table:formula="of:=1+SIN([.$A264])*SIN([.$A264])" office:value-type="float" office:value="1.5639818448137" calcext:value-type="float">
            <text:p>1.5639818448</text:p>
          </table:table-cell>
          <table:table-cell table:style-name="ce2" table:formula="of:=2+1.2 * SIN([.$A264])*SIN([.$A264])" office:value-type="float" office:value="2.67677821377644" calcext:value-type="float">
            <text:p>2.6767782138</text:p>
          </table:table-cell>
          <table:table-cell table:style-name="ce2" table:formula="of:=3+1.2 * SIN([.$A264])*SIN([.$A264])" office:value-type="float" office:value="3.67677821377644" calcext:value-type="float">
            <text:p>3.6767782138</text:p>
          </table:table-cell>
        </table:table-row>
        <table:table-row table:style-name="ro1">
          <table:table-cell table:formula="of:=(ROW()-192)/4" office:value-type="float" office:value="18.25" calcext:value-type="float">
            <text:p>18.25</text:p>
          </table:table-cell>
          <table:table-cell table:formula="of:=1+SIN([.$A265])*SIN([.$A265])" office:value-type="float" office:value="1.31840729579197" calcext:value-type="float">
            <text:p>1.3184072958</text:p>
          </table:table-cell>
          <table:table-cell table:style-name="ce2" table:formula="of:=2+1.2 * SIN([.$A265])*SIN([.$A265])" office:value-type="float" office:value="2.38208875495036" calcext:value-type="float">
            <text:p>2.382088755</text:p>
          </table:table-cell>
          <table:table-cell table:style-name="ce2" table:formula="of:=3+1.2 * SIN([.$A265])*SIN([.$A265])" office:value-type="float" office:value="3.38208875495036" calcext:value-type="float">
            <text:p>3.382088755</text:p>
          </table:table-cell>
        </table:table-row>
        <table:table-row table:style-name="ro1">
          <table:table-cell table:formula="of:=(ROW()-192)/4" office:value-type="float" office:value="18.5" calcext:value-type="float">
            <text:p>18.5</text:p>
          </table:table-cell>
          <table:table-cell table:formula="of:=1+SIN([.$A266])*SIN([.$A266])" office:value-type="float" office:value="1.11729297402733" calcext:value-type="float">
            <text:p>1.117292974</text:p>
          </table:table-cell>
          <table:table-cell table:style-name="ce2" table:formula="of:=2+1.2 * SIN([.$A266])*SIN([.$A266])" office:value-type="float" office:value="2.14075156883279" calcext:value-type="float">
            <text:p>2.1407515688</text:p>
          </table:table-cell>
          <table:table-cell table:style-name="ce2" table:formula="of:=3+1.2 * SIN([.$A266])*SIN([.$A266])" office:value-type="float" office:value="3.14075156883279" calcext:value-type="float">
            <text:p>3.1407515688</text:p>
          </table:table-cell>
        </table:table-row>
        <table:table-row table:style-name="ro1">
          <table:table-cell table:formula="of:=(ROW()-192)/4" office:value-type="float" office:value="18.75" calcext:value-type="float">
            <text:p>18.75</text:p>
          </table:table-cell>
          <table:table-cell table:formula="of:=1+SIN([.$A267])*SIN([.$A267])" office:value-type="float" office:value="1.00987867959495" calcext:value-type="float">
            <text:p>1.0098786796</text:p>
          </table:table-cell>
          <table:table-cell table:style-name="ce2" table:formula="of:=2+1.2 * SIN([.$A267])*SIN([.$A267])" office:value-type="float" office:value="2.01185441551394" calcext:value-type="float">
            <text:p>2.0118544155</text:p>
          </table:table-cell>
          <table:table-cell table:style-name="ce2" table:formula="of:=3+1.2 * SIN([.$A267])*SIN([.$A267])" office:value-type="float" office:value="3.01185441551394" calcext:value-type="float">
            <text:p>3.0118544155</text:p>
          </table:table-cell>
        </table:table-row>
        <table:table-row table:style-name="ro1">
          <table:table-cell table:formula="of:=(ROW()-192)/4" office:value-type="float" office:value="19" calcext:value-type="float">
            <text:p>19</text:p>
          </table:table-cell>
          <table:table-cell table:formula="of:=1+SIN([.$A268])*SIN([.$A268])" office:value-type="float" office:value="1.02246317797635" calcext:value-type="float">
            <text:p>1.022463178</text:p>
          </table:table-cell>
          <table:table-cell table:style-name="ce2" table:formula="of:=2+1.2 * SIN([.$A268])*SIN([.$A268])" office:value-type="float" office:value="2.02695581357162" calcext:value-type="float">
            <text:p>2.0269558136</text:p>
          </table:table-cell>
          <table:table-cell table:style-name="ce2" table:formula="of:=3+1.2 * SIN([.$A268])*SIN([.$A268])" office:value-type="float" office:value="3.02695581357162" calcext:value-type="float">
            <text:p>3.0269558136</text:p>
          </table:table-cell>
        </table:table-row>
        <table:table-row table:style-name="ro1">
          <table:table-cell table:formula="of:=(ROW()-192)/4" office:value-type="float" office:value="19.25" calcext:value-type="float">
            <text:p>19.25</text:p>
          </table:table-cell>
          <table:table-cell table:formula="of:=1+SIN([.$A269])*SIN([.$A269])" office:value-type="float" office:value="1.15196534506806" calcext:value-type="float">
            <text:p>1.1519653451</text:p>
          </table:table-cell>
          <table:table-cell table:style-name="ce2" table:formula="of:=2+1.2 * SIN([.$A269])*SIN([.$A269])" office:value-type="float" office:value="2.18235841408167" calcext:value-type="float">
            <text:p>2.1823584141</text:p>
          </table:table-cell>
          <table:table-cell table:style-name="ce2" table:formula="of:=3+1.2 * SIN([.$A269])*SIN([.$A269])" office:value-type="float" office:value="3.18235841408167" calcext:value-type="float">
            <text:p>3.1823584141</text:p>
          </table:table-cell>
        </table:table-row>
        <table:table-row table:style-name="ro1">
          <table:table-cell table:formula="of:=(ROW()-192)/4" office:value-type="float" office:value="19.5" calcext:value-type="float">
            <text:p>19.5</text:p>
          </table:table-cell>
          <table:table-cell table:formula="of:=1+SIN([.$A270])*SIN([.$A270])" office:value-type="float" office:value="1.36667853382003" calcext:value-type="float">
            <text:p>1.3666785338</text:p>
          </table:table-cell>
          <table:table-cell table:style-name="ce2" table:formula="of:=2+1.2 * SIN([.$A270])*SIN([.$A270])" office:value-type="float" office:value="2.44001424058404" calcext:value-type="float">
            <text:p>2.4400142406</text:p>
          </table:table-cell>
          <table:table-cell table:style-name="ce2" table:formula="of:=3+1.2 * SIN([.$A270])*SIN([.$A270])" office:value-type="float" office:value="3.44001424058404" calcext:value-type="float">
            <text:p>3.4400142406</text:p>
          </table:table-cell>
        </table:table-row>
        <table:table-row table:style-name="ro1">
          <table:table-cell table:formula="of:=(ROW()-192)/4" office:value-type="float" office:value="19.75" calcext:value-type="float">
            <text:p>19.75</text:p>
          </table:table-cell>
          <table:table-cell table:formula="of:=1+SIN([.$A271])*SIN([.$A271])" office:value-type="float" office:value="1.61403346724155" calcext:value-type="float">
            <text:p>1.6140334672</text:p>
          </table:table-cell>
          <table:table-cell table:style-name="ce2" table:formula="of:=2+1.2 * SIN([.$A271])*SIN([.$A271])" office:value-type="float" office:value="2.73684016068986" calcext:value-type="float">
            <text:p>2.7368401607</text:p>
          </table:table-cell>
          <table:table-cell table:style-name="ce2" table:formula="of:=3+1.2 * SIN([.$A271])*SIN([.$A271])" office:value-type="float" office:value="3.73684016068986" calcext:value-type="float">
            <text:p>3.7368401607</text:p>
          </table:table-cell>
        </table:table-row>
        <table:table-row table:style-name="ro1">
          <table:table-cell table:formula="of:=(ROW()-192)/4" office:value-type="float" office:value="20" calcext:value-type="float">
            <text:p>20</text:p>
          </table:table-cell>
          <table:table-cell table:formula="of:=1+SIN([.$A272])*SIN([.$A272])" office:value-type="float" office:value="1.83346903082613" calcext:value-type="float">
            <text:p>1.8334690308</text:p>
          </table:table-cell>
          <table:table-cell table:style-name="ce2" table:formula="of:=2+1.2 * SIN([.$A272])*SIN([.$A272])" office:value-type="float" office:value="3.00016283699136" calcext:value-type="float">
            <text:p>3.000162837</text:p>
          </table:table-cell>
          <table:table-cell table:style-name="ce2" table:formula="of:=3+1.2 * SIN([.$A272])*SIN([.$A272])" office:value-type="float" office:value="4.00016283699136" calcext:value-type="float">
            <text:p>4.000162837</text:p>
          </table:table-cell>
        </table:table-row>
        <table:table-row table:style-name="ro1">
          <table:table-cell table:formula="of:=(ROW()-192)/4" office:value-type="float" office:value="20.25" calcext:value-type="float">
            <text:p>20.25</text:p>
          </table:table-cell>
          <table:table-cell table:formula="of:=1+SIN([.$A273])*SIN([.$A273])" office:value-type="float" office:value="1.97125974552544" calcext:value-type="float">
            <text:p>1.9712597455</text:p>
          </table:table-cell>
          <table:table-cell table:style-name="ce2" table:formula="of:=2+1.2 * SIN([.$A273])*SIN([.$A273])" office:value-type="float" office:value="3.16551169463053" calcext:value-type="float">
            <text:p>3.1655116946</text:p>
          </table:table-cell>
          <table:table-cell table:style-name="ce2" table:formula="of:=3+1.2 * SIN([.$A273])*SIN([.$A273])" office:value-type="float" office:value="4.16551169463053" calcext:value-type="float">
            <text:p>4.1655116946</text:p>
          </table:table-cell>
        </table:table-row>
        <table:table-row table:style-name="ro1">
          <table:table-cell table:formula="of:=(ROW()-192)/4" office:value-type="float" office:value="20.5" calcext:value-type="float">
            <text:p>20.5</text:p>
          </table:table-cell>
          <table:table-cell table:formula="of:=1+SIN([.$A274])*SIN([.$A274])" office:value-type="float" office:value="1.99366963876191" calcext:value-type="float">
            <text:p>1.9936696388</text:p>
          </table:table-cell>
          <table:table-cell table:style-name="ce2" table:formula="of:=2+1.2 * SIN([.$A274])*SIN([.$A274])" office:value-type="float" office:value="3.1924035665143" calcext:value-type="float">
            <text:p>3.1924035665</text:p>
          </table:table-cell>
          <table:table-cell table:style-name="ce2" table:formula="of:=3+1.2 * SIN([.$A274])*SIN([.$A274])" office:value-type="float" office:value="4.1924035665143" calcext:value-type="float">
            <text:p>4.1924035665</text:p>
          </table:table-cell>
        </table:table-row>
        <table:table-row table:style-name="ro1">
          <table:table-cell table:formula="of:=(ROW()-192)/4" office:value-type="float" office:value="20.75" calcext:value-type="float">
            <text:p>20.75</text:p>
          </table:table-cell>
          <table:table-cell table:formula="of:=1+SIN([.$A275])*SIN([.$A275])" office:value-type="float" office:value="1.89521198709891" calcext:value-type="float">
            <text:p>1.8952119871</text:p>
          </table:table-cell>
          <table:table-cell table:style-name="ce2" table:formula="of:=2+1.2 * SIN([.$A275])*SIN([.$A275])" office:value-type="float" office:value="3.07425438451869" calcext:value-type="float">
            <text:p>3.0742543845</text:p>
          </table:table-cell>
          <table:table-cell table:style-name="ce2" table:formula="of:=3+1.2 * SIN([.$A275])*SIN([.$A275])" office:value-type="float" office:value="4.07425438451869" calcext:value-type="float">
            <text:p>4.0742543845</text:p>
          </table:table-cell>
        </table:table-row>
        <table:table-row table:style-name="ro1">
          <table:table-cell table:formula="of:=(ROW()-192)/4" office:value-type="float" office:value="21" calcext:value-type="float">
            <text:p>21</text:p>
          </table:table-cell>
          <table:table-cell table:formula="of:=1+SIN([.$A276])*SIN([.$A276])" office:value-type="float" office:value="1.69999265749418" calcext:value-type="float">
            <text:p>1.6999926575</text:p>
          </table:table-cell>
          <table:table-cell table:style-name="ce2" table:formula="of:=2+1.2 * SIN([.$A276])*SIN([.$A276])" office:value-type="float" office:value="2.83999118899301" calcext:value-type="float">
            <text:p>2.839991189</text:p>
          </table:table-cell>
          <table:table-cell table:style-name="ce2" table:formula="of:=3+1.2 * SIN([.$A276])*SIN([.$A276])" office:value-type="float" office:value="3.83999118899301" calcext:value-type="float">
            <text:p>3.839991189</text:p>
          </table:table-cell>
        </table:table-row>
        <table:table-row table:style-name="ro1">
          <table:table-cell table:formula="of:=(ROW()-192)/4" office:value-type="float" office:value="21.25" calcext:value-type="float">
            <text:p>21.25</text:p>
          </table:table-cell>
          <table:table-cell table:formula="of:=1+SIN([.$A277])*SIN([.$A277])" office:value-type="float" office:value="1.4558081503471" calcext:value-type="float">
            <text:p>1.4558081503</text:p>
          </table:table-cell>
          <table:table-cell table:style-name="ce2" table:formula="of:=2+1.2 * SIN([.$A277])*SIN([.$A277])" office:value-type="float" office:value="2.54696978041652" calcext:value-type="float">
            <text:p>2.5469697804</text:p>
          </table:table-cell>
          <table:table-cell table:style-name="ce2" table:formula="of:=3+1.2 * SIN([.$A277])*SIN([.$A277])" office:value-type="float" office:value="3.54696978041652" calcext:value-type="float">
            <text:p>3.5469697804</text:p>
          </table:table-cell>
        </table:table-row>
        <table:table-row table:style-name="ro1">
          <table:table-cell table:formula="of:=(ROW()-192)/4" office:value-type="float" office:value="21.5" calcext:value-type="float">
            <text:p>21.5</text:p>
          </table:table-cell>
          <table:table-cell table:formula="of:=1+SIN([.$A278])*SIN([.$A278])" office:value-type="float" office:value="1.22244334923969" calcext:value-type="float">
            <text:p>1.2224433492</text:p>
          </table:table-cell>
          <table:table-cell table:style-name="ce2" table:formula="of:=2+1.2 * SIN([.$A278])*SIN([.$A278])" office:value-type="float" office:value="2.26693201908762" calcext:value-type="float">
            <text:p>2.2669320191</text:p>
          </table:table-cell>
          <table:table-cell table:style-name="ce2" table:formula="of:=3+1.2 * SIN([.$A278])*SIN([.$A278])" office:value-type="float" office:value="3.26693201908762" calcext:value-type="float">
            <text:p>3.2669320191</text:p>
          </table:table-cell>
        </table:table-row>
        <table:table-row table:style-name="ro1">
          <table:table-cell table:formula="of:=(ROW()-192)/4" office:value-type="float" office:value="21.75" calcext:value-type="float">
            <text:p>21.75</text:p>
          </table:table-cell>
          <table:table-cell table:formula="of:=1+SIN([.$A279])*SIN([.$A279])" office:value-type="float" office:value="1.05703409636501" calcext:value-type="float">
            <text:p>1.0570340964</text:p>
          </table:table-cell>
          <table:table-cell table:style-name="ce2" table:formula="of:=2+1.2 * SIN([.$A279])*SIN([.$A279])" office:value-type="float" office:value="2.06844091563801" calcext:value-type="float">
            <text:p>2.0684409156</text:p>
          </table:table-cell>
          <table:table-cell table:style-name="ce2" table:formula="of:=3+1.2 * SIN([.$A279])*SIN([.$A279])" office:value-type="float" office:value="3.06844091563801" calcext:value-type="float">
            <text:p>3.0684409156</text:p>
          </table:table-cell>
        </table:table-row>
        <table:table-row table:style-name="ro1">
          <table:table-cell table:formula="of:=(ROW()-192)/4" office:value-type="float" office:value="22" calcext:value-type="float">
            <text:p>22</text:p>
          </table:table-cell>
          <table:table-cell table:formula="of:=1+SIN([.$A280])*SIN([.$A280])" office:value-type="float" office:value="1.00007834567615" calcext:value-type="float">
            <text:p>1.0000783457</text:p>
          </table:table-cell>
          <table:table-cell table:style-name="ce2" table:formula="of:=2+1.2 * SIN([.$A280])*SIN([.$A280])" office:value-type="float" office:value="2.00009401481139" calcext:value-type="float">
            <text:p>2.0000940148</text:p>
          </table:table-cell>
          <table:table-cell table:style-name="ce2" table:formula="of:=3+1.2 * SIN([.$A280])*SIN([.$A280])" office:value-type="float" office:value="3.00009401481139" calcext:value-type="float">
            <text:p>3.0000940148</text:p>
          </table:table-cell>
        </table:table-row>
        <table:table-row table:style-name="ro1">
          <table:table-cell table:formula="of:=(ROW()-192)/4" office:value-type="float" office:value="22.25" calcext:value-type="float">
            <text:p>22.25</text:p>
          </table:table-cell>
          <table:table-cell table:formula="of:=1+SIN([.$A281])*SIN([.$A281])" office:value-type="float" office:value="1.065520851343" calcext:value-type="float">
            <text:p>1.0655208513</text:p>
          </table:table-cell>
          <table:table-cell table:style-name="ce2" table:formula="of:=2+1.2 * SIN([.$A281])*SIN([.$A281])" office:value-type="float" office:value="2.0786250216116" calcext:value-type="float">
            <text:p>2.0786250216</text:p>
          </table:table-cell>
          <table:table-cell table:style-name="ce2" table:formula="of:=3+1.2 * SIN([.$A281])*SIN([.$A281])" office:value-type="float" office:value="3.0786250216116" calcext:value-type="float">
            <text:p>3.0786250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21:07:08.740933483</meta:creation-date>
    <dc:date>2014-10-28T22:26:55.787266181</dc:date>
    <meta:editing-duration>PT1H3M9S</meta:editing-duration>
    <meta:editing-cycles>11</meta:editing-cycles>
    <meta:generator>LibreOffice/4.2.6.3$Linux_x86 LibreOffice_project/420m0$Build-3</meta:generator>
    <meta:document-statistic meta:table-count="1" meta:cell-count="389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2:Sheet1.D22" svg:x="0.77cm" svg:y="0.855cm" svg:width="11.753cm" svg:height="7.545cm">
          <chartooo:coordinate-region svg:x="1.492cm" svg:y="1.052cm" svg:width="10.846cm" svg:height="7.151cm"/>
          <chart:axis chart:dimension="x" chart:name="primary-x" chart:style-name="ch4"/>
          <chart:axis chart:dimension="y" chart:name="primary-y" chart:style-name="ch4"/>
          <chart:series chart:style-name="ch5" chart:values-cell-range-address="Sheet1.B2:Sheet1.B22" chart:class="chart:scatter">
            <chart:domain table:cell-range-address="Sheet1.A2:Sheet1.A22"/>
            <chart:data-point chart:repeated="21"/>
          </chart:series>
          <chart:series chart:style-name="ch6" chart:values-cell-range-address="Sheet1.C2:Sheet1.C22" chart:class="chart:scatter">
            <chart:data-point chart:repeated="21"/>
          </chart:series>
          <chart:series chart:style-name="ch7" chart:values-cell-range-address="Sheet1.D2:Sheet1.D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2</svg:desc>
                </draw:g>
              </table:table-cell>
              <table:table-cell office:value-type="float" office:value="1.23673960613947">
                <text:p>1.23673960613947</text:p>
                <draw:g>
                  <svg:desc>Sheet1.B2:Sheet1.B22</svg:desc>
                </draw:g>
              </table:table-cell>
              <table:table-cell office:value-type="float" office:value="0.958851077208406">
                <text:p>0.958851077208406</text:p>
                <draw:g>
                  <svg:desc>Sheet1.C2:Sheet1.C22</svg:desc>
                </draw:g>
              </table:table-cell>
              <table:table-cell office:value-type="float" office:value="0.778836684617301">
                <text:p>0.778836684617301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2441295442369">
                <text:p>2.52441295442369</text:p>
              </table:table-cell>
              <table:table-cell office:value-type="float" office:value="2.04491628007">
                <text:p>2.04491628007</text:p>
              </table:table-cell>
              <table:table-cell office:value-type="float" office:value="1.69392742018511">
                <text:p>1.69392742018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8775160545325">
                <text:p>3.88775160545325</text:p>
              </table:table-cell>
              <table:table-cell office:value-type="float" office:value="3.36588393923159">
                <text:p>3.36588393923159</text:p>
              </table:table-cell>
              <table:table-cell office:value-type="float" office:value="2.86942436359809">
                <text:p>2.86942436359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97703978875883">
                <text:p>4.97703978875883</text:p>
              </table:table-cell>
              <table:table-cell office:value-type="float" office:value="4.74492309677793">
                <text:p>4.74492309677793</text:p>
              </table:table-cell>
              <table:table-cell office:value-type="float" office:value="4.20735492403948">
                <text:p>4.20735492403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45578456095409">
                <text:p>5.45578456095409</text:p>
              </table:table-cell>
              <table:table-cell office:value-type="float" office:value="5.98496991962433">
                <text:p>5.98496991962433</text:p>
              </table:table-cell>
              <table:table-cell office:value-type="float" office:value="5.59223451580336">
                <text:p>5.5922345158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06160117216827">
                <text:p>5.06160117216827</text:p>
              </table:table-cell>
              <table:table-cell office:value-type="float" office:value="6.88790162811756">
                <text:p>6.88790162811756</text:p>
              </table:table-cell>
              <table:table-cell office:value-type="float" office:value="6.89814810991922">
                <text:p>6.89814810991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6581810130865">
                <text:p>3.6581810130865</text:p>
              </table:table-cell>
              <table:table-cell office:value-type="float" office:value="7.27437941460545">
                <text:p>7.27437941460545</text:p>
              </table:table-cell>
              <table:table-cell office:value-type="float" office:value="7.99658882433204">
                <text:p>7.99658882433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2700800725388">
                <text:p>1.2700800725388</text:p>
              </table:table-cell>
              <table:table-cell office:value-type="float" office:value="7.00265877199129">
                <text:p>7.00265877199129</text:p>
              </table:table-cell>
              <table:table-cell office:value-type="float" office:value="8.76462867790376">
                <text:p>8.76462867790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.90567962875485">
                <text:p>-1.90567962875485</text:p>
              </table:table-cell>
              <table:table-cell office:value-type="float" office:value="5.98472144103957">
                <text:p>5.98472144103957</text:p>
              </table:table-cell>
              <table:table-cell office:value-type="float" office:value="9.09297426825682">
                <text:p>9.09297426825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5.51404753447179">
                <text:p>-5.51404753447179</text:p>
              </table:table-cell>
              <table:table-cell office:value-type="float" office:value="4.19827091257565">
                <text:p>4.19827091257565</text:p>
              </table:table-cell>
              <table:table-cell office:value-type="float" office:value="8.89346044201549">
                <text:p>8.89346044201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9.08162994369514">
                <text:p>-9.08162994369514</text:p>
              </table:table-cell>
              <table:table-cell office:value-type="float" office:value="1.69344009671841">
                <text:p>1.69344009671841</text:p>
              </table:table-cell>
              <table:table-cell office:value-type="float" office:value="8.10555816661381">
                <text:p>8.1055581666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12.0771885165199">
                <text:p>-12.0771885165199</text:p>
              </table:table-cell>
              <table:table-cell office:value-type="float" office:value="-1.40653674889141">
                <text:p>-1.40653674889141</text:p>
              </table:table-cell>
              <table:table-cell office:value-type="float" office:value="6.70151783367903">
                <text:p>6.70151783367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13.985368839371">
                <text:p>-13.985368839371</text:p>
              </table:table-cell>
              <table:table-cell office:value-type="float" office:value="-4.91096518765468">
                <text:p>-4.91096518765468</text:p>
              </table:table-cell>
              <table:table-cell office:value-type="float" office:value="4.68983410218267">
                <text:p>4.68983410218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14.3838641199471">
                <text:p>-14.3838641199471</text:p>
              </table:table-cell>
              <table:table-cell office:value-type="float" office:value="-8.57341978113516">
                <text:p>-8.57341978113516</text:p>
              </table:table-cell>
              <table:table-cell office:value-type="float" office:value="2.11680012089801">
                <text:p>2.11680012089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13.0132702650813">
                <text:p>-13.0132702650813</text:p>
              </table:table-cell>
              <table:table-cell office:value-type="float" office:value="-12.1088399249269">
                <text:p>-12.1088399249269</text:p>
              </table:table-cell>
              <table:table-cell office:value-type="float" office:value="-0.933986294841281">
                <text:p>-0.933986294841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9.82937010965325">
                <text:p>-9.82937010965325</text:p>
              </table:table-cell>
              <table:table-cell office:value-type="float" office:value="-15.2148190898859">
                <text:p>-15.2148190898859</text:p>
              </table:table-cell>
              <table:table-cell office:value-type="float" office:value="-4.34419873445613">
                <text:p>-4.34419873445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5.02947896758067">
                <text:p>-5.02947896758067</text:p>
              </table:table-cell>
              <table:table-cell office:value-type="float" office:value="-17.5955421179717">
                <text:p>-17.5955421179717</text:p>
              </table:table-cell>
              <table:table-cell office:value-type="float" office:value="-7.96536797930734">
                <text:p>-7.96536797930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952413187761282">
                <text:p>0.952413187761282</text:p>
              </table:table-cell>
              <table:table-cell office:value-type="float" office:value="-18.9865629905322">
                <text:p>-18.9865629905322</text:p>
              </table:table-cell>
              <table:table-cell office:value-type="float" office:value="-11.6252999279117">
                <text:p>-11.6252999279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4830246114244">
                <text:p>7.4830246114244</text:p>
              </table:table-cell>
              <table:table-cell office:value-type="float" office:value="-19.1784854932628">
                <text:p>-19.1784854932628</text:p>
              </table:table-cell>
              <table:table-cell office:value-type="float" office:value="-15.1360499061586">
                <text:p>-15.1360499061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3.7967185730946">
                <text:p>13.7967185730946</text:p>
              </table:table-cell>
              <table:table-cell office:value-type="float" office:value="-18.0376243619584">
                <text:p>-18.0376243619584</text:p>
              </table:table-cell>
              <table:table-cell office:value-type="float" office:value="-18.3030912206854">
                <text:p>-18.3030912206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9.0849311316137">
                <text:p>19.0849311316137</text:p>
              </table:table-cell>
              <table:table-cell office:value-type="float" office:value="-15.5218871625486">
                <text:p>-15.5218871625486</text:p>
              </table:table-cell>
              <table:table-cell office:value-type="float" office:value="-20.9352456255694">
                <text:p>-20.9352456255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1cm" svg:y="3.709cm" style:legend-expansion="high" chart:style-name="ch2"/>
        <chart:plot-area chart:style-name="ch3" table:cell-range-address="Sheet1.A67:Sheet1.D85" svg:x="0.77cm" svg:y="0.855cm" svg:width="12.342cm" svg:height="7.545cm">
          <chartooo:coordinate-region svg:x="2.775cm" svg:y="1.052cm" svg:width="10.152cm" svg:height="6.70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67:Sheet1.B85" chart:class="chart:scatter">
            <chart:domain table:cell-range-address="Sheet1.A67:Sheet1.A85"/>
            <chart:data-point chart:repeated="19"/>
          </chart:series>
          <chart:series chart:style-name="ch8" chart:values-cell-range-address="Sheet1.C67:Sheet1.C85" chart:class="chart:scatter">
            <chart:data-point chart:repeated="19"/>
          </chart:series>
          <chart:series chart:style-name="ch9" chart:values-cell-range-address="Sheet1.D67:Sheet1.D85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67:Sheet1.A85</svg:desc>
                </draw:g>
              </table:table-cell>
              <table:table-cell office:value-type="float" office:value="0.270670566473225">
                <text:p>0.270670566473225</text:p>
                <draw:g>
                  <svg:desc>Sheet1.B67:Sheet1.B85</svg:desc>
                </draw:g>
              </table:table-cell>
              <table:table-cell office:value-type="float" office:value="0.735758882342885">
                <text:p>0.735758882342885</text:p>
                <draw:g>
                  <svg:desc>Sheet1.C67:Sheet1.C85</svg:desc>
                </draw:g>
              </table:table-cell>
              <table:table-cell office:value-type="float" office:value="1.02683423806518">
                <text:p>1.02683423806518</text:p>
                <draw:g>
                  <svg:desc>Sheet1.D67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49361205103592">
                <text:p>0.149361205103592</text:p>
              </table:table-cell>
              <table:table-cell office:value-type="float" office:value="0.669390480445289">
                <text:p>0.669390480445289</text:p>
              </table:table-cell>
              <table:table-cell office:value-type="float" office:value="1.10363832351433">
                <text:p>1.1036383235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32625555549367">
                <text:p>0.0732625555549367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05438855246291">
                <text:p>1.05438855246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336897349954273">
                <text:p>0.0336897349954273</text:p>
              </table:table-cell>
              <table:table-cell office:value-type="float" office:value="0.410424993119494">
                <text:p>0.410424993119494</text:p>
              </table:table-cell>
              <table:table-cell office:value-type="float" office:value="0.944378014187809">
                <text:p>0.944378014187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48725130599982">
                <text:p>0.0148725130599982</text:p>
              </table:table-cell>
              <table:table-cell office:value-type="float" office:value="0.298722410207184">
                <text:p>0.298722410207184</text:p>
              </table:table-cell>
              <table:table-cell office:value-type="float" office:value="0.812011699419676">
                <text:p>0.812011699419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638317375888161">
                <text:p>0.00638317375888161</text:p>
              </table:table-cell>
              <table:table-cell office:value-type="float" office:value="0.211381683956229">
                <text:p>0.211381683956229</text:p>
              </table:table-cell>
              <table:table-cell office:value-type="float" office:value="0.678803775050835">
                <text:p>0.67880377505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268370102322009">
                <text:p>0.00268370102322009</text:p>
              </table:table-cell>
              <table:table-cell office:value-type="float" office:value="0.146525111109873">
                <text:p>0.146525111109873</text:p>
              </table:table-cell>
              <table:table-cell office:value-type="float" office:value="0.555867609782412">
                <text:p>0.555867609782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111068823678012">
                <text:p>0.00111068823678012</text:p>
              </table:table-cell>
              <table:table-cell office:value-type="float" office:value="0.0999809688441808">
                <text:p>0.0999809688441808</text:p>
              </table:table-cell>
              <table:table-cell office:value-type="float" office:value="0.448083615310776">
                <text:p>0.448083615310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0453999297624849">
                <text:p>0.000453999297624849</text:p>
              </table:table-cell>
              <table:table-cell office:value-type="float" office:value="0.0673794699908547">
                <text:p>0.0673794699908547</text:p>
              </table:table-cell>
              <table:table-cell office:value-type="float" office:value="0.356739933472524">
                <text:p>0.356739933472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183718708692702">
                <text:p>0.000183718708692702</text:p>
              </table:table-cell>
              <table:table-cell office:value-type="float" office:value="0.0449544858231047">
                <text:p>0.0449544858231047</text:p>
              </table:table-cell>
              <table:table-cell office:value-type="float" office:value="0.281176865271581">
                <text:p>0.281176865271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000737305482399385">
                <text:p>0.0000737305482399385</text:p>
              </table:table-cell>
              <table:table-cell office:value-type="float" office:value="0.0297450261199963">
                <text:p>0.0297450261199963</text:p>
              </table:table-cell>
              <table:table-cell office:value-type="float" office:value="0.21978766666481">
                <text:p>0.21978766666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000293842822907537">
                <text:p>0.0000293842822907537</text:p>
              </table:table-cell>
              <table:table-cell office:value-type="float" office:value="0.0195447095087084">
                <text:p>0.0195447095087084</text:p>
              </table:table-cell>
              <table:table-cell office:value-type="float" office:value="0.170608473580233">
                <text:p>0.170608473580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001164140206745">
                <text:p>0.00001164140206745</text:p>
              </table:table-cell>
              <table:table-cell office:value-type="float" office:value="0.0127663475177632">
                <text:p>0.0127663475177632</text:p>
              </table:table-cell>
              <table:table-cell office:value-type="float" office:value="0.131649875720933">
                <text:p>0.131649875720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0000458853480752739">
                <text:p>0.00000458853480752739</text:p>
              </table:table-cell>
              <table:table-cell office:value-type="float" office:value="0.00829626555221751">
                <text:p>0.00829626555221751</text:p>
              </table:table-cell>
              <table:table-cell office:value-type="float" office:value="0.101069204986282">
                <text:p>0.101069204986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0000180056279550815">
                <text:p>0.00000180056279550815</text:p>
              </table:table-cell>
              <table:table-cell office:value-type="float" office:value="0.00536740204644019">
                <text:p>0.00536740204644019</text:p>
              </table:table-cell>
              <table:table-cell office:value-type="float" office:value="0.0772471999013031">
                <text:p>0.077247199901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00000703789412193478">
                <text:p>0.000000703789412193478</text:p>
              </table:table-cell>
              <table:table-cell office:value-type="float" office:value="0.00345896227318095">
                <text:p>0.00345896227318095</text:p>
              </table:table-cell>
              <table:table-cell office:value-type="float" office:value="0.0588094147199009">
                <text:p>0.0588094147199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00000274139635404827">
                <text:p>0.000000274139635404827</text:p>
              </table:table-cell>
              <table:table-cell office:value-type="float" office:value="0.00222137647356023">
                <text:p>0.00222137647356023</text:p>
              </table:table-cell>
              <table:table-cell office:value-type="float" office:value="0.0446175391799945">
                <text:p>0.044617539179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00106453132313208">
                <text:p>0.000000106453132313208</text:p>
              </table:table-cell>
              <table:table-cell office:value-type="float" office:value="0.00142218476786631">
                <text:p>0.00142218476786631</text:p>
              </table:table-cell>
              <table:table-cell office:value-type="float" office:value="0.0337459673689532">
                <text:p>0.0337459673689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00000412230724487712">
                <text:p>0.0000000412230724487712</text:p>
              </table:table-cell>
              <table:table-cell office:value-type="float" office:value="0.000907998595249697">
                <text:p>0.000907998595249697</text:p>
              </table:table-cell>
              <table:table-cell office:value-type="float" office:value="0.0254526760267962">
                <text:p>0.02545267602679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67:Sheet1.D85" svg:x="0.77cm" svg:y="0.855cm" svg:width="11.753cm" svg:height="7.545cm">
          <chartooo:coordinate-region svg:x="2.775cm" svg:y="1.052cm" svg:width="9.563cm" svg:height="6.70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67:Sheet1.B85" chart:class="chart:scatter">
            <chart:domain table:cell-range-address="Sheet1.A67:Sheet1.A85"/>
            <chart:data-point chart:repeated="19"/>
          </chart:series>
          <chart:series chart:style-name="ch8" chart:values-cell-range-address="Sheet1.C67:Sheet1.C85" chart:class="chart:scatter">
            <chart:data-point chart:repeated="19"/>
          </chart:series>
          <chart:series chart:style-name="ch9" chart:values-cell-range-address="Sheet1.D67:Sheet1.D85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67:Sheet1.A85</svg:desc>
                </draw:g>
              </table:table-cell>
              <table:table-cell office:value-type="float" office:value="0.270670566473225">
                <text:p>0.270670566473225</text:p>
                <draw:g>
                  <svg:desc>Sheet1.B67:Sheet1.B85</svg:desc>
                </draw:g>
              </table:table-cell>
              <table:table-cell office:value-type="float" office:value="0.735758882342885">
                <text:p>0.735758882342885</text:p>
                <draw:g>
                  <svg:desc>Sheet1.C67:Sheet1.C85</svg:desc>
                </draw:g>
              </table:table-cell>
              <table:table-cell office:value-type="float" office:value="1.02683423806518">
                <text:p>1.02683423806518</text:p>
                <draw:g>
                  <svg:desc>Sheet1.D67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49361205103592">
                <text:p>0.149361205103592</text:p>
              </table:table-cell>
              <table:table-cell office:value-type="float" office:value="0.669390480445289">
                <text:p>0.669390480445289</text:p>
              </table:table-cell>
              <table:table-cell office:value-type="float" office:value="1.10363832351433">
                <text:p>1.1036383235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32625555549367">
                <text:p>0.0732625555549367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05438855246291">
                <text:p>1.05438855246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336897349954273">
                <text:p>0.0336897349954273</text:p>
              </table:table-cell>
              <table:table-cell office:value-type="float" office:value="0.410424993119494">
                <text:p>0.410424993119494</text:p>
              </table:table-cell>
              <table:table-cell office:value-type="float" office:value="0.944378014187809">
                <text:p>0.944378014187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48725130599982">
                <text:p>0.0148725130599982</text:p>
              </table:table-cell>
              <table:table-cell office:value-type="float" office:value="0.298722410207184">
                <text:p>0.298722410207184</text:p>
              </table:table-cell>
              <table:table-cell office:value-type="float" office:value="0.812011699419676">
                <text:p>0.812011699419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638317375888161">
                <text:p>0.00638317375888161</text:p>
              </table:table-cell>
              <table:table-cell office:value-type="float" office:value="0.211381683956229">
                <text:p>0.211381683956229</text:p>
              </table:table-cell>
              <table:table-cell office:value-type="float" office:value="0.678803775050835">
                <text:p>0.67880377505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268370102322009">
                <text:p>0.00268370102322009</text:p>
              </table:table-cell>
              <table:table-cell office:value-type="float" office:value="0.146525111109873">
                <text:p>0.146525111109873</text:p>
              </table:table-cell>
              <table:table-cell office:value-type="float" office:value="0.555867609782412">
                <text:p>0.555867609782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111068823678012">
                <text:p>0.00111068823678012</text:p>
              </table:table-cell>
              <table:table-cell office:value-type="float" office:value="0.0999809688441808">
                <text:p>0.0999809688441808</text:p>
              </table:table-cell>
              <table:table-cell office:value-type="float" office:value="0.448083615310776">
                <text:p>0.448083615310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0453999297624849">
                <text:p>0.000453999297624849</text:p>
              </table:table-cell>
              <table:table-cell office:value-type="float" office:value="0.0673794699908547">
                <text:p>0.0673794699908547</text:p>
              </table:table-cell>
              <table:table-cell office:value-type="float" office:value="0.356739933472524">
                <text:p>0.356739933472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183718708692702">
                <text:p>0.000183718708692702</text:p>
              </table:table-cell>
              <table:table-cell office:value-type="float" office:value="0.0449544858231047">
                <text:p>0.0449544858231047</text:p>
              </table:table-cell>
              <table:table-cell office:value-type="float" office:value="0.281176865271581">
                <text:p>0.281176865271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000737305482399385">
                <text:p>0.0000737305482399385</text:p>
              </table:table-cell>
              <table:table-cell office:value-type="float" office:value="0.0297450261199963">
                <text:p>0.0297450261199963</text:p>
              </table:table-cell>
              <table:table-cell office:value-type="float" office:value="0.21978766666481">
                <text:p>0.21978766666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000293842822907537">
                <text:p>0.0000293842822907537</text:p>
              </table:table-cell>
              <table:table-cell office:value-type="float" office:value="0.0195447095087084">
                <text:p>0.0195447095087084</text:p>
              </table:table-cell>
              <table:table-cell office:value-type="float" office:value="0.170608473580233">
                <text:p>0.170608473580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001164140206745">
                <text:p>0.00001164140206745</text:p>
              </table:table-cell>
              <table:table-cell office:value-type="float" office:value="0.0127663475177632">
                <text:p>0.0127663475177632</text:p>
              </table:table-cell>
              <table:table-cell office:value-type="float" office:value="0.131649875720933">
                <text:p>0.131649875720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0000458853480752739">
                <text:p>0.00000458853480752739</text:p>
              </table:table-cell>
              <table:table-cell office:value-type="float" office:value="0.00829626555221751">
                <text:p>0.00829626555221751</text:p>
              </table:table-cell>
              <table:table-cell office:value-type="float" office:value="0.101069204986282">
                <text:p>0.101069204986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0000180056279550815">
                <text:p>0.00000180056279550815</text:p>
              </table:table-cell>
              <table:table-cell office:value-type="float" office:value="0.00536740204644019">
                <text:p>0.00536740204644019</text:p>
              </table:table-cell>
              <table:table-cell office:value-type="float" office:value="0.0772471999013031">
                <text:p>0.077247199901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00000703789412193478">
                <text:p>0.000000703789412193478</text:p>
              </table:table-cell>
              <table:table-cell office:value-type="float" office:value="0.00345896227318095">
                <text:p>0.00345896227318095</text:p>
              </table:table-cell>
              <table:table-cell office:value-type="float" office:value="0.0588094147199009">
                <text:p>0.0588094147199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00000274139635404827">
                <text:p>0.000000274139635404827</text:p>
              </table:table-cell>
              <table:table-cell office:value-type="float" office:value="0.00222137647356023">
                <text:p>0.00222137647356023</text:p>
              </table:table-cell>
              <table:table-cell office:value-type="float" office:value="0.0446175391799945">
                <text:p>0.044617539179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00106453132313208">
                <text:p>0.000000106453132313208</text:p>
              </table:table-cell>
              <table:table-cell office:value-type="float" office:value="0.00142218476786631">
                <text:p>0.00142218476786631</text:p>
              </table:table-cell>
              <table:table-cell office:value-type="float" office:value="0.0337459673689532">
                <text:p>0.0337459673689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00000412230724487712">
                <text:p>0.0000000412230724487712</text:p>
              </table:table-cell>
              <table:table-cell office:value-type="float" office:value="0.000907998595249697">
                <text:p>0.000907998595249697</text:p>
              </table:table-cell>
              <table:table-cell office:value-type="float" office:value="0.0254526760267962">
                <text:p>0.025452676026796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67:Sheet1.D85" svg:x="0.77cm" svg:y="0.855cm" svg:width="11.753cm" svg:height="7.545cm">
          <chartooo:coordinate-region svg:x="2.775cm" svg:y="1.052cm" svg:width="9.563cm" svg:height="6.70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67:Sheet1.B85" chart:class="chart:scatter">
            <chart:domain table:cell-range-address="Sheet1.A67:Sheet1.A85"/>
            <chart:data-point chart:repeated="19"/>
          </chart:series>
          <chart:series chart:style-name="ch8" chart:values-cell-range-address="Sheet1.C67:Sheet1.C85" chart:class="chart:scatter">
            <chart:data-point chart:repeated="19"/>
          </chart:series>
          <chart:series chart:style-name="ch9" chart:values-cell-range-address="Sheet1.D67:Sheet1.D85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67:Sheet1.A85</svg:desc>
                </draw:g>
              </table:table-cell>
              <table:table-cell office:value-type="float" office:value="0.270670566473225">
                <text:p>0.270670566473225</text:p>
                <draw:g>
                  <svg:desc>Sheet1.B67:Sheet1.B85</svg:desc>
                </draw:g>
              </table:table-cell>
              <table:table-cell office:value-type="float" office:value="0.735758882342885">
                <text:p>0.735758882342885</text:p>
                <draw:g>
                  <svg:desc>Sheet1.C67:Sheet1.C85</svg:desc>
                </draw:g>
              </table:table-cell>
              <table:table-cell office:value-type="float" office:value="1.02683423806518">
                <text:p>1.02683423806518</text:p>
                <draw:g>
                  <svg:desc>Sheet1.D67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49361205103592">
                <text:p>0.149361205103592</text:p>
              </table:table-cell>
              <table:table-cell office:value-type="float" office:value="0.669390480445289">
                <text:p>0.669390480445289</text:p>
              </table:table-cell>
              <table:table-cell office:value-type="float" office:value="1.10363832351433">
                <text:p>1.1036383235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32625555549367">
                <text:p>0.0732625555549367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05438855246291">
                <text:p>1.05438855246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336897349954273">
                <text:p>0.0336897349954273</text:p>
              </table:table-cell>
              <table:table-cell office:value-type="float" office:value="0.410424993119494">
                <text:p>0.410424993119494</text:p>
              </table:table-cell>
              <table:table-cell office:value-type="float" office:value="0.944378014187809">
                <text:p>0.944378014187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48725130599982">
                <text:p>0.0148725130599982</text:p>
              </table:table-cell>
              <table:table-cell office:value-type="float" office:value="0.298722410207184">
                <text:p>0.298722410207184</text:p>
              </table:table-cell>
              <table:table-cell office:value-type="float" office:value="0.812011699419676">
                <text:p>0.812011699419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638317375888161">
                <text:p>0.00638317375888161</text:p>
              </table:table-cell>
              <table:table-cell office:value-type="float" office:value="0.211381683956229">
                <text:p>0.211381683956229</text:p>
              </table:table-cell>
              <table:table-cell office:value-type="float" office:value="0.678803775050835">
                <text:p>0.67880377505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268370102322009">
                <text:p>0.00268370102322009</text:p>
              </table:table-cell>
              <table:table-cell office:value-type="float" office:value="0.146525111109873">
                <text:p>0.146525111109873</text:p>
              </table:table-cell>
              <table:table-cell office:value-type="float" office:value="0.555867609782412">
                <text:p>0.555867609782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111068823678012">
                <text:p>0.00111068823678012</text:p>
              </table:table-cell>
              <table:table-cell office:value-type="float" office:value="0.0999809688441808">
                <text:p>0.0999809688441808</text:p>
              </table:table-cell>
              <table:table-cell office:value-type="float" office:value="0.448083615310776">
                <text:p>0.448083615310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0453999297624849">
                <text:p>0.000453999297624849</text:p>
              </table:table-cell>
              <table:table-cell office:value-type="float" office:value="0.0673794699908547">
                <text:p>0.0673794699908547</text:p>
              </table:table-cell>
              <table:table-cell office:value-type="float" office:value="0.356739933472524">
                <text:p>0.356739933472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183718708692702">
                <text:p>0.000183718708692702</text:p>
              </table:table-cell>
              <table:table-cell office:value-type="float" office:value="0.0449544858231047">
                <text:p>0.0449544858231047</text:p>
              </table:table-cell>
              <table:table-cell office:value-type="float" office:value="0.281176865271581">
                <text:p>0.281176865271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000737305482399385">
                <text:p>0.0000737305482399385</text:p>
              </table:table-cell>
              <table:table-cell office:value-type="float" office:value="0.0297450261199963">
                <text:p>0.0297450261199963</text:p>
              </table:table-cell>
              <table:table-cell office:value-type="float" office:value="0.21978766666481">
                <text:p>0.21978766666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000293842822907537">
                <text:p>0.0000293842822907537</text:p>
              </table:table-cell>
              <table:table-cell office:value-type="float" office:value="0.0195447095087084">
                <text:p>0.0195447095087084</text:p>
              </table:table-cell>
              <table:table-cell office:value-type="float" office:value="0.170608473580233">
                <text:p>0.170608473580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001164140206745">
                <text:p>0.00001164140206745</text:p>
              </table:table-cell>
              <table:table-cell office:value-type="float" office:value="0.0127663475177632">
                <text:p>0.0127663475177632</text:p>
              </table:table-cell>
              <table:table-cell office:value-type="float" office:value="0.131649875720933">
                <text:p>0.131649875720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0000458853480752739">
                <text:p>0.00000458853480752739</text:p>
              </table:table-cell>
              <table:table-cell office:value-type="float" office:value="0.00829626555221751">
                <text:p>0.00829626555221751</text:p>
              </table:table-cell>
              <table:table-cell office:value-type="float" office:value="0.101069204986282">
                <text:p>0.101069204986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0000180056279550815">
                <text:p>0.00000180056279550815</text:p>
              </table:table-cell>
              <table:table-cell office:value-type="float" office:value="0.00536740204644019">
                <text:p>0.00536740204644019</text:p>
              </table:table-cell>
              <table:table-cell office:value-type="float" office:value="0.0772471999013031">
                <text:p>0.077247199901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00000703789412193478">
                <text:p>0.000000703789412193478</text:p>
              </table:table-cell>
              <table:table-cell office:value-type="float" office:value="0.00345896227318095">
                <text:p>0.00345896227318095</text:p>
              </table:table-cell>
              <table:table-cell office:value-type="float" office:value="0.0588094147199009">
                <text:p>0.0588094147199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00000274139635404827">
                <text:p>0.000000274139635404827</text:p>
              </table:table-cell>
              <table:table-cell office:value-type="float" office:value="0.00222137647356023">
                <text:p>0.00222137647356023</text:p>
              </table:table-cell>
              <table:table-cell office:value-type="float" office:value="0.0446175391799945">
                <text:p>0.044617539179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00106453132313208">
                <text:p>0.000000106453132313208</text:p>
              </table:table-cell>
              <table:table-cell office:value-type="float" office:value="0.00142218476786631">
                <text:p>0.00142218476786631</text:p>
              </table:table-cell>
              <table:table-cell office:value-type="float" office:value="0.0337459673689532">
                <text:p>0.0337459673689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00000412230724487712">
                <text:p>0.0000000412230724487712</text:p>
              </table:table-cell>
              <table:table-cell office:value-type="float" office:value="0.000907998595249697">
                <text:p>0.000907998595249697</text:p>
              </table:table-cell>
              <table:table-cell office:value-type="float" office:value="0.0254526760267962">
                <text:p>0.02545267602679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1cm" svg:y="3.709cm" style:legend-expansion="high" chart:style-name="ch2"/>
        <chart:plot-area chart:style-name="ch3" table:cell-range-address="Sheet1.A130:Sheet1.D137" svg:x="0.77cm" svg:y="0.855cm" svg:width="12.342cm" svg:height="7.545cm">
          <chartooo:coordinate-region svg:x="1.597cm" svg:y="1.053cm" svg:width="11.33cm" svg:height="7.15cm"/>
          <chart:axis chart:dimension="x" chart:name="primary-x" chart:style-name="ch4"/>
          <chart:axis chart:dimension="y" chart:name="primary-y" chart:style-name="ch5"/>
          <chart:series chart:style-name="ch6" chart:values-cell-range-address="Sheet1.B130:Sheet1.B137" chart:class="chart:scatter">
            <chart:domain table:cell-range-address="Sheet1.A130:Sheet1.A137"/>
            <chart:data-point chart:repeated="8"/>
          </chart:series>
          <chart:series chart:style-name="ch7" chart:values-cell-range-address="Sheet1.C130:Sheet1.C137" chart:class="chart:scatter">
            <chart:data-point chart:repeated="8"/>
          </chart:series>
          <chart:series chart:style-name="ch8" chart:values-cell-range-address="Sheet1.D130:Sheet1.D137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30:Sheet1.A137</svg:desc>
                </draw:g>
              </table:table-cell>
              <table:table-cell office:value-type="float" office:value="0">
                <text:p>0</text:p>
                <draw:g>
                  <svg:desc>Sheet1.B130:Sheet1.B137</svg:desc>
                </draw:g>
              </table:table-cell>
              <table:table-cell office:value-type="float" office:value="-0.301029995663981">
                <text:p>-0.301029995663981</text:p>
                <draw:g>
                  <svg:desc>Sheet1.C130:Sheet1.C137</svg:desc>
                </draw:g>
              </table:table-cell>
              <table:table-cell office:value-type="float" office:value="-0.477121254719662">
                <text:p>-0.477121254719662</text:p>
                <draw:g>
                  <svg:desc>Sheet1.D130:Sheet1.D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">
                <text:p>0</text:p>
              </table:table-cell>
              <table:table-cell office:value-type="float" office:value="-0.176091259055681">
                <text:p>-0.17609125905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1249387366083">
                <text:p>0.1249387366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221848749616356">
                <text:p>0.221848749616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0.544068044350276">
                <text:p>0.544068044350276</text:p>
              </table:table-cell>
              <table:table-cell office:value-type="float" office:value="0.367976785294594">
                <text:p>0.36797678529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425968732272281">
                <text:p>0.42596873227228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130:Sheet1.D137" svg:x="0.77cm" svg:y="0.855cm" svg:width="11.753cm" svg:height="7.545cm">
          <chartooo:coordinate-region svg:x="1.597cm" svg:y="1.053cm" svg:width="10.741cm" svg:height="7.15cm"/>
          <chart:axis chart:dimension="x" chart:name="primary-x" chart:style-name="ch4"/>
          <chart:axis chart:dimension="y" chart:name="primary-y" chart:style-name="ch5"/>
          <chart:series chart:style-name="ch6" chart:values-cell-range-address="Sheet1.B130:Sheet1.B137" chart:class="chart:scatter">
            <chart:domain table:cell-range-address="Sheet1.A130:Sheet1.A137"/>
            <chart:data-point chart:repeated="8"/>
          </chart:series>
          <chart:series chart:style-name="ch7" chart:values-cell-range-address="Sheet1.C130:Sheet1.C137" chart:class="chart:scatter">
            <chart:data-point chart:repeated="8"/>
          </chart:series>
          <chart:series chart:style-name="ch8" chart:values-cell-range-address="Sheet1.D130:Sheet1.D137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30:Sheet1.A137</svg:desc>
                </draw:g>
              </table:table-cell>
              <table:table-cell office:value-type="float" office:value="0">
                <text:p>0</text:p>
                <draw:g>
                  <svg:desc>Sheet1.B130:Sheet1.B137</svg:desc>
                </draw:g>
              </table:table-cell>
              <table:table-cell office:value-type="float" office:value="-0.301029995663981">
                <text:p>-0.301029995663981</text:p>
                <draw:g>
                  <svg:desc>Sheet1.C130:Sheet1.C137</svg:desc>
                </draw:g>
              </table:table-cell>
              <table:table-cell office:value-type="float" office:value="-0.477121254719662">
                <text:p>-0.477121254719662</text:p>
                <draw:g>
                  <svg:desc>Sheet1.D130:Sheet1.D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">
                <text:p>0</text:p>
              </table:table-cell>
              <table:table-cell office:value-type="float" office:value="-0.176091259055681">
                <text:p>-0.17609125905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1249387366083">
                <text:p>0.1249387366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221848749616356">
                <text:p>0.221848749616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0.544068044350276">
                <text:p>0.544068044350276</text:p>
              </table:table-cell>
              <table:table-cell office:value-type="float" office:value="0.367976785294594">
                <text:p>0.36797678529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425968732272281">
                <text:p>0.4259687322722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130:Sheet1.D137" svg:x="0.77cm" svg:y="0.855cm" svg:width="11.753cm" svg:height="7.545cm">
          <chartooo:coordinate-region svg:x="1.597cm" svg:y="1.053cm" svg:width="10.741cm" svg:height="7.15cm"/>
          <chart:axis chart:dimension="x" chart:name="primary-x" chart:style-name="ch4"/>
          <chart:axis chart:dimension="y" chart:name="primary-y" chart:style-name="ch5"/>
          <chart:series chart:style-name="ch6" chart:values-cell-range-address="Sheet1.B130:Sheet1.B137" chart:class="chart:scatter">
            <chart:domain table:cell-range-address="Sheet1.A130:Sheet1.A137"/>
            <chart:data-point chart:repeated="8"/>
          </chart:series>
          <chart:series chart:style-name="ch7" chart:values-cell-range-address="Sheet1.C130:Sheet1.C137" chart:class="chart:scatter">
            <chart:data-point chart:repeated="8"/>
          </chart:series>
          <chart:series chart:style-name="ch8" chart:values-cell-range-address="Sheet1.D130:Sheet1.D137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30:Sheet1.A137</svg:desc>
                </draw:g>
              </table:table-cell>
              <table:table-cell office:value-type="float" office:value="0">
                <text:p>0</text:p>
                <draw:g>
                  <svg:desc>Sheet1.B130:Sheet1.B137</svg:desc>
                </draw:g>
              </table:table-cell>
              <table:table-cell office:value-type="float" office:value="-0.301029995663981">
                <text:p>-0.301029995663981</text:p>
                <draw:g>
                  <svg:desc>Sheet1.C130:Sheet1.C137</svg:desc>
                </draw:g>
              </table:table-cell>
              <table:table-cell office:value-type="float" office:value="-0.477121254719662">
                <text:p>-0.477121254719662</text:p>
                <draw:g>
                  <svg:desc>Sheet1.D130:Sheet1.D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">
                <text:p>0</text:p>
              </table:table-cell>
              <table:table-cell office:value-type="float" office:value="-0.176091259055681">
                <text:p>-0.17609125905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1249387366083">
                <text:p>0.1249387366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221848749616356">
                <text:p>0.221848749616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0.544068044350276">
                <text:p>0.544068044350276</text:p>
              </table:table-cell>
              <table:table-cell office:value-type="float" office:value="0.367976785294594">
                <text:p>0.36797678529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425968732272281">
                <text:p>0.4259687322722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1cm" svg:y="3.709cm" style:legend-expansion="high" chart:style-name="ch2"/>
        <chart:plot-area chart:style-name="ch3" table:cell-range-address="Sheet1.A130:Sheet1.D137" svg:x="0.77cm" svg:y="0.855cm" svg:width="12.342cm" svg:height="7.545cm">
          <chartooo:coordinate-region svg:x="1.597cm" svg:y="1.053cm" svg:width="11.33cm" svg:height="7.15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130:Sheet1.B137" chart:class="chart:scatter">
            <chart:domain table:cell-range-address="Sheet1.A130:Sheet1.A137"/>
            <chart:data-point chart:repeated="8"/>
          </chart:series>
          <chart:series chart:style-name="ch8" chart:values-cell-range-address="Sheet1.C130:Sheet1.C137" chart:class="chart:scatter">
            <chart:data-point chart:repeated="8"/>
          </chart:series>
          <chart:series chart:style-name="ch9" chart:values-cell-range-address="Sheet1.D130:Sheet1.D13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30:Sheet1.A137</svg:desc>
                </draw:g>
              </table:table-cell>
              <table:table-cell office:value-type="float" office:value="0">
                <text:p>0</text:p>
                <draw:g>
                  <svg:desc>Sheet1.B130:Sheet1.B137</svg:desc>
                </draw:g>
              </table:table-cell>
              <table:table-cell office:value-type="float" office:value="-0.301029995663981">
                <text:p>-0.301029995663981</text:p>
                <draw:g>
                  <svg:desc>Sheet1.C130:Sheet1.C137</svg:desc>
                </draw:g>
              </table:table-cell>
              <table:table-cell office:value-type="float" office:value="-0.477121254719662">
                <text:p>-0.477121254719662</text:p>
                <draw:g>
                  <svg:desc>Sheet1.D130:Sheet1.D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">
                <text:p>0</text:p>
              </table:table-cell>
              <table:table-cell office:value-type="float" office:value="-0.176091259055681">
                <text:p>-0.17609125905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1249387366083">
                <text:p>0.1249387366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221848749616356">
                <text:p>0.221848749616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0.544068044350276">
                <text:p>0.544068044350276</text:p>
              </table:table-cell>
              <table:table-cell office:value-type="float" office:value="0.367976785294594">
                <text:p>0.36797678529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425968732272281">
                <text:p>0.42596873227228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130:Sheet1.D137" svg:x="0.77cm" svg:y="0.855cm" svg:width="11.753cm" svg:height="7.545cm">
          <chartooo:coordinate-region svg:x="1.597cm" svg:y="1.053cm" svg:width="10.741cm" svg:height="7.15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130:Sheet1.B137" chart:class="chart:scatter">
            <chart:domain table:cell-range-address="Sheet1.A130:Sheet1.A137"/>
            <chart:data-point chart:repeated="8"/>
          </chart:series>
          <chart:series chart:style-name="ch8" chart:values-cell-range-address="Sheet1.C130:Sheet1.C137" chart:class="chart:scatter">
            <chart:data-point chart:repeated="8"/>
          </chart:series>
          <chart:series chart:style-name="ch9" chart:values-cell-range-address="Sheet1.D130:Sheet1.D13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30:Sheet1.A137</svg:desc>
                </draw:g>
              </table:table-cell>
              <table:table-cell office:value-type="float" office:value="0">
                <text:p>0</text:p>
                <draw:g>
                  <svg:desc>Sheet1.B130:Sheet1.B137</svg:desc>
                </draw:g>
              </table:table-cell>
              <table:table-cell office:value-type="float" office:value="-0.301029995663981">
                <text:p>-0.301029995663981</text:p>
                <draw:g>
                  <svg:desc>Sheet1.C130:Sheet1.C137</svg:desc>
                </draw:g>
              </table:table-cell>
              <table:table-cell office:value-type="float" office:value="-0.477121254719662">
                <text:p>-0.477121254719662</text:p>
                <draw:g>
                  <svg:desc>Sheet1.D130:Sheet1.D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">
                <text:p>0</text:p>
              </table:table-cell>
              <table:table-cell office:value-type="float" office:value="-0.176091259055681">
                <text:p>-0.17609125905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1249387366083">
                <text:p>0.1249387366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221848749616356">
                <text:p>0.221848749616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0.544068044350276">
                <text:p>0.544068044350276</text:p>
              </table:table-cell>
              <table:table-cell office:value-type="float" office:value="0.367976785294594">
                <text:p>0.36797678529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425968732272281">
                <text:p>0.42596873227228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130:Sheet1.D137" svg:x="0.77cm" svg:y="0.855cm" svg:width="11.753cm" svg:height="7.545cm">
          <chartooo:coordinate-region svg:x="1.597cm" svg:y="1.053cm" svg:width="10.741cm" svg:height="7.15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130:Sheet1.B137" chart:class="chart:scatter">
            <chart:domain table:cell-range-address="Sheet1.A130:Sheet1.A137"/>
            <chart:data-point chart:repeated="8"/>
          </chart:series>
          <chart:series chart:style-name="ch8" chart:values-cell-range-address="Sheet1.C130:Sheet1.C137" chart:class="chart:scatter">
            <chart:data-point chart:repeated="8"/>
          </chart:series>
          <chart:series chart:style-name="ch9" chart:values-cell-range-address="Sheet1.D130:Sheet1.D13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30:Sheet1.A137</svg:desc>
                </draw:g>
              </table:table-cell>
              <table:table-cell office:value-type="float" office:value="0">
                <text:p>0</text:p>
                <draw:g>
                  <svg:desc>Sheet1.B130:Sheet1.B137</svg:desc>
                </draw:g>
              </table:table-cell>
              <table:table-cell office:value-type="float" office:value="-0.301029995663981">
                <text:p>-0.301029995663981</text:p>
                <draw:g>
                  <svg:desc>Sheet1.C130:Sheet1.C137</svg:desc>
                </draw:g>
              </table:table-cell>
              <table:table-cell office:value-type="float" office:value="-0.477121254719662">
                <text:p>-0.477121254719662</text:p>
                <draw:g>
                  <svg:desc>Sheet1.D130:Sheet1.D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">
                <text:p>0</text:p>
              </table:table-cell>
              <table:table-cell office:value-type="float" office:value="-0.176091259055681">
                <text:p>-0.17609125905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1249387366083">
                <text:p>0.1249387366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0.221848749616356">
                <text:p>0.221848749616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0.544068044350276">
                <text:p>0.544068044350276</text:p>
              </table:table-cell>
              <table:table-cell office:value-type="float" office:value="0.367976785294594">
                <text:p>0.36797678529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425968732272281">
                <text:p>0.42596873227228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751cm" svg:y="3.709cm" style:legend-expansion="high" chart:style-name="ch2"/>
        <chart:plot-area chart:style-name="ch3" table:cell-range-address="Sheet1.A193:Sheet1.D216" chart:data-source-has-labels="column" svg:x="0.77cm" svg:y="0.675cm" svg:width="12.662cm" svg:height="7.725cm">
          <chartooo:coordinate-region svg:x="3.337cm" svg:y="0.872cm" svg:width="7.528cm" svg:height="7.528cm"/>
          <chart:axis chart:dimension="x" chart:name="primary-x" chart:style-name="ch4" chartooo:axis-type="auto">
            <chartooo:date-scale/>
            <chart:categories table:cell-range-address="Sheet1.A193:Sheet1.A216"/>
          </chart:axis>
          <chart:axis chart:dimension="y" chart:name="primary-y" chart:style-name="ch5"/>
          <chart:series chart:style-name="ch6" chart:values-cell-range-address="Sheet1.B193:Sheet1.B216" chart:class="chart:radar">
            <chart:data-point chart:repeated="24"/>
          </chart:series>
          <chart:series chart:style-name="ch7" chart:values-cell-range-address="Sheet1.C193:Sheet1.C216" chart:class="chart:radar">
            <chart:data-point chart:repeated="24"/>
          </chart:series>
          <chart:series chart:style-name="ch8" chart:values-cell-range-address="Sheet1.D193:Sheet1.D216" chart:class="chart:rad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25">
                <text:p>0</text:p>
                <draw:g>
                  <svg:desc>Sheet1.A193:Sheet1.A216</svg:desc>
                </draw:g>
              </table:table-cell>
              <table:table-cell office:value-type="float" office:value="0.0612087190548137">
                <text:p>0.0612087190548137</text:p>
                <draw:g>
                  <svg:desc>Sheet1.B193:Sheet1.B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C193:Sheet1.C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D193:Sheet1.D216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2984884706593">
                <text:p>0.22984884706593</text:p>
              </table:table-cell>
              <table:table-cell office:value-type="float" office:value="0.275818616479116">
                <text:p>0.275818616479116</text:p>
              </table:table-cell>
              <table:table-cell office:value-type="float" office:value="0.275818616479116">
                <text:p>0.27581861647911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464631399166148">
                <text:p>0.464631399166148</text:p>
              </table:table-cell>
              <table:table-cell office:value-type="float" office:value="0.557557678999378">
                <text:p>0.557557678999378</text:p>
              </table:table-cell>
              <table:table-cell office:value-type="float" office:value="0.557557678999378">
                <text:p>0.5575576789993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08073418273571">
                <text:p>0.708073418273571</text:p>
              </table:table-cell>
              <table:table-cell office:value-type="float" office:value="0.849688101928285">
                <text:p>0.849688101928285</text:p>
              </table:table-cell>
              <table:table-cell office:value-type="float" office:value="0.849688101928285">
                <text:p>0.849688101928285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00571807773467">
                <text:p>0.900571807773467</text:p>
              </table:table-cell>
              <table:table-cell office:value-type="float" office:value="1.08068616932816">
                <text:p>1.08068616932816</text:p>
              </table:table-cell>
              <table:table-cell office:value-type="float" office:value="1.08068616932816">
                <text:p>1.0806861693281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94996248300223">
                <text:p>0.994996248300223</text:p>
              </table:table-cell>
              <table:table-cell office:value-type="float" office:value="1.19399549796027">
                <text:p>1.19399549796027</text:p>
              </table:table-cell>
              <table:table-cell office:value-type="float" office:value="1.19399549796027">
                <text:p>1.19399549796027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968228343645398">
                <text:p>0.968228343645398</text:p>
              </table:table-cell>
              <table:table-cell office:value-type="float" office:value="1.16187401237448">
                <text:p>1.16187401237448</text:p>
              </table:table-cell>
              <table:table-cell office:value-type="float" office:value="1.16187401237448">
                <text:p>1.161874012374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26821810431806">
                <text:p>0.826821810431806</text:p>
              </table:table-cell>
              <table:table-cell office:value-type="float" office:value="0.992186172518167">
                <text:p>0.992186172518167</text:p>
              </table:table-cell>
              <table:table-cell office:value-type="float" office:value="0.992186172518167">
                <text:p>0.992186172518167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0.60539789971539">
                <text:p>0.60539789971539</text:p>
              </table:table-cell>
              <table:table-cell office:value-type="float" office:value="0.726477479658468">
                <text:p>0.726477479658468</text:p>
              </table:table-cell>
              <table:table-cell office:value-type="float" office:value="0.726477479658468">
                <text:p>0.72647747965846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358168907268387">
                <text:p>0.358168907268387</text:p>
              </table:table-cell>
              <table:table-cell office:value-type="float" office:value="0.429802688722064">
                <text:p>0.429802688722064</text:p>
              </table:table-cell>
              <table:table-cell office:value-type="float" office:value="0.429802688722064">
                <text:p>0.429802688722064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0.14566511285437">
                <text:p>0.14566511285437</text:p>
              </table:table-cell>
              <table:table-cell office:value-type="float" office:value="0.174798135425244">
                <text:p>0.174798135425244</text:p>
              </table:table-cell>
              <table:table-cell office:value-type="float" office:value="0.174798135425244">
                <text:p>0.1747981354252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9914856674817">
                <text:p>0.019914856674817</text:p>
              </table:table-cell>
              <table:table-cell office:value-type="float" office:value="0.0238978280097804">
                <text:p>0.0238978280097804</text:p>
              </table:table-cell>
              <table:table-cell office:value-type="float" office:value="0.0238978280097804">
                <text:p>0.0238978280097804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0.0117061871359882">
                <text:p>0.0117061871359882</text:p>
              </table:table-cell>
              <table:table-cell office:value-type="float" office:value="0.0140474245631859">
                <text:p>0.0140474245631859</text:p>
              </table:table-cell>
              <table:table-cell office:value-type="float" office:value="0.0140474245631859">
                <text:p>0.014047424563185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123048872828348">
                <text:p>0.123048872828348</text:p>
              </table:table-cell>
              <table:table-cell office:value-type="float" office:value="0.147658647394017">
                <text:p>0.147658647394017</text:p>
              </table:table-cell>
              <table:table-cell office:value-type="float" office:value="0.147658647394017">
                <text:p>0.147658647394017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0.326682341082487">
                <text:p>0.326682341082487</text:p>
              </table:table-cell>
              <table:table-cell office:value-type="float" office:value="0.392018809298984">
                <text:p>0.392018809298984</text:p>
              </table:table-cell>
              <table:table-cell office:value-type="float" office:value="0.392018809298984">
                <text:p>0.3920188092989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2750016904307">
                <text:p>0.572750016904307</text:p>
              </table:table-cell>
              <table:table-cell office:value-type="float" office:value="0.687300020285168">
                <text:p>0.687300020285168</text:p>
              </table:table-cell>
              <table:table-cell office:value-type="float" office:value="0.687300020285168">
                <text:p>0.687300020285168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0.801005951342412">
                <text:p>0.801005951342412</text:p>
              </table:table-cell>
              <table:table-cell office:value-type="float" office:value="0.961207141610894">
                <text:p>0.961207141610894</text:p>
              </table:table-cell>
              <table:table-cell office:value-type="float" office:value="0.961207141610894">
                <text:p>0.96120714161089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955565130942338">
                <text:p>0.955565130942338</text:p>
              </table:table-cell>
              <table:table-cell office:value-type="float" office:value="1.14667815713081">
                <text:p>1.14667815713081</text:p>
              </table:table-cell>
              <table:table-cell office:value-type="float" office:value="1.14667815713081">
                <text:p>1.14667815713081</text:p>
              </table:table-cell>
            </table:table-row>
            <table:table-row>
              <table:table-cell office:value-type="float" office:value="4.75">
                <text:p/>
              </table:table-cell>
              <table:table-cell office:value-type="float" office:value="0.998586078098189">
                <text:p>0.998586078098189</text:p>
              </table:table-cell>
              <table:table-cell office:value-type="float" office:value="1.19830329371783">
                <text:p>1.19830329371783</text:p>
              </table:table-cell>
              <table:table-cell office:value-type="float" office:value="1.19830329371783">
                <text:p>1.198303293717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19535764538226">
                <text:p>0.919535764538226</text:p>
              </table:table-cell>
              <table:table-cell office:value-type="float" office:value="1.10344291744587">
                <text:p>1.10344291744587</text:p>
              </table:table-cell>
              <table:table-cell office:value-type="float" office:value="1.10344291744587">
                <text:p>1.10344291744587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0.737768463997996">
                <text:p>0.737768463997996</text:p>
              </table:table-cell>
              <table:table-cell office:value-type="float" office:value="0.885322156797595">
                <text:p>0.885322156797595</text:p>
              </table:table-cell>
              <table:table-cell office:value-type="float" office:value="0.885322156797595">
                <text:p>0.88532215679759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497787151005975">
                <text:p>0.497787151005975</text:p>
              </table:table-cell>
              <table:table-cell office:value-type="float" office:value="0.597344581207169">
                <text:p>0.597344581207169</text:p>
              </table:table-cell>
              <table:table-cell office:value-type="float" office:value="0.597344581207169">
                <text:p>0.597344581207169</text:p>
              </table:table-cell>
            </table:table-row>
            <table:table-row>
              <table:table-cell office:value-type="float" office:value="5.75">
                <text:p>10</text:p>
              </table:table-cell>
              <table:table-cell office:value-type="float" office:value="0.258347620623497">
                <text:p>0.258347620623497</text:p>
              </table:table-cell>
              <table:table-cell office:value-type="float" office:value="0.310017144748197">
                <text:p>0.310017144748197</text:p>
              </table:table-cell>
              <table:table-cell office:value-type="float" office:value="0.310017144748197">
                <text:p>0.3100171447481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8073020633754">
                <text:p>0.078073020633754</text:p>
              </table:table-cell>
              <table:table-cell office:value-type="float" office:value="0.0936876247605047">
                <text:p>0.0936876247605047</text:p>
              </table:table-cell>
              <table:table-cell office:value-type="float" office:value="0.0936876247605047">
                <text:p>0.093687624760504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1cm" svg:y="3.709cm" style:legend-expansion="high" chart:style-name="ch2"/>
        <chart:plot-area chart:style-name="ch3" table:cell-range-address="Sheet1.A2:Sheet1.D22" svg:x="0.77cm" svg:y="0.855cm" svg:width="12.342cm" svg:height="7.545cm">
          <chartooo:coordinate-region svg:x="1.492cm" svg:y="1.052cm" svg:width="11.435cm" svg:height="7.151cm"/>
          <chart:axis chart:dimension="x" chart:name="primary-x" chart:style-name="ch4"/>
          <chart:axis chart:dimension="y" chart:name="primary-y" chart:style-name="ch4"/>
          <chart:series chart:style-name="ch5" chart:values-cell-range-address="Sheet1.B2:Sheet1.B22" chart:class="chart:scatter">
            <chart:domain table:cell-range-address="Sheet1.A2:Sheet1.A22"/>
            <chart:data-point chart:repeated="21"/>
          </chart:series>
          <chart:series chart:style-name="ch6" chart:values-cell-range-address="Sheet1.C2:Sheet1.C22" chart:class="chart:scatter">
            <chart:data-point chart:repeated="21"/>
          </chart:series>
          <chart:series chart:style-name="ch7" chart:values-cell-range-address="Sheet1.D2:Sheet1.D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2</svg:desc>
                </draw:g>
              </table:table-cell>
              <table:table-cell office:value-type="float" office:value="1.23673960613947">
                <text:p>1.23673960613947</text:p>
                <draw:g>
                  <svg:desc>Sheet1.B2:Sheet1.B22</svg:desc>
                </draw:g>
              </table:table-cell>
              <table:table-cell office:value-type="float" office:value="0.958851077208406">
                <text:p>0.958851077208406</text:p>
                <draw:g>
                  <svg:desc>Sheet1.C2:Sheet1.C22</svg:desc>
                </draw:g>
              </table:table-cell>
              <table:table-cell office:value-type="float" office:value="0.778836684617301">
                <text:p>0.778836684617301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2441295442369">
                <text:p>2.52441295442369</text:p>
              </table:table-cell>
              <table:table-cell office:value-type="float" office:value="2.04491628007">
                <text:p>2.04491628007</text:p>
              </table:table-cell>
              <table:table-cell office:value-type="float" office:value="1.69392742018511">
                <text:p>1.69392742018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8775160545325">
                <text:p>3.88775160545325</text:p>
              </table:table-cell>
              <table:table-cell office:value-type="float" office:value="3.36588393923159">
                <text:p>3.36588393923159</text:p>
              </table:table-cell>
              <table:table-cell office:value-type="float" office:value="2.86942436359809">
                <text:p>2.86942436359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97703978875883">
                <text:p>4.97703978875883</text:p>
              </table:table-cell>
              <table:table-cell office:value-type="float" office:value="4.74492309677793">
                <text:p>4.74492309677793</text:p>
              </table:table-cell>
              <table:table-cell office:value-type="float" office:value="4.20735492403948">
                <text:p>4.20735492403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45578456095409">
                <text:p>5.45578456095409</text:p>
              </table:table-cell>
              <table:table-cell office:value-type="float" office:value="5.98496991962433">
                <text:p>5.98496991962433</text:p>
              </table:table-cell>
              <table:table-cell office:value-type="float" office:value="5.59223451580336">
                <text:p>5.5922345158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06160117216827">
                <text:p>5.06160117216827</text:p>
              </table:table-cell>
              <table:table-cell office:value-type="float" office:value="6.88790162811756">
                <text:p>6.88790162811756</text:p>
              </table:table-cell>
              <table:table-cell office:value-type="float" office:value="6.89814810991922">
                <text:p>6.89814810991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6581810130865">
                <text:p>3.6581810130865</text:p>
              </table:table-cell>
              <table:table-cell office:value-type="float" office:value="7.27437941460545">
                <text:p>7.27437941460545</text:p>
              </table:table-cell>
              <table:table-cell office:value-type="float" office:value="7.99658882433204">
                <text:p>7.99658882433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2700800725388">
                <text:p>1.2700800725388</text:p>
              </table:table-cell>
              <table:table-cell office:value-type="float" office:value="7.00265877199129">
                <text:p>7.00265877199129</text:p>
              </table:table-cell>
              <table:table-cell office:value-type="float" office:value="8.76462867790376">
                <text:p>8.76462867790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.90567962875485">
                <text:p>-1.90567962875485</text:p>
              </table:table-cell>
              <table:table-cell office:value-type="float" office:value="5.98472144103957">
                <text:p>5.98472144103957</text:p>
              </table:table-cell>
              <table:table-cell office:value-type="float" office:value="9.09297426825682">
                <text:p>9.09297426825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5.51404753447179">
                <text:p>-5.51404753447179</text:p>
              </table:table-cell>
              <table:table-cell office:value-type="float" office:value="4.19827091257565">
                <text:p>4.19827091257565</text:p>
              </table:table-cell>
              <table:table-cell office:value-type="float" office:value="8.89346044201549">
                <text:p>8.89346044201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9.08162994369514">
                <text:p>-9.08162994369514</text:p>
              </table:table-cell>
              <table:table-cell office:value-type="float" office:value="1.69344009671841">
                <text:p>1.69344009671841</text:p>
              </table:table-cell>
              <table:table-cell office:value-type="float" office:value="8.10555816661381">
                <text:p>8.1055581666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12.0771885165199">
                <text:p>-12.0771885165199</text:p>
              </table:table-cell>
              <table:table-cell office:value-type="float" office:value="-1.40653674889141">
                <text:p>-1.40653674889141</text:p>
              </table:table-cell>
              <table:table-cell office:value-type="float" office:value="6.70151783367903">
                <text:p>6.70151783367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13.985368839371">
                <text:p>-13.985368839371</text:p>
              </table:table-cell>
              <table:table-cell office:value-type="float" office:value="-4.91096518765468">
                <text:p>-4.91096518765468</text:p>
              </table:table-cell>
              <table:table-cell office:value-type="float" office:value="4.68983410218267">
                <text:p>4.68983410218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14.3838641199471">
                <text:p>-14.3838641199471</text:p>
              </table:table-cell>
              <table:table-cell office:value-type="float" office:value="-8.57341978113516">
                <text:p>-8.57341978113516</text:p>
              </table:table-cell>
              <table:table-cell office:value-type="float" office:value="2.11680012089801">
                <text:p>2.11680012089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13.0132702650813">
                <text:p>-13.0132702650813</text:p>
              </table:table-cell>
              <table:table-cell office:value-type="float" office:value="-12.1088399249269">
                <text:p>-12.1088399249269</text:p>
              </table:table-cell>
              <table:table-cell office:value-type="float" office:value="-0.933986294841281">
                <text:p>-0.933986294841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9.82937010965325">
                <text:p>-9.82937010965325</text:p>
              </table:table-cell>
              <table:table-cell office:value-type="float" office:value="-15.2148190898859">
                <text:p>-15.2148190898859</text:p>
              </table:table-cell>
              <table:table-cell office:value-type="float" office:value="-4.34419873445613">
                <text:p>-4.34419873445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5.02947896758067">
                <text:p>-5.02947896758067</text:p>
              </table:table-cell>
              <table:table-cell office:value-type="float" office:value="-17.5955421179717">
                <text:p>-17.5955421179717</text:p>
              </table:table-cell>
              <table:table-cell office:value-type="float" office:value="-7.96536797930734">
                <text:p>-7.96536797930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952413187761282">
                <text:p>0.952413187761282</text:p>
              </table:table-cell>
              <table:table-cell office:value-type="float" office:value="-18.9865629905322">
                <text:p>-18.9865629905322</text:p>
              </table:table-cell>
              <table:table-cell office:value-type="float" office:value="-11.6252999279117">
                <text:p>-11.6252999279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4830246114244">
                <text:p>7.4830246114244</text:p>
              </table:table-cell>
              <table:table-cell office:value-type="float" office:value="-19.1784854932628">
                <text:p>-19.1784854932628</text:p>
              </table:table-cell>
              <table:table-cell office:value-type="float" office:value="-15.1360499061586">
                <text:p>-15.1360499061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3.7967185730946">
                <text:p>13.7967185730946</text:p>
              </table:table-cell>
              <table:table-cell office:value-type="float" office:value="-18.0376243619584">
                <text:p>-18.0376243619584</text:p>
              </table:table-cell>
              <table:table-cell office:value-type="float" office:value="-18.3030912206854">
                <text:p>-18.3030912206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9.0849311316137">
                <text:p>19.0849311316137</text:p>
              </table:table-cell>
              <table:table-cell office:value-type="float" office:value="-15.5218871625486">
                <text:p>-15.5218871625486</text:p>
              </table:table-cell>
              <table:table-cell office:value-type="float" office:value="-20.9352456255694">
                <text:p>-20.9352456255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162cm" svg:y="3.709cm" style:legend-expansion="high" chart:style-name="ch2"/>
        <chart:plot-area chart:style-name="ch3" table:cell-range-address="Sheet1.A193:Sheet1.D216" chart:data-source-has-labels="column" svg:x="0.77cm" svg:y="0.675cm" svg:width="12.073cm" svg:height="7.725cm">
          <chartooo:coordinate-region svg:x="3.852cm" svg:y="1.584cm" svg:width="5.908cm" svg:height="5.908cm"/>
          <chart:axis chart:dimension="x" chart:name="primary-x" chart:style-name="ch4" chartooo:axis-type="auto">
            <chartooo:date-scale/>
            <chart:categories table:cell-range-address="Sheet1.A193:Sheet1.A216"/>
          </chart:axis>
          <chart:axis chart:dimension="y" chart:name="primary-y" chart:style-name="ch5"/>
          <chart:series chart:style-name="ch6" chart:values-cell-range-address="Sheet1.B193:Sheet1.B216" chart:class="chart:radar">
            <chart:data-point chart:repeated="24"/>
          </chart:series>
          <chart:series chart:style-name="ch7" chart:values-cell-range-address="Sheet1.C193:Sheet1.C216" chart:class="chart:radar">
            <chart:data-point chart:repeated="24"/>
          </chart:series>
          <chart:series chart:style-name="ch8" chart:values-cell-range-address="Sheet1.D193:Sheet1.D216" chart:class="chart:rad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25">
                <text:p>0</text:p>
                <draw:g>
                  <svg:desc>Sheet1.A193:Sheet1.A216</svg:desc>
                </draw:g>
              </table:table-cell>
              <table:table-cell office:value-type="float" office:value="0.0612087190548137">
                <text:p>0.0612087190548137</text:p>
                <draw:g>
                  <svg:desc>Sheet1.B193:Sheet1.B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C193:Sheet1.C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D193:Sheet1.D216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2984884706593">
                <text:p>0.22984884706593</text:p>
              </table:table-cell>
              <table:table-cell office:value-type="float" office:value="0.275818616479116">
                <text:p>0.275818616479116</text:p>
              </table:table-cell>
              <table:table-cell office:value-type="float" office:value="0.275818616479116">
                <text:p>0.27581861647911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464631399166148">
                <text:p>0.464631399166148</text:p>
              </table:table-cell>
              <table:table-cell office:value-type="float" office:value="0.557557678999378">
                <text:p>0.557557678999378</text:p>
              </table:table-cell>
              <table:table-cell office:value-type="float" office:value="0.557557678999378">
                <text:p>0.5575576789993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08073418273571">
                <text:p>0.708073418273571</text:p>
              </table:table-cell>
              <table:table-cell office:value-type="float" office:value="0.849688101928285">
                <text:p>0.849688101928285</text:p>
              </table:table-cell>
              <table:table-cell office:value-type="float" office:value="0.849688101928285">
                <text:p>0.849688101928285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00571807773467">
                <text:p>0.900571807773467</text:p>
              </table:table-cell>
              <table:table-cell office:value-type="float" office:value="1.08068616932816">
                <text:p>1.08068616932816</text:p>
              </table:table-cell>
              <table:table-cell office:value-type="float" office:value="1.08068616932816">
                <text:p>1.0806861693281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94996248300223">
                <text:p>0.994996248300223</text:p>
              </table:table-cell>
              <table:table-cell office:value-type="float" office:value="1.19399549796027">
                <text:p>1.19399549796027</text:p>
              </table:table-cell>
              <table:table-cell office:value-type="float" office:value="1.19399549796027">
                <text:p>1.19399549796027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968228343645398">
                <text:p>0.968228343645398</text:p>
              </table:table-cell>
              <table:table-cell office:value-type="float" office:value="1.16187401237448">
                <text:p>1.16187401237448</text:p>
              </table:table-cell>
              <table:table-cell office:value-type="float" office:value="1.16187401237448">
                <text:p>1.161874012374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26821810431806">
                <text:p>0.826821810431806</text:p>
              </table:table-cell>
              <table:table-cell office:value-type="float" office:value="0.992186172518167">
                <text:p>0.992186172518167</text:p>
              </table:table-cell>
              <table:table-cell office:value-type="float" office:value="0.992186172518167">
                <text:p>0.992186172518167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0.60539789971539">
                <text:p>0.60539789971539</text:p>
              </table:table-cell>
              <table:table-cell office:value-type="float" office:value="0.726477479658468">
                <text:p>0.726477479658468</text:p>
              </table:table-cell>
              <table:table-cell office:value-type="float" office:value="0.726477479658468">
                <text:p>0.72647747965846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358168907268387">
                <text:p>0.358168907268387</text:p>
              </table:table-cell>
              <table:table-cell office:value-type="float" office:value="0.429802688722064">
                <text:p>0.429802688722064</text:p>
              </table:table-cell>
              <table:table-cell office:value-type="float" office:value="0.429802688722064">
                <text:p>0.429802688722064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0.14566511285437">
                <text:p>0.14566511285437</text:p>
              </table:table-cell>
              <table:table-cell office:value-type="float" office:value="0.174798135425244">
                <text:p>0.174798135425244</text:p>
              </table:table-cell>
              <table:table-cell office:value-type="float" office:value="0.174798135425244">
                <text:p>0.1747981354252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9914856674817">
                <text:p>0.019914856674817</text:p>
              </table:table-cell>
              <table:table-cell office:value-type="float" office:value="0.0238978280097804">
                <text:p>0.0238978280097804</text:p>
              </table:table-cell>
              <table:table-cell office:value-type="float" office:value="0.0238978280097804">
                <text:p>0.0238978280097804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0.0117061871359882">
                <text:p>0.0117061871359882</text:p>
              </table:table-cell>
              <table:table-cell office:value-type="float" office:value="0.0140474245631859">
                <text:p>0.0140474245631859</text:p>
              </table:table-cell>
              <table:table-cell office:value-type="float" office:value="0.0140474245631859">
                <text:p>0.014047424563185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123048872828348">
                <text:p>0.123048872828348</text:p>
              </table:table-cell>
              <table:table-cell office:value-type="float" office:value="0.147658647394017">
                <text:p>0.147658647394017</text:p>
              </table:table-cell>
              <table:table-cell office:value-type="float" office:value="0.147658647394017">
                <text:p>0.147658647394017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0.326682341082487">
                <text:p>0.326682341082487</text:p>
              </table:table-cell>
              <table:table-cell office:value-type="float" office:value="0.392018809298984">
                <text:p>0.392018809298984</text:p>
              </table:table-cell>
              <table:table-cell office:value-type="float" office:value="0.392018809298984">
                <text:p>0.3920188092989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2750016904307">
                <text:p>0.572750016904307</text:p>
              </table:table-cell>
              <table:table-cell office:value-type="float" office:value="0.687300020285168">
                <text:p>0.687300020285168</text:p>
              </table:table-cell>
              <table:table-cell office:value-type="float" office:value="0.687300020285168">
                <text:p>0.687300020285168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0.801005951342412">
                <text:p>0.801005951342412</text:p>
              </table:table-cell>
              <table:table-cell office:value-type="float" office:value="0.961207141610894">
                <text:p>0.961207141610894</text:p>
              </table:table-cell>
              <table:table-cell office:value-type="float" office:value="0.961207141610894">
                <text:p>0.96120714161089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955565130942338">
                <text:p>0.955565130942338</text:p>
              </table:table-cell>
              <table:table-cell office:value-type="float" office:value="1.14667815713081">
                <text:p>1.14667815713081</text:p>
              </table:table-cell>
              <table:table-cell office:value-type="float" office:value="1.14667815713081">
                <text:p>1.14667815713081</text:p>
              </table:table-cell>
            </table:table-row>
            <table:table-row>
              <table:table-cell office:value-type="float" office:value="4.75">
                <text:p/>
              </table:table-cell>
              <table:table-cell office:value-type="float" office:value="0.998586078098189">
                <text:p>0.998586078098189</text:p>
              </table:table-cell>
              <table:table-cell office:value-type="float" office:value="1.19830329371783">
                <text:p>1.19830329371783</text:p>
              </table:table-cell>
              <table:table-cell office:value-type="float" office:value="1.19830329371783">
                <text:p>1.198303293717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19535764538226">
                <text:p>0.919535764538226</text:p>
              </table:table-cell>
              <table:table-cell office:value-type="float" office:value="1.10344291744587">
                <text:p>1.10344291744587</text:p>
              </table:table-cell>
              <table:table-cell office:value-type="float" office:value="1.10344291744587">
                <text:p>1.10344291744587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0.737768463997996">
                <text:p>0.737768463997996</text:p>
              </table:table-cell>
              <table:table-cell office:value-type="float" office:value="0.885322156797595">
                <text:p>0.885322156797595</text:p>
              </table:table-cell>
              <table:table-cell office:value-type="float" office:value="0.885322156797595">
                <text:p>0.88532215679759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497787151005975">
                <text:p>0.497787151005975</text:p>
              </table:table-cell>
              <table:table-cell office:value-type="float" office:value="0.597344581207169">
                <text:p>0.597344581207169</text:p>
              </table:table-cell>
              <table:table-cell office:value-type="float" office:value="0.597344581207169">
                <text:p>0.597344581207169</text:p>
              </table:table-cell>
            </table:table-row>
            <table:table-row>
              <table:table-cell office:value-type="float" office:value="5.75">
                <text:p>10</text:p>
              </table:table-cell>
              <table:table-cell office:value-type="float" office:value="0.258347620623497">
                <text:p>0.258347620623497</text:p>
              </table:table-cell>
              <table:table-cell office:value-type="float" office:value="0.310017144748197">
                <text:p>0.310017144748197</text:p>
              </table:table-cell>
              <table:table-cell office:value-type="float" office:value="0.310017144748197">
                <text:p>0.3100171447481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8073020633754">
                <text:p>0.078073020633754</text:p>
              </table:table-cell>
              <table:table-cell office:value-type="float" office:value="0.0936876247605047">
                <text:p>0.0936876247605047</text:p>
              </table:table-cell>
              <table:table-cell office:value-type="float" office:value="0.0936876247605047">
                <text:p>0.093687624760504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162cm" svg:y="3.709cm" style:legend-expansion="high" chart:style-name="ch2"/>
        <chart:plot-area chart:style-name="ch3" table:cell-range-address="Sheet1.A193:Sheet1.D216" chart:data-source-has-labels="column" svg:x="0.77cm" svg:y="0.675cm" svg:width="12.073cm" svg:height="7.725cm">
          <chartooo:coordinate-region svg:x="3.852cm" svg:y="1.584cm" svg:width="5.908cm" svg:height="5.908cm"/>
          <chart:axis chart:dimension="x" chart:name="primary-x" chart:style-name="ch4" chartooo:axis-type="auto">
            <chartooo:date-scale/>
            <chart:categories table:cell-range-address="Sheet1.A193:Sheet1.A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3:Sheet1.B216" chart:class="chart:radar">
            <chart:data-point chart:repeated="24"/>
          </chart:series>
          <chart:series chart:style-name="ch8" chart:values-cell-range-address="Sheet1.C193:Sheet1.C216" chart:class="chart:radar">
            <chart:data-point chart:repeated="24"/>
          </chart:series>
          <chart:series chart:style-name="ch9" chart:values-cell-range-address="Sheet1.D193:Sheet1.D216" chart:class="chart:rad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25">
                <text:p>0</text:p>
                <draw:g>
                  <svg:desc>Sheet1.A193:Sheet1.A216</svg:desc>
                </draw:g>
              </table:table-cell>
              <table:table-cell office:value-type="float" office:value="0.0612087190548137">
                <text:p>0.0612087190548137</text:p>
                <draw:g>
                  <svg:desc>Sheet1.B193:Sheet1.B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C193:Sheet1.C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D193:Sheet1.D216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2984884706593">
                <text:p>0.22984884706593</text:p>
              </table:table-cell>
              <table:table-cell office:value-type="float" office:value="0.275818616479116">
                <text:p>0.275818616479116</text:p>
              </table:table-cell>
              <table:table-cell office:value-type="float" office:value="0.275818616479116">
                <text:p>0.27581861647911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464631399166148">
                <text:p>0.464631399166148</text:p>
              </table:table-cell>
              <table:table-cell office:value-type="float" office:value="0.557557678999378">
                <text:p>0.557557678999378</text:p>
              </table:table-cell>
              <table:table-cell office:value-type="float" office:value="0.557557678999378">
                <text:p>0.5575576789993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08073418273571">
                <text:p>0.708073418273571</text:p>
              </table:table-cell>
              <table:table-cell office:value-type="float" office:value="0.849688101928285">
                <text:p>0.849688101928285</text:p>
              </table:table-cell>
              <table:table-cell office:value-type="float" office:value="0.849688101928285">
                <text:p>0.849688101928285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00571807773467">
                <text:p>0.900571807773467</text:p>
              </table:table-cell>
              <table:table-cell office:value-type="float" office:value="1.08068616932816">
                <text:p>1.08068616932816</text:p>
              </table:table-cell>
              <table:table-cell office:value-type="float" office:value="1.08068616932816">
                <text:p>1.0806861693281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94996248300223">
                <text:p>0.994996248300223</text:p>
              </table:table-cell>
              <table:table-cell office:value-type="float" office:value="1.19399549796027">
                <text:p>1.19399549796027</text:p>
              </table:table-cell>
              <table:table-cell office:value-type="float" office:value="1.19399549796027">
                <text:p>1.19399549796027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968228343645398">
                <text:p>0.968228343645398</text:p>
              </table:table-cell>
              <table:table-cell office:value-type="float" office:value="1.16187401237448">
                <text:p>1.16187401237448</text:p>
              </table:table-cell>
              <table:table-cell office:value-type="float" office:value="1.16187401237448">
                <text:p>1.161874012374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26821810431806">
                <text:p>0.826821810431806</text:p>
              </table:table-cell>
              <table:table-cell office:value-type="float" office:value="0.992186172518167">
                <text:p>0.992186172518167</text:p>
              </table:table-cell>
              <table:table-cell office:value-type="float" office:value="0.992186172518167">
                <text:p>0.992186172518167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0.60539789971539">
                <text:p>0.60539789971539</text:p>
              </table:table-cell>
              <table:table-cell office:value-type="float" office:value="0.726477479658468">
                <text:p>0.726477479658468</text:p>
              </table:table-cell>
              <table:table-cell office:value-type="float" office:value="0.726477479658468">
                <text:p>0.72647747965846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358168907268387">
                <text:p>0.358168907268387</text:p>
              </table:table-cell>
              <table:table-cell office:value-type="float" office:value="0.429802688722064">
                <text:p>0.429802688722064</text:p>
              </table:table-cell>
              <table:table-cell office:value-type="float" office:value="0.429802688722064">
                <text:p>0.429802688722064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0.14566511285437">
                <text:p>0.14566511285437</text:p>
              </table:table-cell>
              <table:table-cell office:value-type="float" office:value="0.174798135425244">
                <text:p>0.174798135425244</text:p>
              </table:table-cell>
              <table:table-cell office:value-type="float" office:value="0.174798135425244">
                <text:p>0.1747981354252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9914856674817">
                <text:p>0.019914856674817</text:p>
              </table:table-cell>
              <table:table-cell office:value-type="float" office:value="0.0238978280097804">
                <text:p>0.0238978280097804</text:p>
              </table:table-cell>
              <table:table-cell office:value-type="float" office:value="0.0238978280097804">
                <text:p>0.0238978280097804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0.0117061871359882">
                <text:p>0.0117061871359882</text:p>
              </table:table-cell>
              <table:table-cell office:value-type="float" office:value="0.0140474245631859">
                <text:p>0.0140474245631859</text:p>
              </table:table-cell>
              <table:table-cell office:value-type="float" office:value="0.0140474245631859">
                <text:p>0.014047424563185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123048872828348">
                <text:p>0.123048872828348</text:p>
              </table:table-cell>
              <table:table-cell office:value-type="float" office:value="0.147658647394017">
                <text:p>0.147658647394017</text:p>
              </table:table-cell>
              <table:table-cell office:value-type="float" office:value="0.147658647394017">
                <text:p>0.147658647394017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0.326682341082487">
                <text:p>0.326682341082487</text:p>
              </table:table-cell>
              <table:table-cell office:value-type="float" office:value="0.392018809298984">
                <text:p>0.392018809298984</text:p>
              </table:table-cell>
              <table:table-cell office:value-type="float" office:value="0.392018809298984">
                <text:p>0.3920188092989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2750016904307">
                <text:p>0.572750016904307</text:p>
              </table:table-cell>
              <table:table-cell office:value-type="float" office:value="0.687300020285168">
                <text:p>0.687300020285168</text:p>
              </table:table-cell>
              <table:table-cell office:value-type="float" office:value="0.687300020285168">
                <text:p>0.687300020285168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0.801005951342412">
                <text:p>0.801005951342412</text:p>
              </table:table-cell>
              <table:table-cell office:value-type="float" office:value="0.961207141610894">
                <text:p>0.961207141610894</text:p>
              </table:table-cell>
              <table:table-cell office:value-type="float" office:value="0.961207141610894">
                <text:p>0.96120714161089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955565130942338">
                <text:p>0.955565130942338</text:p>
              </table:table-cell>
              <table:table-cell office:value-type="float" office:value="1.14667815713081">
                <text:p>1.14667815713081</text:p>
              </table:table-cell>
              <table:table-cell office:value-type="float" office:value="1.14667815713081">
                <text:p>1.14667815713081</text:p>
              </table:table-cell>
            </table:table-row>
            <table:table-row>
              <table:table-cell office:value-type="float" office:value="4.75">
                <text:p/>
              </table:table-cell>
              <table:table-cell office:value-type="float" office:value="0.998586078098189">
                <text:p>0.998586078098189</text:p>
              </table:table-cell>
              <table:table-cell office:value-type="float" office:value="1.19830329371783">
                <text:p>1.19830329371783</text:p>
              </table:table-cell>
              <table:table-cell office:value-type="float" office:value="1.19830329371783">
                <text:p>1.198303293717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19535764538226">
                <text:p>0.919535764538226</text:p>
              </table:table-cell>
              <table:table-cell office:value-type="float" office:value="1.10344291744587">
                <text:p>1.10344291744587</text:p>
              </table:table-cell>
              <table:table-cell office:value-type="float" office:value="1.10344291744587">
                <text:p>1.10344291744587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0.737768463997996">
                <text:p>0.737768463997996</text:p>
              </table:table-cell>
              <table:table-cell office:value-type="float" office:value="0.885322156797595">
                <text:p>0.885322156797595</text:p>
              </table:table-cell>
              <table:table-cell office:value-type="float" office:value="0.885322156797595">
                <text:p>0.88532215679759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497787151005975">
                <text:p>0.497787151005975</text:p>
              </table:table-cell>
              <table:table-cell office:value-type="float" office:value="0.597344581207169">
                <text:p>0.597344581207169</text:p>
              </table:table-cell>
              <table:table-cell office:value-type="float" office:value="0.597344581207169">
                <text:p>0.597344581207169</text:p>
              </table:table-cell>
            </table:table-row>
            <table:table-row>
              <table:table-cell office:value-type="float" office:value="5.75">
                <text:p>10</text:p>
              </table:table-cell>
              <table:table-cell office:value-type="float" office:value="0.258347620623497">
                <text:p>0.258347620623497</text:p>
              </table:table-cell>
              <table:table-cell office:value-type="float" office:value="0.310017144748197">
                <text:p>0.310017144748197</text:p>
              </table:table-cell>
              <table:table-cell office:value-type="float" office:value="0.310017144748197">
                <text:p>0.3100171447481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8073020633754">
                <text:p>0.078073020633754</text:p>
              </table:table-cell>
              <table:table-cell office:value-type="float" office:value="0.0936876247605047">
                <text:p>0.0936876247605047</text:p>
              </table:table-cell>
              <table:table-cell office:value-type="float" office:value="0.0936876247605047">
                <text:p>0.093687624760504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751cm" svg:y="3.709cm" style:legend-expansion="high" chart:style-name="ch2"/>
        <chart:plot-area chart:style-name="ch3" table:cell-range-address="Sheet1.A193:Sheet1.D216" chart:data-source-has-labels="column" svg:x="0.77cm" svg:y="0.675cm" svg:width="12.662cm" svg:height="7.725cm">
          <chartooo:coordinate-region svg:x="4.146cm" svg:y="1.584cm" svg:width="5.908cm" svg:height="5.908cm"/>
          <chart:axis chart:dimension="x" chart:name="primary-x" chart:style-name="ch4" chartooo:axis-type="auto">
            <chartooo:date-scale/>
            <chart:categories table:cell-range-address="Sheet1.A193:Sheet1.A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3:Sheet1.B216" chart:class="chart:radar">
            <chart:data-point chart:repeated="24"/>
          </chart:series>
          <chart:series chart:style-name="ch8" chart:values-cell-range-address="Sheet1.C193:Sheet1.C216" chart:class="chart:radar">
            <chart:data-point chart:repeated="24"/>
          </chart:series>
          <chart:series chart:style-name="ch9" chart:values-cell-range-address="Sheet1.D193:Sheet1.D216" chart:class="chart:rad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25">
                <text:p>0</text:p>
                <draw:g>
                  <svg:desc>Sheet1.A193:Sheet1.A216</svg:desc>
                </draw:g>
              </table:table-cell>
              <table:table-cell office:value-type="float" office:value="0.0612087190548137">
                <text:p>0.0612087190548137</text:p>
                <draw:g>
                  <svg:desc>Sheet1.B193:Sheet1.B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C193:Sheet1.C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D193:Sheet1.D216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2984884706593">
                <text:p>0.22984884706593</text:p>
              </table:table-cell>
              <table:table-cell office:value-type="float" office:value="0.275818616479116">
                <text:p>0.275818616479116</text:p>
              </table:table-cell>
              <table:table-cell office:value-type="float" office:value="0.275818616479116">
                <text:p>0.27581861647911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464631399166148">
                <text:p>0.464631399166148</text:p>
              </table:table-cell>
              <table:table-cell office:value-type="float" office:value="0.557557678999378">
                <text:p>0.557557678999378</text:p>
              </table:table-cell>
              <table:table-cell office:value-type="float" office:value="0.557557678999378">
                <text:p>0.5575576789993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08073418273571">
                <text:p>0.708073418273571</text:p>
              </table:table-cell>
              <table:table-cell office:value-type="float" office:value="0.849688101928285">
                <text:p>0.849688101928285</text:p>
              </table:table-cell>
              <table:table-cell office:value-type="float" office:value="0.849688101928285">
                <text:p>0.849688101928285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00571807773467">
                <text:p>0.900571807773467</text:p>
              </table:table-cell>
              <table:table-cell office:value-type="float" office:value="1.08068616932816">
                <text:p>1.08068616932816</text:p>
              </table:table-cell>
              <table:table-cell office:value-type="float" office:value="1.08068616932816">
                <text:p>1.0806861693281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94996248300223">
                <text:p>0.994996248300223</text:p>
              </table:table-cell>
              <table:table-cell office:value-type="float" office:value="1.19399549796027">
                <text:p>1.19399549796027</text:p>
              </table:table-cell>
              <table:table-cell office:value-type="float" office:value="1.19399549796027">
                <text:p>1.19399549796027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968228343645398">
                <text:p>0.968228343645398</text:p>
              </table:table-cell>
              <table:table-cell office:value-type="float" office:value="1.16187401237448">
                <text:p>1.16187401237448</text:p>
              </table:table-cell>
              <table:table-cell office:value-type="float" office:value="1.16187401237448">
                <text:p>1.161874012374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26821810431806">
                <text:p>0.826821810431806</text:p>
              </table:table-cell>
              <table:table-cell office:value-type="float" office:value="0.992186172518167">
                <text:p>0.992186172518167</text:p>
              </table:table-cell>
              <table:table-cell office:value-type="float" office:value="0.992186172518167">
                <text:p>0.992186172518167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0.60539789971539">
                <text:p>0.60539789971539</text:p>
              </table:table-cell>
              <table:table-cell office:value-type="float" office:value="0.726477479658468">
                <text:p>0.726477479658468</text:p>
              </table:table-cell>
              <table:table-cell office:value-type="float" office:value="0.726477479658468">
                <text:p>0.72647747965846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358168907268387">
                <text:p>0.358168907268387</text:p>
              </table:table-cell>
              <table:table-cell office:value-type="float" office:value="0.429802688722064">
                <text:p>0.429802688722064</text:p>
              </table:table-cell>
              <table:table-cell office:value-type="float" office:value="0.429802688722064">
                <text:p>0.429802688722064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0.14566511285437">
                <text:p>0.14566511285437</text:p>
              </table:table-cell>
              <table:table-cell office:value-type="float" office:value="0.174798135425244">
                <text:p>0.174798135425244</text:p>
              </table:table-cell>
              <table:table-cell office:value-type="float" office:value="0.174798135425244">
                <text:p>0.1747981354252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9914856674817">
                <text:p>0.019914856674817</text:p>
              </table:table-cell>
              <table:table-cell office:value-type="float" office:value="0.0238978280097804">
                <text:p>0.0238978280097804</text:p>
              </table:table-cell>
              <table:table-cell office:value-type="float" office:value="0.0238978280097804">
                <text:p>0.0238978280097804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0.0117061871359882">
                <text:p>0.0117061871359882</text:p>
              </table:table-cell>
              <table:table-cell office:value-type="float" office:value="0.0140474245631859">
                <text:p>0.0140474245631859</text:p>
              </table:table-cell>
              <table:table-cell office:value-type="float" office:value="0.0140474245631859">
                <text:p>0.014047424563185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123048872828348">
                <text:p>0.123048872828348</text:p>
              </table:table-cell>
              <table:table-cell office:value-type="float" office:value="0.147658647394017">
                <text:p>0.147658647394017</text:p>
              </table:table-cell>
              <table:table-cell office:value-type="float" office:value="0.147658647394017">
                <text:p>0.147658647394017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0.326682341082487">
                <text:p>0.326682341082487</text:p>
              </table:table-cell>
              <table:table-cell office:value-type="float" office:value="0.392018809298984">
                <text:p>0.392018809298984</text:p>
              </table:table-cell>
              <table:table-cell office:value-type="float" office:value="0.392018809298984">
                <text:p>0.3920188092989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2750016904307">
                <text:p>0.572750016904307</text:p>
              </table:table-cell>
              <table:table-cell office:value-type="float" office:value="0.687300020285168">
                <text:p>0.687300020285168</text:p>
              </table:table-cell>
              <table:table-cell office:value-type="float" office:value="0.687300020285168">
                <text:p>0.687300020285168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0.801005951342412">
                <text:p>0.801005951342412</text:p>
              </table:table-cell>
              <table:table-cell office:value-type="float" office:value="0.961207141610894">
                <text:p>0.961207141610894</text:p>
              </table:table-cell>
              <table:table-cell office:value-type="float" office:value="0.961207141610894">
                <text:p>0.96120714161089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955565130942338">
                <text:p>0.955565130942338</text:p>
              </table:table-cell>
              <table:table-cell office:value-type="float" office:value="1.14667815713081">
                <text:p>1.14667815713081</text:p>
              </table:table-cell>
              <table:table-cell office:value-type="float" office:value="1.14667815713081">
                <text:p>1.14667815713081</text:p>
              </table:table-cell>
            </table:table-row>
            <table:table-row>
              <table:table-cell office:value-type="float" office:value="4.75">
                <text:p/>
              </table:table-cell>
              <table:table-cell office:value-type="float" office:value="0.998586078098189">
                <text:p>0.998586078098189</text:p>
              </table:table-cell>
              <table:table-cell office:value-type="float" office:value="1.19830329371783">
                <text:p>1.19830329371783</text:p>
              </table:table-cell>
              <table:table-cell office:value-type="float" office:value="1.19830329371783">
                <text:p>1.198303293717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19535764538226">
                <text:p>0.919535764538226</text:p>
              </table:table-cell>
              <table:table-cell office:value-type="float" office:value="1.10344291744587">
                <text:p>1.10344291744587</text:p>
              </table:table-cell>
              <table:table-cell office:value-type="float" office:value="1.10344291744587">
                <text:p>1.10344291744587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0.737768463997996">
                <text:p>0.737768463997996</text:p>
              </table:table-cell>
              <table:table-cell office:value-type="float" office:value="0.885322156797595">
                <text:p>0.885322156797595</text:p>
              </table:table-cell>
              <table:table-cell office:value-type="float" office:value="0.885322156797595">
                <text:p>0.88532215679759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497787151005975">
                <text:p>0.497787151005975</text:p>
              </table:table-cell>
              <table:table-cell office:value-type="float" office:value="0.597344581207169">
                <text:p>0.597344581207169</text:p>
              </table:table-cell>
              <table:table-cell office:value-type="float" office:value="0.597344581207169">
                <text:p>0.597344581207169</text:p>
              </table:table-cell>
            </table:table-row>
            <table:table-row>
              <table:table-cell office:value-type="float" office:value="5.75">
                <text:p>10</text:p>
              </table:table-cell>
              <table:table-cell office:value-type="float" office:value="0.258347620623497">
                <text:p>0.258347620623497</text:p>
              </table:table-cell>
              <table:table-cell office:value-type="float" office:value="0.310017144748197">
                <text:p>0.310017144748197</text:p>
              </table:table-cell>
              <table:table-cell office:value-type="float" office:value="0.310017144748197">
                <text:p>0.3100171447481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8073020633754">
                <text:p>0.078073020633754</text:p>
              </table:table-cell>
              <table:table-cell office:value-type="float" office:value="0.0936876247605047">
                <text:p>0.0936876247605047</text:p>
              </table:table-cell>
              <table:table-cell office:value-type="float" office:value="0.0936876247605047">
                <text:p>0.093687624760504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162cm" svg:y="3.709cm" style:legend-expansion="high" chart:style-name="ch2"/>
        <chart:plot-area chart:style-name="ch3" table:cell-range-address="Sheet1.A193:Sheet1.D216" chart:data-source-has-labels="column" svg:x="0.77cm" svg:y="0.675cm" svg:width="12.073cm" svg:height="7.725cm">
          <chartooo:coordinate-region svg:x="3.852cm" svg:y="1.584cm" svg:width="5.908cm" svg:height="5.908cm"/>
          <chart:axis chart:dimension="x" chart:name="primary-x" chart:style-name="ch4" chartooo:axis-type="auto">
            <chartooo:date-scale/>
            <chart:categories table:cell-range-address="Sheet1.A193:Sheet1.A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3:Sheet1.B216" chart:class="chart:radar">
            <chart:data-point chart:repeated="24"/>
          </chart:series>
          <chart:series chart:style-name="ch8" chart:values-cell-range-address="Sheet1.C193:Sheet1.C216" chart:class="chart:radar">
            <chart:data-point chart:repeated="24"/>
          </chart:series>
          <chart:series chart:style-name="ch9" chart:values-cell-range-address="Sheet1.D193:Sheet1.D216" chart:class="chart:rad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25">
                <text:p>0</text:p>
                <draw:g>
                  <svg:desc>Sheet1.A193:Sheet1.A216</svg:desc>
                </draw:g>
              </table:table-cell>
              <table:table-cell office:value-type="float" office:value="0.0612087190548137">
                <text:p>0.0612087190548137</text:p>
                <draw:g>
                  <svg:desc>Sheet1.B193:Sheet1.B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C193:Sheet1.C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D193:Sheet1.D216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2984884706593">
                <text:p>0.22984884706593</text:p>
              </table:table-cell>
              <table:table-cell office:value-type="float" office:value="0.275818616479116">
                <text:p>0.275818616479116</text:p>
              </table:table-cell>
              <table:table-cell office:value-type="float" office:value="0.275818616479116">
                <text:p>0.27581861647911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464631399166148">
                <text:p>0.464631399166148</text:p>
              </table:table-cell>
              <table:table-cell office:value-type="float" office:value="0.557557678999378">
                <text:p>0.557557678999378</text:p>
              </table:table-cell>
              <table:table-cell office:value-type="float" office:value="0.557557678999378">
                <text:p>0.5575576789993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08073418273571">
                <text:p>0.708073418273571</text:p>
              </table:table-cell>
              <table:table-cell office:value-type="float" office:value="0.849688101928285">
                <text:p>0.849688101928285</text:p>
              </table:table-cell>
              <table:table-cell office:value-type="float" office:value="0.849688101928285">
                <text:p>0.849688101928285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00571807773467">
                <text:p>0.900571807773467</text:p>
              </table:table-cell>
              <table:table-cell office:value-type="float" office:value="1.08068616932816">
                <text:p>1.08068616932816</text:p>
              </table:table-cell>
              <table:table-cell office:value-type="float" office:value="1.08068616932816">
                <text:p>1.0806861693281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94996248300223">
                <text:p>0.994996248300223</text:p>
              </table:table-cell>
              <table:table-cell office:value-type="float" office:value="1.19399549796027">
                <text:p>1.19399549796027</text:p>
              </table:table-cell>
              <table:table-cell office:value-type="float" office:value="1.19399549796027">
                <text:p>1.19399549796027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968228343645398">
                <text:p>0.968228343645398</text:p>
              </table:table-cell>
              <table:table-cell office:value-type="float" office:value="1.16187401237448">
                <text:p>1.16187401237448</text:p>
              </table:table-cell>
              <table:table-cell office:value-type="float" office:value="1.16187401237448">
                <text:p>1.161874012374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26821810431806">
                <text:p>0.826821810431806</text:p>
              </table:table-cell>
              <table:table-cell office:value-type="float" office:value="0.992186172518167">
                <text:p>0.992186172518167</text:p>
              </table:table-cell>
              <table:table-cell office:value-type="float" office:value="0.992186172518167">
                <text:p>0.992186172518167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0.60539789971539">
                <text:p>0.60539789971539</text:p>
              </table:table-cell>
              <table:table-cell office:value-type="float" office:value="0.726477479658468">
                <text:p>0.726477479658468</text:p>
              </table:table-cell>
              <table:table-cell office:value-type="float" office:value="0.726477479658468">
                <text:p>0.72647747965846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358168907268387">
                <text:p>0.358168907268387</text:p>
              </table:table-cell>
              <table:table-cell office:value-type="float" office:value="0.429802688722064">
                <text:p>0.429802688722064</text:p>
              </table:table-cell>
              <table:table-cell office:value-type="float" office:value="0.429802688722064">
                <text:p>0.429802688722064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0.14566511285437">
                <text:p>0.14566511285437</text:p>
              </table:table-cell>
              <table:table-cell office:value-type="float" office:value="0.174798135425244">
                <text:p>0.174798135425244</text:p>
              </table:table-cell>
              <table:table-cell office:value-type="float" office:value="0.174798135425244">
                <text:p>0.1747981354252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9914856674817">
                <text:p>0.019914856674817</text:p>
              </table:table-cell>
              <table:table-cell office:value-type="float" office:value="0.0238978280097804">
                <text:p>0.0238978280097804</text:p>
              </table:table-cell>
              <table:table-cell office:value-type="float" office:value="0.0238978280097804">
                <text:p>0.0238978280097804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0.0117061871359882">
                <text:p>0.0117061871359882</text:p>
              </table:table-cell>
              <table:table-cell office:value-type="float" office:value="0.0140474245631859">
                <text:p>0.0140474245631859</text:p>
              </table:table-cell>
              <table:table-cell office:value-type="float" office:value="0.0140474245631859">
                <text:p>0.014047424563185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123048872828348">
                <text:p>0.123048872828348</text:p>
              </table:table-cell>
              <table:table-cell office:value-type="float" office:value="0.147658647394017">
                <text:p>0.147658647394017</text:p>
              </table:table-cell>
              <table:table-cell office:value-type="float" office:value="0.147658647394017">
                <text:p>0.147658647394017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0.326682341082487">
                <text:p>0.326682341082487</text:p>
              </table:table-cell>
              <table:table-cell office:value-type="float" office:value="0.392018809298984">
                <text:p>0.392018809298984</text:p>
              </table:table-cell>
              <table:table-cell office:value-type="float" office:value="0.392018809298984">
                <text:p>0.3920188092989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2750016904307">
                <text:p>0.572750016904307</text:p>
              </table:table-cell>
              <table:table-cell office:value-type="float" office:value="0.687300020285168">
                <text:p>0.687300020285168</text:p>
              </table:table-cell>
              <table:table-cell office:value-type="float" office:value="0.687300020285168">
                <text:p>0.687300020285168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0.801005951342412">
                <text:p>0.801005951342412</text:p>
              </table:table-cell>
              <table:table-cell office:value-type="float" office:value="0.961207141610894">
                <text:p>0.961207141610894</text:p>
              </table:table-cell>
              <table:table-cell office:value-type="float" office:value="0.961207141610894">
                <text:p>0.96120714161089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955565130942338">
                <text:p>0.955565130942338</text:p>
              </table:table-cell>
              <table:table-cell office:value-type="float" office:value="1.14667815713081">
                <text:p>1.14667815713081</text:p>
              </table:table-cell>
              <table:table-cell office:value-type="float" office:value="1.14667815713081">
                <text:p>1.14667815713081</text:p>
              </table:table-cell>
            </table:table-row>
            <table:table-row>
              <table:table-cell office:value-type="float" office:value="4.75">
                <text:p/>
              </table:table-cell>
              <table:table-cell office:value-type="float" office:value="0.998586078098189">
                <text:p>0.998586078098189</text:p>
              </table:table-cell>
              <table:table-cell office:value-type="float" office:value="1.19830329371783">
                <text:p>1.19830329371783</text:p>
              </table:table-cell>
              <table:table-cell office:value-type="float" office:value="1.19830329371783">
                <text:p>1.198303293717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19535764538226">
                <text:p>0.919535764538226</text:p>
              </table:table-cell>
              <table:table-cell office:value-type="float" office:value="1.10344291744587">
                <text:p>1.10344291744587</text:p>
              </table:table-cell>
              <table:table-cell office:value-type="float" office:value="1.10344291744587">
                <text:p>1.10344291744587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0.737768463997996">
                <text:p>0.737768463997996</text:p>
              </table:table-cell>
              <table:table-cell office:value-type="float" office:value="0.885322156797595">
                <text:p>0.885322156797595</text:p>
              </table:table-cell>
              <table:table-cell office:value-type="float" office:value="0.885322156797595">
                <text:p>0.88532215679759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497787151005975">
                <text:p>0.497787151005975</text:p>
              </table:table-cell>
              <table:table-cell office:value-type="float" office:value="0.597344581207169">
                <text:p>0.597344581207169</text:p>
              </table:table-cell>
              <table:table-cell office:value-type="float" office:value="0.597344581207169">
                <text:p>0.597344581207169</text:p>
              </table:table-cell>
            </table:table-row>
            <table:table-row>
              <table:table-cell office:value-type="float" office:value="5.75">
                <text:p>10</text:p>
              </table:table-cell>
              <table:table-cell office:value-type="float" office:value="0.258347620623497">
                <text:p>0.258347620623497</text:p>
              </table:table-cell>
              <table:table-cell office:value-type="float" office:value="0.310017144748197">
                <text:p>0.310017144748197</text:p>
              </table:table-cell>
              <table:table-cell office:value-type="float" office:value="0.310017144748197">
                <text:p>0.3100171447481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8073020633754">
                <text:p>0.078073020633754</text:p>
              </table:table-cell>
              <table:table-cell office:value-type="float" office:value="0.0936876247605047">
                <text:p>0.0936876247605047</text:p>
              </table:table-cell>
              <table:table-cell office:value-type="float" office:value="0.0936876247605047">
                <text:p>0.093687624760504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162cm" svg:y="3.709cm" style:legend-expansion="high" chart:style-name="ch2"/>
        <chart:plot-area chart:style-name="ch3" table:cell-range-address="Sheet1.A193:Sheet1.D216" chart:data-source-has-labels="column" svg:x="0.77cm" svg:y="0.675cm" svg:width="12.073cm" svg:height="7.725cm">
          <chartooo:coordinate-region svg:x="3.852cm" svg:y="1.584cm" svg:width="5.908cm" svg:height="5.908cm"/>
          <chart:axis chart:dimension="x" chart:name="primary-x" chart:style-name="ch4" chartooo:axis-type="auto">
            <chartooo:date-scale/>
            <chart:categories table:cell-range-address="Sheet1.A193:Sheet1.A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3:Sheet1.B216" chart:class="chart:radar">
            <chart:data-point chart:repeated="24"/>
          </chart:series>
          <chart:series chart:style-name="ch8" chart:values-cell-range-address="Sheet1.C193:Sheet1.C216" chart:class="chart:radar">
            <chart:data-point chart:repeated="24"/>
          </chart:series>
          <chart:series chart:style-name="ch9" chart:values-cell-range-address="Sheet1.D193:Sheet1.D216" chart:class="chart:rad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25">
                <text:p>0</text:p>
                <draw:g>
                  <svg:desc>Sheet1.A193:Sheet1.A216</svg:desc>
                </draw:g>
              </table:table-cell>
              <table:table-cell office:value-type="float" office:value="0.0612087190548137">
                <text:p>0.0612087190548137</text:p>
                <draw:g>
                  <svg:desc>Sheet1.B193:Sheet1.B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C193:Sheet1.C216</svg:desc>
                </draw:g>
              </table:table-cell>
              <table:table-cell office:value-type="float" office:value="0.0734504628657764">
                <text:p>0.0734504628657764</text:p>
                <draw:g>
                  <svg:desc>Sheet1.D193:Sheet1.D216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2984884706593">
                <text:p>0.22984884706593</text:p>
              </table:table-cell>
              <table:table-cell office:value-type="float" office:value="0.275818616479116">
                <text:p>0.275818616479116</text:p>
              </table:table-cell>
              <table:table-cell office:value-type="float" office:value="0.275818616479116">
                <text:p>0.27581861647911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464631399166148">
                <text:p>0.464631399166148</text:p>
              </table:table-cell>
              <table:table-cell office:value-type="float" office:value="0.557557678999378">
                <text:p>0.557557678999378</text:p>
              </table:table-cell>
              <table:table-cell office:value-type="float" office:value="0.557557678999378">
                <text:p>0.5575576789993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08073418273571">
                <text:p>0.708073418273571</text:p>
              </table:table-cell>
              <table:table-cell office:value-type="float" office:value="0.849688101928285">
                <text:p>0.849688101928285</text:p>
              </table:table-cell>
              <table:table-cell office:value-type="float" office:value="0.849688101928285">
                <text:p>0.849688101928285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00571807773467">
                <text:p>0.900571807773467</text:p>
              </table:table-cell>
              <table:table-cell office:value-type="float" office:value="1.08068616932816">
                <text:p>1.08068616932816</text:p>
              </table:table-cell>
              <table:table-cell office:value-type="float" office:value="1.08068616932816">
                <text:p>1.0806861693281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94996248300223">
                <text:p>0.994996248300223</text:p>
              </table:table-cell>
              <table:table-cell office:value-type="float" office:value="1.19399549796027">
                <text:p>1.19399549796027</text:p>
              </table:table-cell>
              <table:table-cell office:value-type="float" office:value="1.19399549796027">
                <text:p>1.19399549796027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968228343645398">
                <text:p>0.968228343645398</text:p>
              </table:table-cell>
              <table:table-cell office:value-type="float" office:value="1.16187401237448">
                <text:p>1.16187401237448</text:p>
              </table:table-cell>
              <table:table-cell office:value-type="float" office:value="1.16187401237448">
                <text:p>1.161874012374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26821810431806">
                <text:p>0.826821810431806</text:p>
              </table:table-cell>
              <table:table-cell office:value-type="float" office:value="0.992186172518167">
                <text:p>0.992186172518167</text:p>
              </table:table-cell>
              <table:table-cell office:value-type="float" office:value="0.992186172518167">
                <text:p>0.992186172518167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0.60539789971539">
                <text:p>0.60539789971539</text:p>
              </table:table-cell>
              <table:table-cell office:value-type="float" office:value="0.726477479658468">
                <text:p>0.726477479658468</text:p>
              </table:table-cell>
              <table:table-cell office:value-type="float" office:value="0.726477479658468">
                <text:p>0.72647747965846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358168907268387">
                <text:p>0.358168907268387</text:p>
              </table:table-cell>
              <table:table-cell office:value-type="float" office:value="0.429802688722064">
                <text:p>0.429802688722064</text:p>
              </table:table-cell>
              <table:table-cell office:value-type="float" office:value="0.429802688722064">
                <text:p>0.429802688722064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0.14566511285437">
                <text:p>0.14566511285437</text:p>
              </table:table-cell>
              <table:table-cell office:value-type="float" office:value="0.174798135425244">
                <text:p>0.174798135425244</text:p>
              </table:table-cell>
              <table:table-cell office:value-type="float" office:value="0.174798135425244">
                <text:p>0.1747981354252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9914856674817">
                <text:p>0.019914856674817</text:p>
              </table:table-cell>
              <table:table-cell office:value-type="float" office:value="0.0238978280097804">
                <text:p>0.0238978280097804</text:p>
              </table:table-cell>
              <table:table-cell office:value-type="float" office:value="0.0238978280097804">
                <text:p>0.0238978280097804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0.0117061871359882">
                <text:p>0.0117061871359882</text:p>
              </table:table-cell>
              <table:table-cell office:value-type="float" office:value="0.0140474245631859">
                <text:p>0.0140474245631859</text:p>
              </table:table-cell>
              <table:table-cell office:value-type="float" office:value="0.0140474245631859">
                <text:p>0.014047424563185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123048872828348">
                <text:p>0.123048872828348</text:p>
              </table:table-cell>
              <table:table-cell office:value-type="float" office:value="0.147658647394017">
                <text:p>0.147658647394017</text:p>
              </table:table-cell>
              <table:table-cell office:value-type="float" office:value="0.147658647394017">
                <text:p>0.147658647394017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0.326682341082487">
                <text:p>0.326682341082487</text:p>
              </table:table-cell>
              <table:table-cell office:value-type="float" office:value="0.392018809298984">
                <text:p>0.392018809298984</text:p>
              </table:table-cell>
              <table:table-cell office:value-type="float" office:value="0.392018809298984">
                <text:p>0.3920188092989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2750016904307">
                <text:p>0.572750016904307</text:p>
              </table:table-cell>
              <table:table-cell office:value-type="float" office:value="0.687300020285168">
                <text:p>0.687300020285168</text:p>
              </table:table-cell>
              <table:table-cell office:value-type="float" office:value="0.687300020285168">
                <text:p>0.687300020285168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0.801005951342412">
                <text:p>0.801005951342412</text:p>
              </table:table-cell>
              <table:table-cell office:value-type="float" office:value="0.961207141610894">
                <text:p>0.961207141610894</text:p>
              </table:table-cell>
              <table:table-cell office:value-type="float" office:value="0.961207141610894">
                <text:p>0.96120714161089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955565130942338">
                <text:p>0.955565130942338</text:p>
              </table:table-cell>
              <table:table-cell office:value-type="float" office:value="1.14667815713081">
                <text:p>1.14667815713081</text:p>
              </table:table-cell>
              <table:table-cell office:value-type="float" office:value="1.14667815713081">
                <text:p>1.14667815713081</text:p>
              </table:table-cell>
            </table:table-row>
            <table:table-row>
              <table:table-cell office:value-type="float" office:value="4.75">
                <text:p/>
              </table:table-cell>
              <table:table-cell office:value-type="float" office:value="0.998586078098189">
                <text:p>0.998586078098189</text:p>
              </table:table-cell>
              <table:table-cell office:value-type="float" office:value="1.19830329371783">
                <text:p>1.19830329371783</text:p>
              </table:table-cell>
              <table:table-cell office:value-type="float" office:value="1.19830329371783">
                <text:p>1.198303293717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19535764538226">
                <text:p>0.919535764538226</text:p>
              </table:table-cell>
              <table:table-cell office:value-type="float" office:value="1.10344291744587">
                <text:p>1.10344291744587</text:p>
              </table:table-cell>
              <table:table-cell office:value-type="float" office:value="1.10344291744587">
                <text:p>1.10344291744587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0.737768463997996">
                <text:p>0.737768463997996</text:p>
              </table:table-cell>
              <table:table-cell office:value-type="float" office:value="0.885322156797595">
                <text:p>0.885322156797595</text:p>
              </table:table-cell>
              <table:table-cell office:value-type="float" office:value="0.885322156797595">
                <text:p>0.88532215679759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497787151005975">
                <text:p>0.497787151005975</text:p>
              </table:table-cell>
              <table:table-cell office:value-type="float" office:value="0.597344581207169">
                <text:p>0.597344581207169</text:p>
              </table:table-cell>
              <table:table-cell office:value-type="float" office:value="0.597344581207169">
                <text:p>0.597344581207169</text:p>
              </table:table-cell>
            </table:table-row>
            <table:table-row>
              <table:table-cell office:value-type="float" office:value="5.75">
                <text:p>10</text:p>
              </table:table-cell>
              <table:table-cell office:value-type="float" office:value="0.258347620623497">
                <text:p>0.258347620623497</text:p>
              </table:table-cell>
              <table:table-cell office:value-type="float" office:value="0.310017144748197">
                <text:p>0.310017144748197</text:p>
              </table:table-cell>
              <table:table-cell office:value-type="float" office:value="0.310017144748197">
                <text:p>0.3100171447481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8073020633754">
                <text:p>0.078073020633754</text:p>
              </table:table-cell>
              <table:table-cell office:value-type="float" office:value="0.0936876247605047">
                <text:p>0.0936876247605047</text:p>
              </table:table-cell>
              <table:table-cell office:value-type="float" office:value="0.0936876247605047">
                <text:p>0.093687624760504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751cm" svg:y="3.709cm" style:legend-expansion="high" chart:style-name="ch2"/>
        <chart:plot-area chart:style-name="ch3" table:cell-range-address="Sheet1.A258:Sheet1.D281" chart:data-source-has-labels="column" svg:x="0.77cm" svg:y="0.675cm" svg:width="12.662cm" svg:height="7.725cm">
          <chartooo:coordinate-region svg:x="4.147cm" svg:y="1.584cm" svg:width="5.908cm" svg:height="5.908cm"/>
          <chart:axis chart:dimension="x" chart:name="primary-x" chart:style-name="ch4" chartooo:axis-type="auto">
            <chartooo:date-scale/>
            <chart:categories table:cell-range-address="Sheet1.A258:Sheet1.A281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Sheet1.B258:Sheet1.B281" chart:class="chart:radar">
            <chart:data-point chart:repeated="24"/>
          </chart:series>
          <chart:series chart:style-name="ch8" chart:values-cell-range-address="Sheet1.C258:Sheet1.C281" chart:class="chart:radar">
            <chart:data-point chart:repeated="24"/>
          </chart:series>
          <chart:series chart:style-name="ch9" chart:values-cell-range-address="Sheet1.D258:Sheet1.D281" chart:class="chart:rad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6.5">
                <text:p>20</text:p>
                <draw:g>
                  <svg:desc>Sheet1.A258:Sheet1.A281</svg:desc>
                </draw:g>
              </table:table-cell>
              <table:table-cell office:value-type="float" office:value="1.50663837361153">
                <text:p>1.50663837361153</text:p>
                <draw:g>
                  <svg:desc>Sheet1.B258:Sheet1.B281</svg:desc>
                </draw:g>
              </table:table-cell>
              <table:table-cell office:value-type="float" office:value="2.60796604833384">
                <text:p>2.60796604833384</text:p>
                <draw:g>
                  <svg:desc>Sheet1.C258:Sheet1.C281</svg:desc>
                </draw:g>
              </table:table-cell>
              <table:table-cell office:value-type="float" office:value="3.60796604833384">
                <text:p>3.60796604833384</text:p>
                <draw:g>
                  <svg:desc>Sheet1.D258:Sheet1.D281</svg:desc>
                </draw:g>
              </table:table-cell>
            </table:table-row>
            <table:table-row>
              <table:table-cell office:value-type="float" office:value="16.75">
                <text:p>20</text:p>
              </table:table-cell>
              <table:table-cell office:value-type="float" office:value="1.74551736196512">
                <text:p>1.74551736196512</text:p>
              </table:table-cell>
              <table:table-cell office:value-type="float" office:value="2.89462083435814">
                <text:p>2.89462083435814</text:p>
              </table:table-cell>
              <table:table-cell office:value-type="float" office:value="3.89462083435814">
                <text:p>3.894620834358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9242851373923">
                <text:p>1.9242851373923</text:p>
              </table:table-cell>
              <table:table-cell office:value-type="float" office:value="3.10914216487076">
                <text:p>3.10914216487076</text:p>
              </table:table-cell>
              <table:table-cell office:value-type="float" office:value="4.10914216487076">
                <text:p>4.10914216487076</text:p>
              </table:table-cell>
            </table:table-row>
            <table:table-row>
              <table:table-cell office:value-type="float" office:value="17.25">
                <text:p>20</text:p>
              </table:table-cell>
              <table:table-cell office:value-type="float" office:value="1.99917311372437">
                <text:p>1.99917311372437</text:p>
              </table:table-cell>
              <table:table-cell office:value-type="float" office:value="3.19900773646925">
                <text:p>3.19900773646925</text:p>
              </table:table-cell>
              <table:table-cell office:value-type="float" office:value="4.19900773646925">
                <text:p>4.19900773646925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.95184610254575">
                <text:p>1.95184610254575</text:p>
              </table:table-cell>
              <table:table-cell office:value-type="float" office:value="3.1422153230549">
                <text:p>3.1422153230549</text:p>
              </table:table-cell>
              <table:table-cell office:value-type="float" office:value="4.1422153230549">
                <text:p>4.1422153230549</text:p>
              </table:table-cell>
            </table:table-row>
            <table:table-row>
              <table:table-cell office:value-type="float" office:value="17.75">
                <text:p>20</text:p>
              </table:table-cell>
              <table:table-cell office:value-type="float" office:value="1.79389140678019">
                <text:p>1.79389140678019</text:p>
              </table:table-cell>
              <table:table-cell office:value-type="float" office:value="2.95266968813623">
                <text:p>2.95266968813623</text:p>
              </table:table-cell>
              <table:table-cell office:value-type="float" office:value="3.95266968813623">
                <text:p>3.952669688136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639818448137">
                <text:p>1.5639818448137</text:p>
              </table:table-cell>
              <table:table-cell office:value-type="float" office:value="2.67677821377644">
                <text:p>2.67677821377644</text:p>
              </table:table-cell>
              <table:table-cell office:value-type="float" office:value="3.67677821377644">
                <text:p>3.67677821377644</text:p>
              </table:table-cell>
            </table:table-row>
            <table:table-row>
              <table:table-cell office:value-type="float" office:value="18.25">
                <text:p>20</text:p>
              </table:table-cell>
              <table:table-cell office:value-type="float" office:value="1.31840729579197">
                <text:p>1.31840729579197</text:p>
              </table:table-cell>
              <table:table-cell office:value-type="float" office:value="2.38208875495036">
                <text:p>2.38208875495036</text:p>
              </table:table-cell>
              <table:table-cell office:value-type="float" office:value="3.38208875495036">
                <text:p>3.38208875495036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.11729297402733">
                <text:p>1.11729297402733</text:p>
              </table:table-cell>
              <table:table-cell office:value-type="float" office:value="2.14075156883279">
                <text:p>2.14075156883279</text:p>
              </table:table-cell>
              <table:table-cell office:value-type="float" office:value="3.14075156883279">
                <text:p>3.14075156883279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1.00987867959495">
                <text:p>1.00987867959495</text:p>
              </table:table-cell>
              <table:table-cell office:value-type="float" office:value="2.01185441551394">
                <text:p>2.01185441551394</text:p>
              </table:table-cell>
              <table:table-cell office:value-type="float" office:value="3.01185441551394">
                <text:p>3.011854415513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02246317797635">
                <text:p>1.02246317797635</text:p>
              </table:table-cell>
              <table:table-cell office:value-type="float" office:value="2.02695581357162">
                <text:p>2.02695581357162</text:p>
              </table:table-cell>
              <table:table-cell office:value-type="float" office:value="3.02695581357162">
                <text:p>3.02695581357162</text:p>
              </table:table-cell>
            </table:table-row>
            <table:table-row>
              <table:table-cell office:value-type="float" office:value="19.25">
                <text:p>20</text:p>
              </table:table-cell>
              <table:table-cell office:value-type="float" office:value="1.15196534506806">
                <text:p>1.15196534506806</text:p>
              </table:table-cell>
              <table:table-cell office:value-type="float" office:value="2.18235841408167">
                <text:p>2.18235841408167</text:p>
              </table:table-cell>
              <table:table-cell office:value-type="float" office:value="3.18235841408167">
                <text:p>3.18235841408167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.36667853382003">
                <text:p>1.36667853382003</text:p>
              </table:table-cell>
              <table:table-cell office:value-type="float" office:value="2.44001424058404">
                <text:p>2.44001424058404</text:p>
              </table:table-cell>
              <table:table-cell office:value-type="float" office:value="3.44001424058404">
                <text:p>3.44001424058404</text:p>
              </table:table-cell>
            </table:table-row>
            <table:table-row>
              <table:table-cell office:value-type="float" office:value="19.75">
                <text:p>20</text:p>
              </table:table-cell>
              <table:table-cell office:value-type="float" office:value="1.61403346724155">
                <text:p>1.61403346724155</text:p>
              </table:table-cell>
              <table:table-cell office:value-type="float" office:value="2.73684016068986">
                <text:p>2.73684016068986</text:p>
              </table:table-cell>
              <table:table-cell office:value-type="float" office:value="3.73684016068986">
                <text:p>3.73684016068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83346903082613">
                <text:p>1.83346903082613</text:p>
              </table:table-cell>
              <table:table-cell office:value-type="float" office:value="3.00016283699136">
                <text:p>3.00016283699136</text:p>
              </table:table-cell>
              <table:table-cell office:value-type="float" office:value="4.00016283699136">
                <text:p>4.00016283699136</text:p>
              </table:table-cell>
            </table:table-row>
            <table:table-row>
              <table:table-cell office:value-type="float" office:value="20.25">
                <text:p>20</text:p>
              </table:table-cell>
              <table:table-cell office:value-type="float" office:value="1.97125974552544">
                <text:p>1.97125974552544</text:p>
              </table:table-cell>
              <table:table-cell office:value-type="float" office:value="3.16551169463053">
                <text:p>3.16551169463053</text:p>
              </table:table-cell>
              <table:table-cell office:value-type="float" office:value="4.16551169463053">
                <text:p>4.16551169463053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.99366963876191">
                <text:p>1.99366963876191</text:p>
              </table:table-cell>
              <table:table-cell office:value-type="float" office:value="3.1924035665143">
                <text:p>3.1924035665143</text:p>
              </table:table-cell>
              <table:table-cell office:value-type="float" office:value="4.1924035665143">
                <text:p>4.1924035665143</text:p>
              </table:table-cell>
            </table:table-row>
            <table:table-row>
              <table:table-cell office:value-type="float" office:value="20.75">
                <text:p>20</text:p>
              </table:table-cell>
              <table:table-cell office:value-type="float" office:value="1.89521198709891">
                <text:p>1.89521198709891</text:p>
              </table:table-cell>
              <table:table-cell office:value-type="float" office:value="3.07425438451869">
                <text:p>3.07425438451869</text:p>
              </table:table-cell>
              <table:table-cell office:value-type="float" office:value="4.07425438451869">
                <text:p>4.074254384518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69999265749418">
                <text:p>1.69999265749418</text:p>
              </table:table-cell>
              <table:table-cell office:value-type="float" office:value="2.83999118899301">
                <text:p>2.83999118899301</text:p>
              </table:table-cell>
              <table:table-cell office:value-type="float" office:value="3.83999118899301">
                <text:p>3.83999118899301</text:p>
              </table:table-cell>
            </table:table-row>
            <table:table-row>
              <table:table-cell office:value-type="float" office:value="21.25">
                <text:p>20</text:p>
              </table:table-cell>
              <table:table-cell office:value-type="float" office:value="1.4558081503471">
                <text:p>1.4558081503471</text:p>
              </table:table-cell>
              <table:table-cell office:value-type="float" office:value="2.54696978041652">
                <text:p>2.54696978041652</text:p>
              </table:table-cell>
              <table:table-cell office:value-type="float" office:value="3.54696978041652">
                <text:p>3.54696978041652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.22244334923969">
                <text:p>1.22244334923969</text:p>
              </table:table-cell>
              <table:table-cell office:value-type="float" office:value="2.26693201908762">
                <text:p>2.26693201908762</text:p>
              </table:table-cell>
              <table:table-cell office:value-type="float" office:value="3.26693201908762">
                <text:p>3.26693201908762</text:p>
              </table:table-cell>
            </table:table-row>
            <table:table-row>
              <table:table-cell office:value-type="float" office:value="21.75">
                <text:p>20</text:p>
              </table:table-cell>
              <table:table-cell office:value-type="float" office:value="1.05703409636501">
                <text:p>1.05703409636501</text:p>
              </table:table-cell>
              <table:table-cell office:value-type="float" office:value="2.06844091563801">
                <text:p>2.06844091563801</text:p>
              </table:table-cell>
              <table:table-cell office:value-type="float" office:value="3.06844091563801">
                <text:p>3.068440915638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00007834567615">
                <text:p>1.00007834567615</text:p>
              </table:table-cell>
              <table:table-cell office:value-type="float" office:value="2.00009401481139">
                <text:p>2.00009401481139</text:p>
              </table:table-cell>
              <table:table-cell office:value-type="float" office:value="3.00009401481139">
                <text:p>3.00009401481139</text:p>
              </table:table-cell>
            </table:table-row>
            <table:table-row>
              <table:table-cell office:value-type="float" office:value="22.25">
                <text:p>20</text:p>
              </table:table-cell>
              <table:table-cell office:value-type="float" office:value="1.065520851343">
                <text:p>1.065520851343</text:p>
              </table:table-cell>
              <table:table-cell office:value-type="float" office:value="2.0786250216116">
                <text:p>2.0786250216116</text:p>
              </table:table-cell>
              <table:table-cell office:value-type="float" office:value="3.0786250216116">
                <text:p>3.078625021611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162cm" svg:y="3.709cm" style:legend-expansion="high" chart:style-name="ch2"/>
        <chart:plot-area chart:style-name="ch3" table:cell-range-address="Sheet1.A258:Sheet1.D281" chart:data-source-has-labels="column" svg:x="0.77cm" svg:y="0.675cm" svg:width="12.073cm" svg:height="7.725cm">
          <chartooo:coordinate-region svg:x="3.852cm" svg:y="1.584cm" svg:width="5.908cm" svg:height="5.908cm"/>
          <chart:axis chart:dimension="x" chart:name="primary-x" chart:style-name="ch4" chartooo:axis-type="auto">
            <chartooo:date-scale/>
            <chart:categories table:cell-range-address="Sheet1.A258:Sheet1.A281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Sheet1.B258:Sheet1.B281" chart:class="chart:radar">
            <chart:data-point chart:repeated="24"/>
          </chart:series>
          <chart:series chart:style-name="ch8" chart:values-cell-range-address="Sheet1.C258:Sheet1.C281" chart:class="chart:radar">
            <chart:data-point chart:repeated="24"/>
          </chart:series>
          <chart:series chart:style-name="ch9" chart:values-cell-range-address="Sheet1.D258:Sheet1.D281" chart:class="chart:rad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6.5">
                <text:p>20</text:p>
                <draw:g>
                  <svg:desc>Sheet1.A258:Sheet1.A281</svg:desc>
                </draw:g>
              </table:table-cell>
              <table:table-cell office:value-type="float" office:value="1.50663837361153">
                <text:p>1.50663837361153</text:p>
                <draw:g>
                  <svg:desc>Sheet1.B258:Sheet1.B281</svg:desc>
                </draw:g>
              </table:table-cell>
              <table:table-cell office:value-type="float" office:value="2.60796604833384">
                <text:p>2.60796604833384</text:p>
                <draw:g>
                  <svg:desc>Sheet1.C258:Sheet1.C281</svg:desc>
                </draw:g>
              </table:table-cell>
              <table:table-cell office:value-type="float" office:value="3.60796604833384">
                <text:p>3.60796604833384</text:p>
                <draw:g>
                  <svg:desc>Sheet1.D258:Sheet1.D281</svg:desc>
                </draw:g>
              </table:table-cell>
            </table:table-row>
            <table:table-row>
              <table:table-cell office:value-type="float" office:value="16.75">
                <text:p>20</text:p>
              </table:table-cell>
              <table:table-cell office:value-type="float" office:value="1.74551736196512">
                <text:p>1.74551736196512</text:p>
              </table:table-cell>
              <table:table-cell office:value-type="float" office:value="2.89462083435814">
                <text:p>2.89462083435814</text:p>
              </table:table-cell>
              <table:table-cell office:value-type="float" office:value="3.89462083435814">
                <text:p>3.894620834358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9242851373923">
                <text:p>1.9242851373923</text:p>
              </table:table-cell>
              <table:table-cell office:value-type="float" office:value="3.10914216487076">
                <text:p>3.10914216487076</text:p>
              </table:table-cell>
              <table:table-cell office:value-type="float" office:value="4.10914216487076">
                <text:p>4.10914216487076</text:p>
              </table:table-cell>
            </table:table-row>
            <table:table-row>
              <table:table-cell office:value-type="float" office:value="17.25">
                <text:p>20</text:p>
              </table:table-cell>
              <table:table-cell office:value-type="float" office:value="1.99917311372437">
                <text:p>1.99917311372437</text:p>
              </table:table-cell>
              <table:table-cell office:value-type="float" office:value="3.19900773646925">
                <text:p>3.19900773646925</text:p>
              </table:table-cell>
              <table:table-cell office:value-type="float" office:value="4.19900773646925">
                <text:p>4.19900773646925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.95184610254575">
                <text:p>1.95184610254575</text:p>
              </table:table-cell>
              <table:table-cell office:value-type="float" office:value="3.1422153230549">
                <text:p>3.1422153230549</text:p>
              </table:table-cell>
              <table:table-cell office:value-type="float" office:value="4.1422153230549">
                <text:p>4.1422153230549</text:p>
              </table:table-cell>
            </table:table-row>
            <table:table-row>
              <table:table-cell office:value-type="float" office:value="17.75">
                <text:p>20</text:p>
              </table:table-cell>
              <table:table-cell office:value-type="float" office:value="1.79389140678019">
                <text:p>1.79389140678019</text:p>
              </table:table-cell>
              <table:table-cell office:value-type="float" office:value="2.95266968813623">
                <text:p>2.95266968813623</text:p>
              </table:table-cell>
              <table:table-cell office:value-type="float" office:value="3.95266968813623">
                <text:p>3.952669688136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639818448137">
                <text:p>1.5639818448137</text:p>
              </table:table-cell>
              <table:table-cell office:value-type="float" office:value="2.67677821377644">
                <text:p>2.67677821377644</text:p>
              </table:table-cell>
              <table:table-cell office:value-type="float" office:value="3.67677821377644">
                <text:p>3.67677821377644</text:p>
              </table:table-cell>
            </table:table-row>
            <table:table-row>
              <table:table-cell office:value-type="float" office:value="18.25">
                <text:p>20</text:p>
              </table:table-cell>
              <table:table-cell office:value-type="float" office:value="1.31840729579197">
                <text:p>1.31840729579197</text:p>
              </table:table-cell>
              <table:table-cell office:value-type="float" office:value="2.38208875495036">
                <text:p>2.38208875495036</text:p>
              </table:table-cell>
              <table:table-cell office:value-type="float" office:value="3.38208875495036">
                <text:p>3.38208875495036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.11729297402733">
                <text:p>1.11729297402733</text:p>
              </table:table-cell>
              <table:table-cell office:value-type="float" office:value="2.14075156883279">
                <text:p>2.14075156883279</text:p>
              </table:table-cell>
              <table:table-cell office:value-type="float" office:value="3.14075156883279">
                <text:p>3.14075156883279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1.00987867959495">
                <text:p>1.00987867959495</text:p>
              </table:table-cell>
              <table:table-cell office:value-type="float" office:value="2.01185441551394">
                <text:p>2.01185441551394</text:p>
              </table:table-cell>
              <table:table-cell office:value-type="float" office:value="3.01185441551394">
                <text:p>3.011854415513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02246317797635">
                <text:p>1.02246317797635</text:p>
              </table:table-cell>
              <table:table-cell office:value-type="float" office:value="2.02695581357162">
                <text:p>2.02695581357162</text:p>
              </table:table-cell>
              <table:table-cell office:value-type="float" office:value="3.02695581357162">
                <text:p>3.02695581357162</text:p>
              </table:table-cell>
            </table:table-row>
            <table:table-row>
              <table:table-cell office:value-type="float" office:value="19.25">
                <text:p>20</text:p>
              </table:table-cell>
              <table:table-cell office:value-type="float" office:value="1.15196534506806">
                <text:p>1.15196534506806</text:p>
              </table:table-cell>
              <table:table-cell office:value-type="float" office:value="2.18235841408167">
                <text:p>2.18235841408167</text:p>
              </table:table-cell>
              <table:table-cell office:value-type="float" office:value="3.18235841408167">
                <text:p>3.18235841408167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.36667853382003">
                <text:p>1.36667853382003</text:p>
              </table:table-cell>
              <table:table-cell office:value-type="float" office:value="2.44001424058404">
                <text:p>2.44001424058404</text:p>
              </table:table-cell>
              <table:table-cell office:value-type="float" office:value="3.44001424058404">
                <text:p>3.44001424058404</text:p>
              </table:table-cell>
            </table:table-row>
            <table:table-row>
              <table:table-cell office:value-type="float" office:value="19.75">
                <text:p>20</text:p>
              </table:table-cell>
              <table:table-cell office:value-type="float" office:value="1.61403346724155">
                <text:p>1.61403346724155</text:p>
              </table:table-cell>
              <table:table-cell office:value-type="float" office:value="2.73684016068986">
                <text:p>2.73684016068986</text:p>
              </table:table-cell>
              <table:table-cell office:value-type="float" office:value="3.73684016068986">
                <text:p>3.73684016068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83346903082613">
                <text:p>1.83346903082613</text:p>
              </table:table-cell>
              <table:table-cell office:value-type="float" office:value="3.00016283699136">
                <text:p>3.00016283699136</text:p>
              </table:table-cell>
              <table:table-cell office:value-type="float" office:value="4.00016283699136">
                <text:p>4.00016283699136</text:p>
              </table:table-cell>
            </table:table-row>
            <table:table-row>
              <table:table-cell office:value-type="float" office:value="20.25">
                <text:p>20</text:p>
              </table:table-cell>
              <table:table-cell office:value-type="float" office:value="1.97125974552544">
                <text:p>1.97125974552544</text:p>
              </table:table-cell>
              <table:table-cell office:value-type="float" office:value="3.16551169463053">
                <text:p>3.16551169463053</text:p>
              </table:table-cell>
              <table:table-cell office:value-type="float" office:value="4.16551169463053">
                <text:p>4.16551169463053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.99366963876191">
                <text:p>1.99366963876191</text:p>
              </table:table-cell>
              <table:table-cell office:value-type="float" office:value="3.1924035665143">
                <text:p>3.1924035665143</text:p>
              </table:table-cell>
              <table:table-cell office:value-type="float" office:value="4.1924035665143">
                <text:p>4.1924035665143</text:p>
              </table:table-cell>
            </table:table-row>
            <table:table-row>
              <table:table-cell office:value-type="float" office:value="20.75">
                <text:p>20</text:p>
              </table:table-cell>
              <table:table-cell office:value-type="float" office:value="1.89521198709891">
                <text:p>1.89521198709891</text:p>
              </table:table-cell>
              <table:table-cell office:value-type="float" office:value="3.07425438451869">
                <text:p>3.07425438451869</text:p>
              </table:table-cell>
              <table:table-cell office:value-type="float" office:value="4.07425438451869">
                <text:p>4.074254384518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69999265749418">
                <text:p>1.69999265749418</text:p>
              </table:table-cell>
              <table:table-cell office:value-type="float" office:value="2.83999118899301">
                <text:p>2.83999118899301</text:p>
              </table:table-cell>
              <table:table-cell office:value-type="float" office:value="3.83999118899301">
                <text:p>3.83999118899301</text:p>
              </table:table-cell>
            </table:table-row>
            <table:table-row>
              <table:table-cell office:value-type="float" office:value="21.25">
                <text:p>20</text:p>
              </table:table-cell>
              <table:table-cell office:value-type="float" office:value="1.4558081503471">
                <text:p>1.4558081503471</text:p>
              </table:table-cell>
              <table:table-cell office:value-type="float" office:value="2.54696978041652">
                <text:p>2.54696978041652</text:p>
              </table:table-cell>
              <table:table-cell office:value-type="float" office:value="3.54696978041652">
                <text:p>3.54696978041652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.22244334923969">
                <text:p>1.22244334923969</text:p>
              </table:table-cell>
              <table:table-cell office:value-type="float" office:value="2.26693201908762">
                <text:p>2.26693201908762</text:p>
              </table:table-cell>
              <table:table-cell office:value-type="float" office:value="3.26693201908762">
                <text:p>3.26693201908762</text:p>
              </table:table-cell>
            </table:table-row>
            <table:table-row>
              <table:table-cell office:value-type="float" office:value="21.75">
                <text:p>20</text:p>
              </table:table-cell>
              <table:table-cell office:value-type="float" office:value="1.05703409636501">
                <text:p>1.05703409636501</text:p>
              </table:table-cell>
              <table:table-cell office:value-type="float" office:value="2.06844091563801">
                <text:p>2.06844091563801</text:p>
              </table:table-cell>
              <table:table-cell office:value-type="float" office:value="3.06844091563801">
                <text:p>3.068440915638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00007834567615">
                <text:p>1.00007834567615</text:p>
              </table:table-cell>
              <table:table-cell office:value-type="float" office:value="2.00009401481139">
                <text:p>2.00009401481139</text:p>
              </table:table-cell>
              <table:table-cell office:value-type="float" office:value="3.00009401481139">
                <text:p>3.00009401481139</text:p>
              </table:table-cell>
            </table:table-row>
            <table:table-row>
              <table:table-cell office:value-type="float" office:value="22.25">
                <text:p>20</text:p>
              </table:table-cell>
              <table:table-cell office:value-type="float" office:value="1.065520851343">
                <text:p>1.065520851343</text:p>
              </table:table-cell>
              <table:table-cell office:value-type="float" office:value="2.0786250216116">
                <text:p>2.0786250216116</text:p>
              </table:table-cell>
              <table:table-cell office:value-type="float" office:value="3.0786250216116">
                <text:p>3.078625021611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162cm" svg:y="3.709cm" style:legend-expansion="high" chart:style-name="ch2"/>
        <chart:plot-area chart:style-name="ch3" table:cell-range-address="Sheet1.A258:Sheet1.D281" chart:data-source-has-labels="column" svg:x="0.77cm" svg:y="0.675cm" svg:width="12.073cm" svg:height="7.725cm">
          <chartooo:coordinate-region svg:x="3.852cm" svg:y="1.584cm" svg:width="5.908cm" svg:height="5.908cm"/>
          <chart:axis chart:dimension="x" chart:name="primary-x" chart:style-name="ch4" chartooo:axis-type="auto">
            <chartooo:date-scale/>
            <chart:categories table:cell-range-address="Sheet1.A258:Sheet1.A281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Sheet1.B258:Sheet1.B281" chart:class="chart:radar">
            <chart:data-point chart:repeated="24"/>
          </chart:series>
          <chart:series chart:style-name="ch8" chart:values-cell-range-address="Sheet1.C258:Sheet1.C281" chart:class="chart:radar">
            <chart:data-point chart:repeated="24"/>
          </chart:series>
          <chart:series chart:style-name="ch9" chart:values-cell-range-address="Sheet1.D258:Sheet1.D281" chart:class="chart:rad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6.5">
                <text:p>20</text:p>
                <draw:g>
                  <svg:desc>Sheet1.A258:Sheet1.A281</svg:desc>
                </draw:g>
              </table:table-cell>
              <table:table-cell office:value-type="float" office:value="1.50663837361153">
                <text:p>1.50663837361153</text:p>
                <draw:g>
                  <svg:desc>Sheet1.B258:Sheet1.B281</svg:desc>
                </draw:g>
              </table:table-cell>
              <table:table-cell office:value-type="float" office:value="2.60796604833384">
                <text:p>2.60796604833384</text:p>
                <draw:g>
                  <svg:desc>Sheet1.C258:Sheet1.C281</svg:desc>
                </draw:g>
              </table:table-cell>
              <table:table-cell office:value-type="float" office:value="3.60796604833384">
                <text:p>3.60796604833384</text:p>
                <draw:g>
                  <svg:desc>Sheet1.D258:Sheet1.D281</svg:desc>
                </draw:g>
              </table:table-cell>
            </table:table-row>
            <table:table-row>
              <table:table-cell office:value-type="float" office:value="16.75">
                <text:p>20</text:p>
              </table:table-cell>
              <table:table-cell office:value-type="float" office:value="1.74551736196512">
                <text:p>1.74551736196512</text:p>
              </table:table-cell>
              <table:table-cell office:value-type="float" office:value="2.89462083435814">
                <text:p>2.89462083435814</text:p>
              </table:table-cell>
              <table:table-cell office:value-type="float" office:value="3.89462083435814">
                <text:p>3.894620834358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9242851373923">
                <text:p>1.9242851373923</text:p>
              </table:table-cell>
              <table:table-cell office:value-type="float" office:value="3.10914216487076">
                <text:p>3.10914216487076</text:p>
              </table:table-cell>
              <table:table-cell office:value-type="float" office:value="4.10914216487076">
                <text:p>4.10914216487076</text:p>
              </table:table-cell>
            </table:table-row>
            <table:table-row>
              <table:table-cell office:value-type="float" office:value="17.25">
                <text:p>20</text:p>
              </table:table-cell>
              <table:table-cell office:value-type="float" office:value="1.99917311372437">
                <text:p>1.99917311372437</text:p>
              </table:table-cell>
              <table:table-cell office:value-type="float" office:value="3.19900773646925">
                <text:p>3.19900773646925</text:p>
              </table:table-cell>
              <table:table-cell office:value-type="float" office:value="4.19900773646925">
                <text:p>4.19900773646925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.95184610254575">
                <text:p>1.95184610254575</text:p>
              </table:table-cell>
              <table:table-cell office:value-type="float" office:value="3.1422153230549">
                <text:p>3.1422153230549</text:p>
              </table:table-cell>
              <table:table-cell office:value-type="float" office:value="4.1422153230549">
                <text:p>4.1422153230549</text:p>
              </table:table-cell>
            </table:table-row>
            <table:table-row>
              <table:table-cell office:value-type="float" office:value="17.75">
                <text:p>20</text:p>
              </table:table-cell>
              <table:table-cell office:value-type="float" office:value="1.79389140678019">
                <text:p>1.79389140678019</text:p>
              </table:table-cell>
              <table:table-cell office:value-type="float" office:value="2.95266968813623">
                <text:p>2.95266968813623</text:p>
              </table:table-cell>
              <table:table-cell office:value-type="float" office:value="3.95266968813623">
                <text:p>3.952669688136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639818448137">
                <text:p>1.5639818448137</text:p>
              </table:table-cell>
              <table:table-cell office:value-type="float" office:value="2.67677821377644">
                <text:p>2.67677821377644</text:p>
              </table:table-cell>
              <table:table-cell office:value-type="float" office:value="3.67677821377644">
                <text:p>3.67677821377644</text:p>
              </table:table-cell>
            </table:table-row>
            <table:table-row>
              <table:table-cell office:value-type="float" office:value="18.25">
                <text:p>20</text:p>
              </table:table-cell>
              <table:table-cell office:value-type="float" office:value="1.31840729579197">
                <text:p>1.31840729579197</text:p>
              </table:table-cell>
              <table:table-cell office:value-type="float" office:value="2.38208875495036">
                <text:p>2.38208875495036</text:p>
              </table:table-cell>
              <table:table-cell office:value-type="float" office:value="3.38208875495036">
                <text:p>3.38208875495036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.11729297402733">
                <text:p>1.11729297402733</text:p>
              </table:table-cell>
              <table:table-cell office:value-type="float" office:value="2.14075156883279">
                <text:p>2.14075156883279</text:p>
              </table:table-cell>
              <table:table-cell office:value-type="float" office:value="3.14075156883279">
                <text:p>3.14075156883279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1.00987867959495">
                <text:p>1.00987867959495</text:p>
              </table:table-cell>
              <table:table-cell office:value-type="float" office:value="2.01185441551394">
                <text:p>2.01185441551394</text:p>
              </table:table-cell>
              <table:table-cell office:value-type="float" office:value="3.01185441551394">
                <text:p>3.011854415513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02246317797635">
                <text:p>1.02246317797635</text:p>
              </table:table-cell>
              <table:table-cell office:value-type="float" office:value="2.02695581357162">
                <text:p>2.02695581357162</text:p>
              </table:table-cell>
              <table:table-cell office:value-type="float" office:value="3.02695581357162">
                <text:p>3.02695581357162</text:p>
              </table:table-cell>
            </table:table-row>
            <table:table-row>
              <table:table-cell office:value-type="float" office:value="19.25">
                <text:p>20</text:p>
              </table:table-cell>
              <table:table-cell office:value-type="float" office:value="1.15196534506806">
                <text:p>1.15196534506806</text:p>
              </table:table-cell>
              <table:table-cell office:value-type="float" office:value="2.18235841408167">
                <text:p>2.18235841408167</text:p>
              </table:table-cell>
              <table:table-cell office:value-type="float" office:value="3.18235841408167">
                <text:p>3.18235841408167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1.36667853382003">
                <text:p>1.36667853382003</text:p>
              </table:table-cell>
              <table:table-cell office:value-type="float" office:value="2.44001424058404">
                <text:p>2.44001424058404</text:p>
              </table:table-cell>
              <table:table-cell office:value-type="float" office:value="3.44001424058404">
                <text:p>3.44001424058404</text:p>
              </table:table-cell>
            </table:table-row>
            <table:table-row>
              <table:table-cell office:value-type="float" office:value="19.75">
                <text:p>20</text:p>
              </table:table-cell>
              <table:table-cell office:value-type="float" office:value="1.61403346724155">
                <text:p>1.61403346724155</text:p>
              </table:table-cell>
              <table:table-cell office:value-type="float" office:value="2.73684016068986">
                <text:p>2.73684016068986</text:p>
              </table:table-cell>
              <table:table-cell office:value-type="float" office:value="3.73684016068986">
                <text:p>3.73684016068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83346903082613">
                <text:p>1.83346903082613</text:p>
              </table:table-cell>
              <table:table-cell office:value-type="float" office:value="3.00016283699136">
                <text:p>3.00016283699136</text:p>
              </table:table-cell>
              <table:table-cell office:value-type="float" office:value="4.00016283699136">
                <text:p>4.00016283699136</text:p>
              </table:table-cell>
            </table:table-row>
            <table:table-row>
              <table:table-cell office:value-type="float" office:value="20.25">
                <text:p>20</text:p>
              </table:table-cell>
              <table:table-cell office:value-type="float" office:value="1.97125974552544">
                <text:p>1.97125974552544</text:p>
              </table:table-cell>
              <table:table-cell office:value-type="float" office:value="3.16551169463053">
                <text:p>3.16551169463053</text:p>
              </table:table-cell>
              <table:table-cell office:value-type="float" office:value="4.16551169463053">
                <text:p>4.16551169463053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.99366963876191">
                <text:p>1.99366963876191</text:p>
              </table:table-cell>
              <table:table-cell office:value-type="float" office:value="3.1924035665143">
                <text:p>3.1924035665143</text:p>
              </table:table-cell>
              <table:table-cell office:value-type="float" office:value="4.1924035665143">
                <text:p>4.1924035665143</text:p>
              </table:table-cell>
            </table:table-row>
            <table:table-row>
              <table:table-cell office:value-type="float" office:value="20.75">
                <text:p>20</text:p>
              </table:table-cell>
              <table:table-cell office:value-type="float" office:value="1.89521198709891">
                <text:p>1.89521198709891</text:p>
              </table:table-cell>
              <table:table-cell office:value-type="float" office:value="3.07425438451869">
                <text:p>3.07425438451869</text:p>
              </table:table-cell>
              <table:table-cell office:value-type="float" office:value="4.07425438451869">
                <text:p>4.074254384518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69999265749418">
                <text:p>1.69999265749418</text:p>
              </table:table-cell>
              <table:table-cell office:value-type="float" office:value="2.83999118899301">
                <text:p>2.83999118899301</text:p>
              </table:table-cell>
              <table:table-cell office:value-type="float" office:value="3.83999118899301">
                <text:p>3.83999118899301</text:p>
              </table:table-cell>
            </table:table-row>
            <table:table-row>
              <table:table-cell office:value-type="float" office:value="21.25">
                <text:p>20</text:p>
              </table:table-cell>
              <table:table-cell office:value-type="float" office:value="1.4558081503471">
                <text:p>1.4558081503471</text:p>
              </table:table-cell>
              <table:table-cell office:value-type="float" office:value="2.54696978041652">
                <text:p>2.54696978041652</text:p>
              </table:table-cell>
              <table:table-cell office:value-type="float" office:value="3.54696978041652">
                <text:p>3.54696978041652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.22244334923969">
                <text:p>1.22244334923969</text:p>
              </table:table-cell>
              <table:table-cell office:value-type="float" office:value="2.26693201908762">
                <text:p>2.26693201908762</text:p>
              </table:table-cell>
              <table:table-cell office:value-type="float" office:value="3.26693201908762">
                <text:p>3.26693201908762</text:p>
              </table:table-cell>
            </table:table-row>
            <table:table-row>
              <table:table-cell office:value-type="float" office:value="21.75">
                <text:p>20</text:p>
              </table:table-cell>
              <table:table-cell office:value-type="float" office:value="1.05703409636501">
                <text:p>1.05703409636501</text:p>
              </table:table-cell>
              <table:table-cell office:value-type="float" office:value="2.06844091563801">
                <text:p>2.06844091563801</text:p>
              </table:table-cell>
              <table:table-cell office:value-type="float" office:value="3.06844091563801">
                <text:p>3.068440915638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00007834567615">
                <text:p>1.00007834567615</text:p>
              </table:table-cell>
              <table:table-cell office:value-type="float" office:value="2.00009401481139">
                <text:p>2.00009401481139</text:p>
              </table:table-cell>
              <table:table-cell office:value-type="float" office:value="3.00009401481139">
                <text:p>3.00009401481139</text:p>
              </table:table-cell>
            </table:table-row>
            <table:table-row>
              <table:table-cell office:value-type="float" office:value="22.25">
                <text:p>20</text:p>
              </table:table-cell>
              <table:table-cell office:value-type="float" office:value="1.065520851343">
                <text:p>1.065520851343</text:p>
              </table:table-cell>
              <table:table-cell office:value-type="float" office:value="2.0786250216116">
                <text:p>2.0786250216116</text:p>
              </table:table-cell>
              <table:table-cell office:value-type="float" office:value="3.0786250216116">
                <text:p>3.07862502161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2:Sheet1.D22" svg:x="0.77cm" svg:y="0.855cm" svg:width="11.753cm" svg:height="7.545cm">
          <chartooo:coordinate-region svg:x="1.492cm" svg:y="1.052cm" svg:width="10.846cm" svg:height="7.151cm"/>
          <chart:axis chart:dimension="x" chart:name="primary-x" chart:style-name="ch4"/>
          <chart:axis chart:dimension="y" chart:name="primary-y" chart:style-name="ch4"/>
          <chart:series chart:style-name="ch5" chart:values-cell-range-address="Sheet1.B2:Sheet1.B22" chart:class="chart:scatter">
            <chart:domain table:cell-range-address="Sheet1.A2:Sheet1.A22"/>
            <chart:data-point chart:repeated="21"/>
          </chart:series>
          <chart:series chart:style-name="ch6" chart:values-cell-range-address="Sheet1.C2:Sheet1.C22" chart:class="chart:scatter">
            <chart:data-point chart:repeated="21"/>
          </chart:series>
          <chart:series chart:style-name="ch7" chart:values-cell-range-address="Sheet1.D2:Sheet1.D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2</svg:desc>
                </draw:g>
              </table:table-cell>
              <table:table-cell office:value-type="float" office:value="1.23673960613947">
                <text:p>1.23673960613947</text:p>
                <draw:g>
                  <svg:desc>Sheet1.B2:Sheet1.B22</svg:desc>
                </draw:g>
              </table:table-cell>
              <table:table-cell office:value-type="float" office:value="0.958851077208406">
                <text:p>0.958851077208406</text:p>
                <draw:g>
                  <svg:desc>Sheet1.C2:Sheet1.C22</svg:desc>
                </draw:g>
              </table:table-cell>
              <table:table-cell office:value-type="float" office:value="0.778836684617301">
                <text:p>0.778836684617301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2441295442369">
                <text:p>2.52441295442369</text:p>
              </table:table-cell>
              <table:table-cell office:value-type="float" office:value="2.04491628007">
                <text:p>2.04491628007</text:p>
              </table:table-cell>
              <table:table-cell office:value-type="float" office:value="1.69392742018511">
                <text:p>1.69392742018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8775160545325">
                <text:p>3.88775160545325</text:p>
              </table:table-cell>
              <table:table-cell office:value-type="float" office:value="3.36588393923159">
                <text:p>3.36588393923159</text:p>
              </table:table-cell>
              <table:table-cell office:value-type="float" office:value="2.86942436359809">
                <text:p>2.86942436359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97703978875883">
                <text:p>4.97703978875883</text:p>
              </table:table-cell>
              <table:table-cell office:value-type="float" office:value="4.74492309677793">
                <text:p>4.74492309677793</text:p>
              </table:table-cell>
              <table:table-cell office:value-type="float" office:value="4.20735492403948">
                <text:p>4.20735492403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45578456095409">
                <text:p>5.45578456095409</text:p>
              </table:table-cell>
              <table:table-cell office:value-type="float" office:value="5.98496991962433">
                <text:p>5.98496991962433</text:p>
              </table:table-cell>
              <table:table-cell office:value-type="float" office:value="5.59223451580336">
                <text:p>5.5922345158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06160117216827">
                <text:p>5.06160117216827</text:p>
              </table:table-cell>
              <table:table-cell office:value-type="float" office:value="6.88790162811756">
                <text:p>6.88790162811756</text:p>
              </table:table-cell>
              <table:table-cell office:value-type="float" office:value="6.89814810991922">
                <text:p>6.89814810991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6581810130865">
                <text:p>3.6581810130865</text:p>
              </table:table-cell>
              <table:table-cell office:value-type="float" office:value="7.27437941460545">
                <text:p>7.27437941460545</text:p>
              </table:table-cell>
              <table:table-cell office:value-type="float" office:value="7.99658882433204">
                <text:p>7.99658882433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2700800725388">
                <text:p>1.2700800725388</text:p>
              </table:table-cell>
              <table:table-cell office:value-type="float" office:value="7.00265877199129">
                <text:p>7.00265877199129</text:p>
              </table:table-cell>
              <table:table-cell office:value-type="float" office:value="8.76462867790376">
                <text:p>8.76462867790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.90567962875485">
                <text:p>-1.90567962875485</text:p>
              </table:table-cell>
              <table:table-cell office:value-type="float" office:value="5.98472144103957">
                <text:p>5.98472144103957</text:p>
              </table:table-cell>
              <table:table-cell office:value-type="float" office:value="9.09297426825682">
                <text:p>9.09297426825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5.51404753447179">
                <text:p>-5.51404753447179</text:p>
              </table:table-cell>
              <table:table-cell office:value-type="float" office:value="4.19827091257565">
                <text:p>4.19827091257565</text:p>
              </table:table-cell>
              <table:table-cell office:value-type="float" office:value="8.89346044201549">
                <text:p>8.89346044201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9.08162994369514">
                <text:p>-9.08162994369514</text:p>
              </table:table-cell>
              <table:table-cell office:value-type="float" office:value="1.69344009671841">
                <text:p>1.69344009671841</text:p>
              </table:table-cell>
              <table:table-cell office:value-type="float" office:value="8.10555816661381">
                <text:p>8.1055581666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12.0771885165199">
                <text:p>-12.0771885165199</text:p>
              </table:table-cell>
              <table:table-cell office:value-type="float" office:value="-1.40653674889141">
                <text:p>-1.40653674889141</text:p>
              </table:table-cell>
              <table:table-cell office:value-type="float" office:value="6.70151783367903">
                <text:p>6.70151783367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13.985368839371">
                <text:p>-13.985368839371</text:p>
              </table:table-cell>
              <table:table-cell office:value-type="float" office:value="-4.91096518765468">
                <text:p>-4.91096518765468</text:p>
              </table:table-cell>
              <table:table-cell office:value-type="float" office:value="4.68983410218267">
                <text:p>4.68983410218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14.3838641199471">
                <text:p>-14.3838641199471</text:p>
              </table:table-cell>
              <table:table-cell office:value-type="float" office:value="-8.57341978113516">
                <text:p>-8.57341978113516</text:p>
              </table:table-cell>
              <table:table-cell office:value-type="float" office:value="2.11680012089801">
                <text:p>2.11680012089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13.0132702650813">
                <text:p>-13.0132702650813</text:p>
              </table:table-cell>
              <table:table-cell office:value-type="float" office:value="-12.1088399249269">
                <text:p>-12.1088399249269</text:p>
              </table:table-cell>
              <table:table-cell office:value-type="float" office:value="-0.933986294841281">
                <text:p>-0.933986294841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9.82937010965325">
                <text:p>-9.82937010965325</text:p>
              </table:table-cell>
              <table:table-cell office:value-type="float" office:value="-15.2148190898859">
                <text:p>-15.2148190898859</text:p>
              </table:table-cell>
              <table:table-cell office:value-type="float" office:value="-4.34419873445613">
                <text:p>-4.34419873445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5.02947896758067">
                <text:p>-5.02947896758067</text:p>
              </table:table-cell>
              <table:table-cell office:value-type="float" office:value="-17.5955421179717">
                <text:p>-17.5955421179717</text:p>
              </table:table-cell>
              <table:table-cell office:value-type="float" office:value="-7.96536797930734">
                <text:p>-7.96536797930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952413187761282">
                <text:p>0.952413187761282</text:p>
              </table:table-cell>
              <table:table-cell office:value-type="float" office:value="-18.9865629905322">
                <text:p>-18.9865629905322</text:p>
              </table:table-cell>
              <table:table-cell office:value-type="float" office:value="-11.6252999279117">
                <text:p>-11.6252999279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4830246114244">
                <text:p>7.4830246114244</text:p>
              </table:table-cell>
              <table:table-cell office:value-type="float" office:value="-19.1784854932628">
                <text:p>-19.1784854932628</text:p>
              </table:table-cell>
              <table:table-cell office:value-type="float" office:value="-15.1360499061586">
                <text:p>-15.1360499061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3.7967185730946">
                <text:p>13.7967185730946</text:p>
              </table:table-cell>
              <table:table-cell office:value-type="float" office:value="-18.0376243619584">
                <text:p>-18.0376243619584</text:p>
              </table:table-cell>
              <table:table-cell office:value-type="float" office:value="-18.3030912206854">
                <text:p>-18.3030912206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9.0849311316137">
                <text:p>19.0849311316137</text:p>
              </table:table-cell>
              <table:table-cell office:value-type="float" office:value="-15.5218871625486">
                <text:p>-15.5218871625486</text:p>
              </table:table-cell>
              <table:table-cell office:value-type="float" office:value="-20.9352456255694">
                <text:p>-20.93524562556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1cm" svg:y="3.709cm" style:legend-expansion="high" chart:style-name="ch2"/>
        <chart:plot-area chart:style-name="ch3" table:cell-range-address="Sheet1.A2:Sheet1.D22" svg:x="0.77cm" svg:y="0.855cm" svg:width="12.342cm" svg:height="7.545cm">
          <chartooo:coordinate-region svg:x="1.492cm" svg:y="1.052cm" svg:width="11.435cm" svg:height="7.15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" chart:class="chart:scatter">
            <chart:domain table:cell-range-address="Sheet1.A2:Sheet1.A22"/>
            <chart:data-point chart:repeated="21"/>
          </chart:series>
          <chart:series chart:style-name="ch7" chart:values-cell-range-address="Sheet1.C2:Sheet1.C22" chart:class="chart:scatter">
            <chart:data-point chart:repeated="21"/>
          </chart:series>
          <chart:series chart:style-name="ch8" chart:values-cell-range-address="Sheet1.D2:Sheet1.D22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2</svg:desc>
                </draw:g>
              </table:table-cell>
              <table:table-cell office:value-type="float" office:value="1.23673960613947">
                <text:p>1.23673960613947</text:p>
                <draw:g>
                  <svg:desc>Sheet1.B2:Sheet1.B22</svg:desc>
                </draw:g>
              </table:table-cell>
              <table:table-cell office:value-type="float" office:value="0.958851077208406">
                <text:p>0.958851077208406</text:p>
                <draw:g>
                  <svg:desc>Sheet1.C2:Sheet1.C22</svg:desc>
                </draw:g>
              </table:table-cell>
              <table:table-cell office:value-type="float" office:value="0.778836684617301">
                <text:p>0.778836684617301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2441295442369">
                <text:p>2.52441295442369</text:p>
              </table:table-cell>
              <table:table-cell office:value-type="float" office:value="2.04491628007">
                <text:p>2.04491628007</text:p>
              </table:table-cell>
              <table:table-cell office:value-type="float" office:value="1.69392742018511">
                <text:p>1.69392742018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8775160545325">
                <text:p>3.88775160545325</text:p>
              </table:table-cell>
              <table:table-cell office:value-type="float" office:value="3.36588393923159">
                <text:p>3.36588393923159</text:p>
              </table:table-cell>
              <table:table-cell office:value-type="float" office:value="2.86942436359809">
                <text:p>2.86942436359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97703978875883">
                <text:p>4.97703978875883</text:p>
              </table:table-cell>
              <table:table-cell office:value-type="float" office:value="4.74492309677793">
                <text:p>4.74492309677793</text:p>
              </table:table-cell>
              <table:table-cell office:value-type="float" office:value="4.20735492403948">
                <text:p>4.20735492403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45578456095409">
                <text:p>5.45578456095409</text:p>
              </table:table-cell>
              <table:table-cell office:value-type="float" office:value="5.98496991962433">
                <text:p>5.98496991962433</text:p>
              </table:table-cell>
              <table:table-cell office:value-type="float" office:value="5.59223451580336">
                <text:p>5.5922345158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06160117216827">
                <text:p>5.06160117216827</text:p>
              </table:table-cell>
              <table:table-cell office:value-type="float" office:value="6.88790162811756">
                <text:p>6.88790162811756</text:p>
              </table:table-cell>
              <table:table-cell office:value-type="float" office:value="6.89814810991922">
                <text:p>6.89814810991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6581810130865">
                <text:p>3.6581810130865</text:p>
              </table:table-cell>
              <table:table-cell office:value-type="float" office:value="7.27437941460545">
                <text:p>7.27437941460545</text:p>
              </table:table-cell>
              <table:table-cell office:value-type="float" office:value="7.99658882433204">
                <text:p>7.99658882433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2700800725388">
                <text:p>1.2700800725388</text:p>
              </table:table-cell>
              <table:table-cell office:value-type="float" office:value="7.00265877199129">
                <text:p>7.00265877199129</text:p>
              </table:table-cell>
              <table:table-cell office:value-type="float" office:value="8.76462867790376">
                <text:p>8.76462867790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.90567962875485">
                <text:p>-1.90567962875485</text:p>
              </table:table-cell>
              <table:table-cell office:value-type="float" office:value="5.98472144103957">
                <text:p>5.98472144103957</text:p>
              </table:table-cell>
              <table:table-cell office:value-type="float" office:value="9.09297426825682">
                <text:p>9.09297426825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5.51404753447179">
                <text:p>-5.51404753447179</text:p>
              </table:table-cell>
              <table:table-cell office:value-type="float" office:value="4.19827091257565">
                <text:p>4.19827091257565</text:p>
              </table:table-cell>
              <table:table-cell office:value-type="float" office:value="8.89346044201549">
                <text:p>8.89346044201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9.08162994369514">
                <text:p>-9.08162994369514</text:p>
              </table:table-cell>
              <table:table-cell office:value-type="float" office:value="1.69344009671841">
                <text:p>1.69344009671841</text:p>
              </table:table-cell>
              <table:table-cell office:value-type="float" office:value="8.10555816661381">
                <text:p>8.1055581666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12.0771885165199">
                <text:p>-12.0771885165199</text:p>
              </table:table-cell>
              <table:table-cell office:value-type="float" office:value="-1.40653674889141">
                <text:p>-1.40653674889141</text:p>
              </table:table-cell>
              <table:table-cell office:value-type="float" office:value="6.70151783367903">
                <text:p>6.70151783367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13.985368839371">
                <text:p>-13.985368839371</text:p>
              </table:table-cell>
              <table:table-cell office:value-type="float" office:value="-4.91096518765468">
                <text:p>-4.91096518765468</text:p>
              </table:table-cell>
              <table:table-cell office:value-type="float" office:value="4.68983410218267">
                <text:p>4.68983410218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14.3838641199471">
                <text:p>-14.3838641199471</text:p>
              </table:table-cell>
              <table:table-cell office:value-type="float" office:value="-8.57341978113516">
                <text:p>-8.57341978113516</text:p>
              </table:table-cell>
              <table:table-cell office:value-type="float" office:value="2.11680012089801">
                <text:p>2.11680012089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13.0132702650813">
                <text:p>-13.0132702650813</text:p>
              </table:table-cell>
              <table:table-cell office:value-type="float" office:value="-12.1088399249269">
                <text:p>-12.1088399249269</text:p>
              </table:table-cell>
              <table:table-cell office:value-type="float" office:value="-0.933986294841281">
                <text:p>-0.933986294841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9.82937010965325">
                <text:p>-9.82937010965325</text:p>
              </table:table-cell>
              <table:table-cell office:value-type="float" office:value="-15.2148190898859">
                <text:p>-15.2148190898859</text:p>
              </table:table-cell>
              <table:table-cell office:value-type="float" office:value="-4.34419873445613">
                <text:p>-4.34419873445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5.02947896758067">
                <text:p>-5.02947896758067</text:p>
              </table:table-cell>
              <table:table-cell office:value-type="float" office:value="-17.5955421179717">
                <text:p>-17.5955421179717</text:p>
              </table:table-cell>
              <table:table-cell office:value-type="float" office:value="-7.96536797930734">
                <text:p>-7.96536797930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952413187761282">
                <text:p>0.952413187761282</text:p>
              </table:table-cell>
              <table:table-cell office:value-type="float" office:value="-18.9865629905322">
                <text:p>-18.9865629905322</text:p>
              </table:table-cell>
              <table:table-cell office:value-type="float" office:value="-11.6252999279117">
                <text:p>-11.6252999279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4830246114244">
                <text:p>7.4830246114244</text:p>
              </table:table-cell>
              <table:table-cell office:value-type="float" office:value="-19.1784854932628">
                <text:p>-19.1784854932628</text:p>
              </table:table-cell>
              <table:table-cell office:value-type="float" office:value="-15.1360499061586">
                <text:p>-15.1360499061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3.7967185730946">
                <text:p>13.7967185730946</text:p>
              </table:table-cell>
              <table:table-cell office:value-type="float" office:value="-18.0376243619584">
                <text:p>-18.0376243619584</text:p>
              </table:table-cell>
              <table:table-cell office:value-type="float" office:value="-18.3030912206854">
                <text:p>-18.3030912206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9.0849311316137">
                <text:p>19.0849311316137</text:p>
              </table:table-cell>
              <table:table-cell office:value-type="float" office:value="-15.5218871625486">
                <text:p>-15.5218871625486</text:p>
              </table:table-cell>
              <table:table-cell office:value-type="float" office:value="-20.9352456255694">
                <text:p>-20.93524562556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2:Sheet1.D22" svg:x="0.77cm" svg:y="0.855cm" svg:width="11.753cm" svg:height="7.545cm">
          <chartooo:coordinate-region svg:x="1.492cm" svg:y="1.052cm" svg:width="10.846cm" svg:height="7.15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" chart:class="chart:scatter">
            <chart:domain table:cell-range-address="Sheet1.A2:Sheet1.A22"/>
            <chart:data-point chart:repeated="21"/>
          </chart:series>
          <chart:series chart:style-name="ch7" chart:values-cell-range-address="Sheet1.C2:Sheet1.C22" chart:class="chart:scatter">
            <chart:data-point chart:repeated="21"/>
          </chart:series>
          <chart:series chart:style-name="ch8" chart:values-cell-range-address="Sheet1.D2:Sheet1.D22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2</svg:desc>
                </draw:g>
              </table:table-cell>
              <table:table-cell office:value-type="float" office:value="1.23673960613947">
                <text:p>1.23673960613947</text:p>
                <draw:g>
                  <svg:desc>Sheet1.B2:Sheet1.B22</svg:desc>
                </draw:g>
              </table:table-cell>
              <table:table-cell office:value-type="float" office:value="0.958851077208406">
                <text:p>0.958851077208406</text:p>
                <draw:g>
                  <svg:desc>Sheet1.C2:Sheet1.C22</svg:desc>
                </draw:g>
              </table:table-cell>
              <table:table-cell office:value-type="float" office:value="0.778836684617301">
                <text:p>0.778836684617301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2441295442369">
                <text:p>2.52441295442369</text:p>
              </table:table-cell>
              <table:table-cell office:value-type="float" office:value="2.04491628007">
                <text:p>2.04491628007</text:p>
              </table:table-cell>
              <table:table-cell office:value-type="float" office:value="1.69392742018511">
                <text:p>1.69392742018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8775160545325">
                <text:p>3.88775160545325</text:p>
              </table:table-cell>
              <table:table-cell office:value-type="float" office:value="3.36588393923159">
                <text:p>3.36588393923159</text:p>
              </table:table-cell>
              <table:table-cell office:value-type="float" office:value="2.86942436359809">
                <text:p>2.86942436359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97703978875883">
                <text:p>4.97703978875883</text:p>
              </table:table-cell>
              <table:table-cell office:value-type="float" office:value="4.74492309677793">
                <text:p>4.74492309677793</text:p>
              </table:table-cell>
              <table:table-cell office:value-type="float" office:value="4.20735492403948">
                <text:p>4.20735492403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45578456095409">
                <text:p>5.45578456095409</text:p>
              </table:table-cell>
              <table:table-cell office:value-type="float" office:value="5.98496991962433">
                <text:p>5.98496991962433</text:p>
              </table:table-cell>
              <table:table-cell office:value-type="float" office:value="5.59223451580336">
                <text:p>5.5922345158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06160117216827">
                <text:p>5.06160117216827</text:p>
              </table:table-cell>
              <table:table-cell office:value-type="float" office:value="6.88790162811756">
                <text:p>6.88790162811756</text:p>
              </table:table-cell>
              <table:table-cell office:value-type="float" office:value="6.89814810991922">
                <text:p>6.89814810991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6581810130865">
                <text:p>3.6581810130865</text:p>
              </table:table-cell>
              <table:table-cell office:value-type="float" office:value="7.27437941460545">
                <text:p>7.27437941460545</text:p>
              </table:table-cell>
              <table:table-cell office:value-type="float" office:value="7.99658882433204">
                <text:p>7.99658882433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2700800725388">
                <text:p>1.2700800725388</text:p>
              </table:table-cell>
              <table:table-cell office:value-type="float" office:value="7.00265877199129">
                <text:p>7.00265877199129</text:p>
              </table:table-cell>
              <table:table-cell office:value-type="float" office:value="8.76462867790376">
                <text:p>8.76462867790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.90567962875485">
                <text:p>-1.90567962875485</text:p>
              </table:table-cell>
              <table:table-cell office:value-type="float" office:value="5.98472144103957">
                <text:p>5.98472144103957</text:p>
              </table:table-cell>
              <table:table-cell office:value-type="float" office:value="9.09297426825682">
                <text:p>9.09297426825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5.51404753447179">
                <text:p>-5.51404753447179</text:p>
              </table:table-cell>
              <table:table-cell office:value-type="float" office:value="4.19827091257565">
                <text:p>4.19827091257565</text:p>
              </table:table-cell>
              <table:table-cell office:value-type="float" office:value="8.89346044201549">
                <text:p>8.89346044201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9.08162994369514">
                <text:p>-9.08162994369514</text:p>
              </table:table-cell>
              <table:table-cell office:value-type="float" office:value="1.69344009671841">
                <text:p>1.69344009671841</text:p>
              </table:table-cell>
              <table:table-cell office:value-type="float" office:value="8.10555816661381">
                <text:p>8.1055581666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12.0771885165199">
                <text:p>-12.0771885165199</text:p>
              </table:table-cell>
              <table:table-cell office:value-type="float" office:value="-1.40653674889141">
                <text:p>-1.40653674889141</text:p>
              </table:table-cell>
              <table:table-cell office:value-type="float" office:value="6.70151783367903">
                <text:p>6.70151783367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13.985368839371">
                <text:p>-13.985368839371</text:p>
              </table:table-cell>
              <table:table-cell office:value-type="float" office:value="-4.91096518765468">
                <text:p>-4.91096518765468</text:p>
              </table:table-cell>
              <table:table-cell office:value-type="float" office:value="4.68983410218267">
                <text:p>4.68983410218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14.3838641199471">
                <text:p>-14.3838641199471</text:p>
              </table:table-cell>
              <table:table-cell office:value-type="float" office:value="-8.57341978113516">
                <text:p>-8.57341978113516</text:p>
              </table:table-cell>
              <table:table-cell office:value-type="float" office:value="2.11680012089801">
                <text:p>2.11680012089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13.0132702650813">
                <text:p>-13.0132702650813</text:p>
              </table:table-cell>
              <table:table-cell office:value-type="float" office:value="-12.1088399249269">
                <text:p>-12.1088399249269</text:p>
              </table:table-cell>
              <table:table-cell office:value-type="float" office:value="-0.933986294841281">
                <text:p>-0.933986294841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9.82937010965325">
                <text:p>-9.82937010965325</text:p>
              </table:table-cell>
              <table:table-cell office:value-type="float" office:value="-15.2148190898859">
                <text:p>-15.2148190898859</text:p>
              </table:table-cell>
              <table:table-cell office:value-type="float" office:value="-4.34419873445613">
                <text:p>-4.34419873445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5.02947896758067">
                <text:p>-5.02947896758067</text:p>
              </table:table-cell>
              <table:table-cell office:value-type="float" office:value="-17.5955421179717">
                <text:p>-17.5955421179717</text:p>
              </table:table-cell>
              <table:table-cell office:value-type="float" office:value="-7.96536797930734">
                <text:p>-7.96536797930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952413187761282">
                <text:p>0.952413187761282</text:p>
              </table:table-cell>
              <table:table-cell office:value-type="float" office:value="-18.9865629905322">
                <text:p>-18.9865629905322</text:p>
              </table:table-cell>
              <table:table-cell office:value-type="float" office:value="-11.6252999279117">
                <text:p>-11.6252999279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4830246114244">
                <text:p>7.4830246114244</text:p>
              </table:table-cell>
              <table:table-cell office:value-type="float" office:value="-19.1784854932628">
                <text:p>-19.1784854932628</text:p>
              </table:table-cell>
              <table:table-cell office:value-type="float" office:value="-15.1360499061586">
                <text:p>-15.1360499061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3.7967185730946">
                <text:p>13.7967185730946</text:p>
              </table:table-cell>
              <table:table-cell office:value-type="float" office:value="-18.0376243619584">
                <text:p>-18.0376243619584</text:p>
              </table:table-cell>
              <table:table-cell office:value-type="float" office:value="-18.3030912206854">
                <text:p>-18.3030912206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9.0849311316137">
                <text:p>19.0849311316137</text:p>
              </table:table-cell>
              <table:table-cell office:value-type="float" office:value="-15.5218871625486">
                <text:p>-15.5218871625486</text:p>
              </table:table-cell>
              <table:table-cell office:value-type="float" office:value="-20.9352456255694">
                <text:p>-20.93524562556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2:Sheet1.D22" svg:x="0.77cm" svg:y="0.855cm" svg:width="11.753cm" svg:height="7.545cm">
          <chartooo:coordinate-region svg:x="1.492cm" svg:y="1.052cm" svg:width="10.846cm" svg:height="7.15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" chart:class="chart:scatter">
            <chart:domain table:cell-range-address="Sheet1.A2:Sheet1.A22"/>
            <chart:data-point chart:repeated="21"/>
          </chart:series>
          <chart:series chart:style-name="ch7" chart:values-cell-range-address="Sheet1.C2:Sheet1.C22" chart:class="chart:scatter">
            <chart:data-point chart:repeated="21"/>
          </chart:series>
          <chart:series chart:style-name="ch8" chart:values-cell-range-address="Sheet1.D2:Sheet1.D22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2</svg:desc>
                </draw:g>
              </table:table-cell>
              <table:table-cell office:value-type="float" office:value="1.23673960613947">
                <text:p>1.23673960613947</text:p>
                <draw:g>
                  <svg:desc>Sheet1.B2:Sheet1.B22</svg:desc>
                </draw:g>
              </table:table-cell>
              <table:table-cell office:value-type="float" office:value="0.958851077208406">
                <text:p>0.958851077208406</text:p>
                <draw:g>
                  <svg:desc>Sheet1.C2:Sheet1.C22</svg:desc>
                </draw:g>
              </table:table-cell>
              <table:table-cell office:value-type="float" office:value="0.778836684617301">
                <text:p>0.778836684617301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2441295442369">
                <text:p>2.52441295442369</text:p>
              </table:table-cell>
              <table:table-cell office:value-type="float" office:value="2.04491628007">
                <text:p>2.04491628007</text:p>
              </table:table-cell>
              <table:table-cell office:value-type="float" office:value="1.69392742018511">
                <text:p>1.69392742018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8775160545325">
                <text:p>3.88775160545325</text:p>
              </table:table-cell>
              <table:table-cell office:value-type="float" office:value="3.36588393923159">
                <text:p>3.36588393923159</text:p>
              </table:table-cell>
              <table:table-cell office:value-type="float" office:value="2.86942436359809">
                <text:p>2.86942436359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97703978875883">
                <text:p>4.97703978875883</text:p>
              </table:table-cell>
              <table:table-cell office:value-type="float" office:value="4.74492309677793">
                <text:p>4.74492309677793</text:p>
              </table:table-cell>
              <table:table-cell office:value-type="float" office:value="4.20735492403948">
                <text:p>4.20735492403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45578456095409">
                <text:p>5.45578456095409</text:p>
              </table:table-cell>
              <table:table-cell office:value-type="float" office:value="5.98496991962433">
                <text:p>5.98496991962433</text:p>
              </table:table-cell>
              <table:table-cell office:value-type="float" office:value="5.59223451580336">
                <text:p>5.5922345158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.06160117216827">
                <text:p>5.06160117216827</text:p>
              </table:table-cell>
              <table:table-cell office:value-type="float" office:value="6.88790162811756">
                <text:p>6.88790162811756</text:p>
              </table:table-cell>
              <table:table-cell office:value-type="float" office:value="6.89814810991922">
                <text:p>6.89814810991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6581810130865">
                <text:p>3.6581810130865</text:p>
              </table:table-cell>
              <table:table-cell office:value-type="float" office:value="7.27437941460545">
                <text:p>7.27437941460545</text:p>
              </table:table-cell>
              <table:table-cell office:value-type="float" office:value="7.99658882433204">
                <text:p>7.99658882433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2700800725388">
                <text:p>1.2700800725388</text:p>
              </table:table-cell>
              <table:table-cell office:value-type="float" office:value="7.00265877199129">
                <text:p>7.00265877199129</text:p>
              </table:table-cell>
              <table:table-cell office:value-type="float" office:value="8.76462867790376">
                <text:p>8.76462867790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.90567962875485">
                <text:p>-1.90567962875485</text:p>
              </table:table-cell>
              <table:table-cell office:value-type="float" office:value="5.98472144103957">
                <text:p>5.98472144103957</text:p>
              </table:table-cell>
              <table:table-cell office:value-type="float" office:value="9.09297426825682">
                <text:p>9.09297426825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-5.51404753447179">
                <text:p>-5.51404753447179</text:p>
              </table:table-cell>
              <table:table-cell office:value-type="float" office:value="4.19827091257565">
                <text:p>4.19827091257565</text:p>
              </table:table-cell>
              <table:table-cell office:value-type="float" office:value="8.89346044201549">
                <text:p>8.89346044201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9.08162994369514">
                <text:p>-9.08162994369514</text:p>
              </table:table-cell>
              <table:table-cell office:value-type="float" office:value="1.69344009671841">
                <text:p>1.69344009671841</text:p>
              </table:table-cell>
              <table:table-cell office:value-type="float" office:value="8.10555816661381">
                <text:p>8.1055581666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-12.0771885165199">
                <text:p>-12.0771885165199</text:p>
              </table:table-cell>
              <table:table-cell office:value-type="float" office:value="-1.40653674889141">
                <text:p>-1.40653674889141</text:p>
              </table:table-cell>
              <table:table-cell office:value-type="float" office:value="6.70151783367903">
                <text:p>6.70151783367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-13.985368839371">
                <text:p>-13.985368839371</text:p>
              </table:table-cell>
              <table:table-cell office:value-type="float" office:value="-4.91096518765468">
                <text:p>-4.91096518765468</text:p>
              </table:table-cell>
              <table:table-cell office:value-type="float" office:value="4.68983410218267">
                <text:p>4.68983410218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-14.3838641199471">
                <text:p>-14.3838641199471</text:p>
              </table:table-cell>
              <table:table-cell office:value-type="float" office:value="-8.57341978113516">
                <text:p>-8.57341978113516</text:p>
              </table:table-cell>
              <table:table-cell office:value-type="float" office:value="2.11680012089801">
                <text:p>2.11680012089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-13.0132702650813">
                <text:p>-13.0132702650813</text:p>
              </table:table-cell>
              <table:table-cell office:value-type="float" office:value="-12.1088399249269">
                <text:p>-12.1088399249269</text:p>
              </table:table-cell>
              <table:table-cell office:value-type="float" office:value="-0.933986294841281">
                <text:p>-0.933986294841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-9.82937010965325">
                <text:p>-9.82937010965325</text:p>
              </table:table-cell>
              <table:table-cell office:value-type="float" office:value="-15.2148190898859">
                <text:p>-15.2148190898859</text:p>
              </table:table-cell>
              <table:table-cell office:value-type="float" office:value="-4.34419873445613">
                <text:p>-4.34419873445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-5.02947896758067">
                <text:p>-5.02947896758067</text:p>
              </table:table-cell>
              <table:table-cell office:value-type="float" office:value="-17.5955421179717">
                <text:p>-17.5955421179717</text:p>
              </table:table-cell>
              <table:table-cell office:value-type="float" office:value="-7.96536797930734">
                <text:p>-7.96536797930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952413187761282">
                <text:p>0.952413187761282</text:p>
              </table:table-cell>
              <table:table-cell office:value-type="float" office:value="-18.9865629905322">
                <text:p>-18.9865629905322</text:p>
              </table:table-cell>
              <table:table-cell office:value-type="float" office:value="-11.6252999279117">
                <text:p>-11.6252999279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4830246114244">
                <text:p>7.4830246114244</text:p>
              </table:table-cell>
              <table:table-cell office:value-type="float" office:value="-19.1784854932628">
                <text:p>-19.1784854932628</text:p>
              </table:table-cell>
              <table:table-cell office:value-type="float" office:value="-15.1360499061586">
                <text:p>-15.1360499061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3.7967185730946">
                <text:p>13.7967185730946</text:p>
              </table:table-cell>
              <table:table-cell office:value-type="float" office:value="-18.0376243619584">
                <text:p>-18.0376243619584</text:p>
              </table:table-cell>
              <table:table-cell office:value-type="float" office:value="-18.3030912206854">
                <text:p>-18.3030912206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9.0849311316137">
                <text:p>19.0849311316137</text:p>
              </table:table-cell>
              <table:table-cell office:value-type="float" office:value="-15.5218871625486">
                <text:p>-15.5218871625486</text:p>
              </table:table-cell>
              <table:table-cell office:value-type="float" office:value="-20.9352456255694">
                <text:p>-20.93524562556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1cm" svg:y="3.709cm" style:legend-expansion="high" chart:style-name="ch2"/>
        <chart:plot-area chart:style-name="ch3" table:cell-range-address="Sheet1.A67:Sheet1.D85" svg:x="0.77cm" svg:y="0.855cm" svg:width="12.342cm" svg:height="7.545cm">
          <chartooo:coordinate-region svg:x="2.775cm" svg:y="1.052cm" svg:width="10.152cm" svg:height="6.705cm"/>
          <chart:axis chart:dimension="x" chart:name="primary-x" chart:style-name="ch4"/>
          <chart:axis chart:dimension="y" chart:name="primary-y" chart:style-name="ch5"/>
          <chart:series chart:style-name="ch6" chart:values-cell-range-address="Sheet1.B67:Sheet1.B85" chart:class="chart:scatter">
            <chart:domain table:cell-range-address="Sheet1.A67:Sheet1.A85"/>
            <chart:data-point chart:repeated="19"/>
          </chart:series>
          <chart:series chart:style-name="ch7" chart:values-cell-range-address="Sheet1.C67:Sheet1.C85" chart:class="chart:scatter">
            <chart:data-point chart:repeated="19"/>
          </chart:series>
          <chart:series chart:style-name="ch8" chart:values-cell-range-address="Sheet1.D67:Sheet1.D85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67:Sheet1.A85</svg:desc>
                </draw:g>
              </table:table-cell>
              <table:table-cell office:value-type="float" office:value="0.270670566473225">
                <text:p>0.270670566473225</text:p>
                <draw:g>
                  <svg:desc>Sheet1.B67:Sheet1.B85</svg:desc>
                </draw:g>
              </table:table-cell>
              <table:table-cell office:value-type="float" office:value="0.735758882342885">
                <text:p>0.735758882342885</text:p>
                <draw:g>
                  <svg:desc>Sheet1.C67:Sheet1.C85</svg:desc>
                </draw:g>
              </table:table-cell>
              <table:table-cell office:value-type="float" office:value="1.02683423806518">
                <text:p>1.02683423806518</text:p>
                <draw:g>
                  <svg:desc>Sheet1.D67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49361205103592">
                <text:p>0.149361205103592</text:p>
              </table:table-cell>
              <table:table-cell office:value-type="float" office:value="0.669390480445289">
                <text:p>0.669390480445289</text:p>
              </table:table-cell>
              <table:table-cell office:value-type="float" office:value="1.10363832351433">
                <text:p>1.1036383235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32625555549367">
                <text:p>0.0732625555549367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05438855246291">
                <text:p>1.05438855246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336897349954273">
                <text:p>0.0336897349954273</text:p>
              </table:table-cell>
              <table:table-cell office:value-type="float" office:value="0.410424993119494">
                <text:p>0.410424993119494</text:p>
              </table:table-cell>
              <table:table-cell office:value-type="float" office:value="0.944378014187809">
                <text:p>0.944378014187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48725130599982">
                <text:p>0.0148725130599982</text:p>
              </table:table-cell>
              <table:table-cell office:value-type="float" office:value="0.298722410207184">
                <text:p>0.298722410207184</text:p>
              </table:table-cell>
              <table:table-cell office:value-type="float" office:value="0.812011699419676">
                <text:p>0.812011699419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638317375888161">
                <text:p>0.00638317375888161</text:p>
              </table:table-cell>
              <table:table-cell office:value-type="float" office:value="0.211381683956229">
                <text:p>0.211381683956229</text:p>
              </table:table-cell>
              <table:table-cell office:value-type="float" office:value="0.678803775050835">
                <text:p>0.67880377505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268370102322009">
                <text:p>0.00268370102322009</text:p>
              </table:table-cell>
              <table:table-cell office:value-type="float" office:value="0.146525111109873">
                <text:p>0.146525111109873</text:p>
              </table:table-cell>
              <table:table-cell office:value-type="float" office:value="0.555867609782412">
                <text:p>0.555867609782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111068823678012">
                <text:p>0.00111068823678012</text:p>
              </table:table-cell>
              <table:table-cell office:value-type="float" office:value="0.0999809688441808">
                <text:p>0.0999809688441808</text:p>
              </table:table-cell>
              <table:table-cell office:value-type="float" office:value="0.448083615310776">
                <text:p>0.448083615310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0453999297624849">
                <text:p>0.000453999297624849</text:p>
              </table:table-cell>
              <table:table-cell office:value-type="float" office:value="0.0673794699908547">
                <text:p>0.0673794699908547</text:p>
              </table:table-cell>
              <table:table-cell office:value-type="float" office:value="0.356739933472524">
                <text:p>0.356739933472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183718708692702">
                <text:p>0.000183718708692702</text:p>
              </table:table-cell>
              <table:table-cell office:value-type="float" office:value="0.0449544858231047">
                <text:p>0.0449544858231047</text:p>
              </table:table-cell>
              <table:table-cell office:value-type="float" office:value="0.281176865271581">
                <text:p>0.281176865271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000737305482399385">
                <text:p>0.0000737305482399385</text:p>
              </table:table-cell>
              <table:table-cell office:value-type="float" office:value="0.0297450261199963">
                <text:p>0.0297450261199963</text:p>
              </table:table-cell>
              <table:table-cell office:value-type="float" office:value="0.21978766666481">
                <text:p>0.21978766666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000293842822907537">
                <text:p>0.0000293842822907537</text:p>
              </table:table-cell>
              <table:table-cell office:value-type="float" office:value="0.0195447095087084">
                <text:p>0.0195447095087084</text:p>
              </table:table-cell>
              <table:table-cell office:value-type="float" office:value="0.170608473580233">
                <text:p>0.170608473580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001164140206745">
                <text:p>0.00001164140206745</text:p>
              </table:table-cell>
              <table:table-cell office:value-type="float" office:value="0.0127663475177632">
                <text:p>0.0127663475177632</text:p>
              </table:table-cell>
              <table:table-cell office:value-type="float" office:value="0.131649875720933">
                <text:p>0.131649875720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0000458853480752739">
                <text:p>0.00000458853480752739</text:p>
              </table:table-cell>
              <table:table-cell office:value-type="float" office:value="0.00829626555221751">
                <text:p>0.00829626555221751</text:p>
              </table:table-cell>
              <table:table-cell office:value-type="float" office:value="0.101069204986282">
                <text:p>0.101069204986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0000180056279550815">
                <text:p>0.00000180056279550815</text:p>
              </table:table-cell>
              <table:table-cell office:value-type="float" office:value="0.00536740204644019">
                <text:p>0.00536740204644019</text:p>
              </table:table-cell>
              <table:table-cell office:value-type="float" office:value="0.0772471999013031">
                <text:p>0.077247199901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00000703789412193478">
                <text:p>0.000000703789412193478</text:p>
              </table:table-cell>
              <table:table-cell office:value-type="float" office:value="0.00345896227318095">
                <text:p>0.00345896227318095</text:p>
              </table:table-cell>
              <table:table-cell office:value-type="float" office:value="0.0588094147199009">
                <text:p>0.0588094147199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00000274139635404827">
                <text:p>0.000000274139635404827</text:p>
              </table:table-cell>
              <table:table-cell office:value-type="float" office:value="0.00222137647356023">
                <text:p>0.00222137647356023</text:p>
              </table:table-cell>
              <table:table-cell office:value-type="float" office:value="0.0446175391799945">
                <text:p>0.044617539179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00106453132313208">
                <text:p>0.000000106453132313208</text:p>
              </table:table-cell>
              <table:table-cell office:value-type="float" office:value="0.00142218476786631">
                <text:p>0.00142218476786631</text:p>
              </table:table-cell>
              <table:table-cell office:value-type="float" office:value="0.0337459673689532">
                <text:p>0.0337459673689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00000412230724487712">
                <text:p>0.0000000412230724487712</text:p>
              </table:table-cell>
              <table:table-cell office:value-type="float" office:value="0.000907998595249697">
                <text:p>0.000907998595249697</text:p>
              </table:table-cell>
              <table:table-cell office:value-type="float" office:value="0.0254526760267962">
                <text:p>0.02545267602679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67:Sheet1.D85" svg:x="0.77cm" svg:y="0.855cm" svg:width="11.753cm" svg:height="7.545cm">
          <chartooo:coordinate-region svg:x="2.775cm" svg:y="1.052cm" svg:width="9.563cm" svg:height="6.705cm"/>
          <chart:axis chart:dimension="x" chart:name="primary-x" chart:style-name="ch4"/>
          <chart:axis chart:dimension="y" chart:name="primary-y" chart:style-name="ch5"/>
          <chart:series chart:style-name="ch6" chart:values-cell-range-address="Sheet1.B67:Sheet1.B85" chart:class="chart:scatter">
            <chart:domain table:cell-range-address="Sheet1.A67:Sheet1.A85"/>
            <chart:data-point chart:repeated="19"/>
          </chart:series>
          <chart:series chart:style-name="ch7" chart:values-cell-range-address="Sheet1.C67:Sheet1.C85" chart:class="chart:scatter">
            <chart:data-point chart:repeated="19"/>
          </chart:series>
          <chart:series chart:style-name="ch8" chart:values-cell-range-address="Sheet1.D67:Sheet1.D85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67:Sheet1.A85</svg:desc>
                </draw:g>
              </table:table-cell>
              <table:table-cell office:value-type="float" office:value="0.270670566473225">
                <text:p>0.270670566473225</text:p>
                <draw:g>
                  <svg:desc>Sheet1.B67:Sheet1.B85</svg:desc>
                </draw:g>
              </table:table-cell>
              <table:table-cell office:value-type="float" office:value="0.735758882342885">
                <text:p>0.735758882342885</text:p>
                <draw:g>
                  <svg:desc>Sheet1.C67:Sheet1.C85</svg:desc>
                </draw:g>
              </table:table-cell>
              <table:table-cell office:value-type="float" office:value="1.02683423806518">
                <text:p>1.02683423806518</text:p>
                <draw:g>
                  <svg:desc>Sheet1.D67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49361205103592">
                <text:p>0.149361205103592</text:p>
              </table:table-cell>
              <table:table-cell office:value-type="float" office:value="0.669390480445289">
                <text:p>0.669390480445289</text:p>
              </table:table-cell>
              <table:table-cell office:value-type="float" office:value="1.10363832351433">
                <text:p>1.1036383235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32625555549367">
                <text:p>0.0732625555549367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05438855246291">
                <text:p>1.05438855246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336897349954273">
                <text:p>0.0336897349954273</text:p>
              </table:table-cell>
              <table:table-cell office:value-type="float" office:value="0.410424993119494">
                <text:p>0.410424993119494</text:p>
              </table:table-cell>
              <table:table-cell office:value-type="float" office:value="0.944378014187809">
                <text:p>0.944378014187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48725130599982">
                <text:p>0.0148725130599982</text:p>
              </table:table-cell>
              <table:table-cell office:value-type="float" office:value="0.298722410207184">
                <text:p>0.298722410207184</text:p>
              </table:table-cell>
              <table:table-cell office:value-type="float" office:value="0.812011699419676">
                <text:p>0.812011699419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638317375888161">
                <text:p>0.00638317375888161</text:p>
              </table:table-cell>
              <table:table-cell office:value-type="float" office:value="0.211381683956229">
                <text:p>0.211381683956229</text:p>
              </table:table-cell>
              <table:table-cell office:value-type="float" office:value="0.678803775050835">
                <text:p>0.67880377505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268370102322009">
                <text:p>0.00268370102322009</text:p>
              </table:table-cell>
              <table:table-cell office:value-type="float" office:value="0.146525111109873">
                <text:p>0.146525111109873</text:p>
              </table:table-cell>
              <table:table-cell office:value-type="float" office:value="0.555867609782412">
                <text:p>0.555867609782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111068823678012">
                <text:p>0.00111068823678012</text:p>
              </table:table-cell>
              <table:table-cell office:value-type="float" office:value="0.0999809688441808">
                <text:p>0.0999809688441808</text:p>
              </table:table-cell>
              <table:table-cell office:value-type="float" office:value="0.448083615310776">
                <text:p>0.448083615310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0453999297624849">
                <text:p>0.000453999297624849</text:p>
              </table:table-cell>
              <table:table-cell office:value-type="float" office:value="0.0673794699908547">
                <text:p>0.0673794699908547</text:p>
              </table:table-cell>
              <table:table-cell office:value-type="float" office:value="0.356739933472524">
                <text:p>0.356739933472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183718708692702">
                <text:p>0.000183718708692702</text:p>
              </table:table-cell>
              <table:table-cell office:value-type="float" office:value="0.0449544858231047">
                <text:p>0.0449544858231047</text:p>
              </table:table-cell>
              <table:table-cell office:value-type="float" office:value="0.281176865271581">
                <text:p>0.281176865271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000737305482399385">
                <text:p>0.0000737305482399385</text:p>
              </table:table-cell>
              <table:table-cell office:value-type="float" office:value="0.0297450261199963">
                <text:p>0.0297450261199963</text:p>
              </table:table-cell>
              <table:table-cell office:value-type="float" office:value="0.21978766666481">
                <text:p>0.21978766666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000293842822907537">
                <text:p>0.0000293842822907537</text:p>
              </table:table-cell>
              <table:table-cell office:value-type="float" office:value="0.0195447095087084">
                <text:p>0.0195447095087084</text:p>
              </table:table-cell>
              <table:table-cell office:value-type="float" office:value="0.170608473580233">
                <text:p>0.170608473580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001164140206745">
                <text:p>0.00001164140206745</text:p>
              </table:table-cell>
              <table:table-cell office:value-type="float" office:value="0.0127663475177632">
                <text:p>0.0127663475177632</text:p>
              </table:table-cell>
              <table:table-cell office:value-type="float" office:value="0.131649875720933">
                <text:p>0.131649875720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0000458853480752739">
                <text:p>0.00000458853480752739</text:p>
              </table:table-cell>
              <table:table-cell office:value-type="float" office:value="0.00829626555221751">
                <text:p>0.00829626555221751</text:p>
              </table:table-cell>
              <table:table-cell office:value-type="float" office:value="0.101069204986282">
                <text:p>0.101069204986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0000180056279550815">
                <text:p>0.00000180056279550815</text:p>
              </table:table-cell>
              <table:table-cell office:value-type="float" office:value="0.00536740204644019">
                <text:p>0.00536740204644019</text:p>
              </table:table-cell>
              <table:table-cell office:value-type="float" office:value="0.0772471999013031">
                <text:p>0.077247199901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00000703789412193478">
                <text:p>0.000000703789412193478</text:p>
              </table:table-cell>
              <table:table-cell office:value-type="float" office:value="0.00345896227318095">
                <text:p>0.00345896227318095</text:p>
              </table:table-cell>
              <table:table-cell office:value-type="float" office:value="0.0588094147199009">
                <text:p>0.0588094147199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00000274139635404827">
                <text:p>0.000000274139635404827</text:p>
              </table:table-cell>
              <table:table-cell office:value-type="float" office:value="0.00222137647356023">
                <text:p>0.00222137647356023</text:p>
              </table:table-cell>
              <table:table-cell office:value-type="float" office:value="0.0446175391799945">
                <text:p>0.044617539179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00106453132313208">
                <text:p>0.000000106453132313208</text:p>
              </table:table-cell>
              <table:table-cell office:value-type="float" office:value="0.00142218476786631">
                <text:p>0.00142218476786631</text:p>
              </table:table-cell>
              <table:table-cell office:value-type="float" office:value="0.0337459673689532">
                <text:p>0.0337459673689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00000412230724487712">
                <text:p>0.0000000412230724487712</text:p>
              </table:table-cell>
              <table:table-cell office:value-type="float" office:value="0.000907998595249697">
                <text:p>0.000907998595249697</text:p>
              </table:table-cell>
              <table:table-cell office:value-type="float" office:value="0.0254526760267962">
                <text:p>0.02545267602679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3.709cm" style:legend-expansion="high" chart:style-name="ch2"/>
        <chart:plot-area chart:style-name="ch3" table:cell-range-address="Sheet1.A67:Sheet1.D85" svg:x="0.77cm" svg:y="0.855cm" svg:width="11.753cm" svg:height="7.545cm">
          <chartooo:coordinate-region svg:x="2.775cm" svg:y="1.052cm" svg:width="9.563cm" svg:height="6.705cm"/>
          <chart:axis chart:dimension="x" chart:name="primary-x" chart:style-name="ch4"/>
          <chart:axis chart:dimension="y" chart:name="primary-y" chart:style-name="ch5"/>
          <chart:series chart:style-name="ch6" chart:values-cell-range-address="Sheet1.B67:Sheet1.B85" chart:class="chart:scatter">
            <chart:domain table:cell-range-address="Sheet1.A67:Sheet1.A85"/>
            <chart:data-point chart:repeated="19"/>
          </chart:series>
          <chart:series chart:style-name="ch7" chart:values-cell-range-address="Sheet1.C67:Sheet1.C85" chart:class="chart:scatter">
            <chart:data-point chart:repeated="19"/>
          </chart:series>
          <chart:series chart:style-name="ch8" chart:values-cell-range-address="Sheet1.D67:Sheet1.D85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67:Sheet1.A85</svg:desc>
                </draw:g>
              </table:table-cell>
              <table:table-cell office:value-type="float" office:value="0.270670566473225">
                <text:p>0.270670566473225</text:p>
                <draw:g>
                  <svg:desc>Sheet1.B67:Sheet1.B85</svg:desc>
                </draw:g>
              </table:table-cell>
              <table:table-cell office:value-type="float" office:value="0.735758882342885">
                <text:p>0.735758882342885</text:p>
                <draw:g>
                  <svg:desc>Sheet1.C67:Sheet1.C85</svg:desc>
                </draw:g>
              </table:table-cell>
              <table:table-cell office:value-type="float" office:value="1.02683423806518">
                <text:p>1.02683423806518</text:p>
                <draw:g>
                  <svg:desc>Sheet1.D67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49361205103592">
                <text:p>0.149361205103592</text:p>
              </table:table-cell>
              <table:table-cell office:value-type="float" office:value="0.669390480445289">
                <text:p>0.669390480445289</text:p>
              </table:table-cell>
              <table:table-cell office:value-type="float" office:value="1.10363832351433">
                <text:p>1.1036383235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32625555549367">
                <text:p>0.0732625555549367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05438855246291">
                <text:p>1.05438855246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336897349954273">
                <text:p>0.0336897349954273</text:p>
              </table:table-cell>
              <table:table-cell office:value-type="float" office:value="0.410424993119494">
                <text:p>0.410424993119494</text:p>
              </table:table-cell>
              <table:table-cell office:value-type="float" office:value="0.944378014187809">
                <text:p>0.944378014187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48725130599982">
                <text:p>0.0148725130599982</text:p>
              </table:table-cell>
              <table:table-cell office:value-type="float" office:value="0.298722410207184">
                <text:p>0.298722410207184</text:p>
              </table:table-cell>
              <table:table-cell office:value-type="float" office:value="0.812011699419676">
                <text:p>0.812011699419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638317375888161">
                <text:p>0.00638317375888161</text:p>
              </table:table-cell>
              <table:table-cell office:value-type="float" office:value="0.211381683956229">
                <text:p>0.211381683956229</text:p>
              </table:table-cell>
              <table:table-cell office:value-type="float" office:value="0.678803775050835">
                <text:p>0.67880377505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268370102322009">
                <text:p>0.00268370102322009</text:p>
              </table:table-cell>
              <table:table-cell office:value-type="float" office:value="0.146525111109873">
                <text:p>0.146525111109873</text:p>
              </table:table-cell>
              <table:table-cell office:value-type="float" office:value="0.555867609782412">
                <text:p>0.555867609782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111068823678012">
                <text:p>0.00111068823678012</text:p>
              </table:table-cell>
              <table:table-cell office:value-type="float" office:value="0.0999809688441808">
                <text:p>0.0999809688441808</text:p>
              </table:table-cell>
              <table:table-cell office:value-type="float" office:value="0.448083615310776">
                <text:p>0.448083615310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0453999297624849">
                <text:p>0.000453999297624849</text:p>
              </table:table-cell>
              <table:table-cell office:value-type="float" office:value="0.0673794699908547">
                <text:p>0.0673794699908547</text:p>
              </table:table-cell>
              <table:table-cell office:value-type="float" office:value="0.356739933472524">
                <text:p>0.356739933472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183718708692702">
                <text:p>0.000183718708692702</text:p>
              </table:table-cell>
              <table:table-cell office:value-type="float" office:value="0.0449544858231047">
                <text:p>0.0449544858231047</text:p>
              </table:table-cell>
              <table:table-cell office:value-type="float" office:value="0.281176865271581">
                <text:p>0.281176865271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000737305482399385">
                <text:p>0.0000737305482399385</text:p>
              </table:table-cell>
              <table:table-cell office:value-type="float" office:value="0.0297450261199963">
                <text:p>0.0297450261199963</text:p>
              </table:table-cell>
              <table:table-cell office:value-type="float" office:value="0.21978766666481">
                <text:p>0.21978766666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000293842822907537">
                <text:p>0.0000293842822907537</text:p>
              </table:table-cell>
              <table:table-cell office:value-type="float" office:value="0.0195447095087084">
                <text:p>0.0195447095087084</text:p>
              </table:table-cell>
              <table:table-cell office:value-type="float" office:value="0.170608473580233">
                <text:p>0.170608473580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001164140206745">
                <text:p>0.00001164140206745</text:p>
              </table:table-cell>
              <table:table-cell office:value-type="float" office:value="0.0127663475177632">
                <text:p>0.0127663475177632</text:p>
              </table:table-cell>
              <table:table-cell office:value-type="float" office:value="0.131649875720933">
                <text:p>0.131649875720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0000458853480752739">
                <text:p>0.00000458853480752739</text:p>
              </table:table-cell>
              <table:table-cell office:value-type="float" office:value="0.00829626555221751">
                <text:p>0.00829626555221751</text:p>
              </table:table-cell>
              <table:table-cell office:value-type="float" office:value="0.101069204986282">
                <text:p>0.101069204986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0000180056279550815">
                <text:p>0.00000180056279550815</text:p>
              </table:table-cell>
              <table:table-cell office:value-type="float" office:value="0.00536740204644019">
                <text:p>0.00536740204644019</text:p>
              </table:table-cell>
              <table:table-cell office:value-type="float" office:value="0.0772471999013031">
                <text:p>0.0772471999013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00000703789412193478">
                <text:p>0.000000703789412193478</text:p>
              </table:table-cell>
              <table:table-cell office:value-type="float" office:value="0.00345896227318095">
                <text:p>0.00345896227318095</text:p>
              </table:table-cell>
              <table:table-cell office:value-type="float" office:value="0.0588094147199009">
                <text:p>0.0588094147199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00000274139635404827">
                <text:p>0.000000274139635404827</text:p>
              </table:table-cell>
              <table:table-cell office:value-type="float" office:value="0.00222137647356023">
                <text:p>0.00222137647356023</text:p>
              </table:table-cell>
              <table:table-cell office:value-type="float" office:value="0.0446175391799945">
                <text:p>0.044617539179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00106453132313208">
                <text:p>0.000000106453132313208</text:p>
              </table:table-cell>
              <table:table-cell office:value-type="float" office:value="0.00142218476786631">
                <text:p>0.00142218476786631</text:p>
              </table:table-cell>
              <table:table-cell office:value-type="float" office:value="0.0337459673689532">
                <text:p>0.0337459673689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00000412230724487712">
                <text:p>0.0000000412230724487712</text:p>
              </table:table-cell>
              <table:table-cell office:value-type="float" office:value="0.000907998595249697">
                <text:p>0.000907998595249697</text:p>
              </table:table-cell>
              <table:table-cell office:value-type="float" office:value="0.0254526760267962">
                <text:p>0.02545267602679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